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" style:family="table-cell" style:parent-style-name="Default" style:data-style-name="N63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4" table:number-rows-spanned="1">
            <text:p>Netperf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latency</text:p>
          </table:table-cell>
          <table:covered-table-cell/>
          <table:table-cell table:style-name="ce3" office:value-type="string" calcext:value-type="string" table:number-columns-spanned="2" table:number-rows-spanned="1">
            <text:p>throughput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D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nogh</text:p>
          </table:table-cell>
          <table:table-cell office:value-type="string" calcext:value-type="string">
            <text:p>per label set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per node</text:p>
          </table:table-cell>
          <table:table-cell office:value-type="float" office:value="478.4" calcext:value-type="float">
            <text:p>478.4</text:p>
          </table:table-cell>
          <table:table-cell office:value-type="float" office:value="396.6" calcext:value-type="float">
            <text:p>396.6</text:p>
          </table:table-cell>
          <table:table-cell office:value-type="float" office:value="14440.4" calcext:value-type="float">
            <text:p>14440.4</text:p>
          </table:table-cell>
          <table:table-cell office:value-type="float" office:value="1359.3" calcext:value-type="float">
            <text:p>1359.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GH</text:p>
          </table:table-cell>
          <table:table-cell office:value-type="string" calcext:value-type="string">
            <text:p>per label set</text:p>
          </table:table-cell>
          <table:table-cell office:value-type="float" office:value="439.1" calcext:value-type="float">
            <text:p>439.1</text:p>
          </table:table-cell>
          <table:table-cell office:value-type="float" office:value="380.2" calcext:value-type="float">
            <text:p>380.2</text:p>
          </table:table-cell>
          <table:table-cell office:value-type="float" office:value="15364.1" calcext:value-type="float">
            <text:p>15364.1</text:p>
          </table:table-cell>
          <table:table-cell office:value-type="float" office:value="1408.1" calcext:value-type="float">
            <text:p>1408.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per node</text:p>
          </table:table-cell>
          <table:table-cell office:value-type="float" office:value="591.9" calcext:value-type="float">
            <text:p>591.9</text:p>
          </table:table-cell>
          <table:table-cell office:value-type="float" office:value="382.2" calcext:value-type="float">
            <text:p>382.2</text:p>
          </table:table-cell>
          <table:table-cell office:value-type="float" office:value="15035.9" calcext:value-type="float">
            <text:p>15035.9</text:p>
          </table:table-cell>
          <table:table-cell office:value-type="float" office:value="1212.9" calcext:value-type="float">
            <text:p>1212.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GH+fly</text:p>
          </table:table-cell>
          <table:table-cell office:value-type="string" calcext:value-type="string">
            <text:p>per label set</text:p>
          </table:table-cell>
          <table:table-cell office:value-type="float" office:value="113.9" calcext:value-type="float">
            <text:p>113.9</text:p>
          </table:table-cell>
          <table:table-cell office:value-type="float" office:value="3" calcext:value-type="float">
            <text:p>3</text:p>
          </table:table-cell>
          <table:table-cell office:value-type="float" office:value="12973.5" calcext:value-type="float">
            <text:p>12973.5</text:p>
          </table:table-cell>
          <table:table-cell office:value-type="float" office:value="1236.7" calcext:value-type="float">
            <text:p>1236.7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per node</text:p>
          </table:table-cell>
          <table:table-cell office:value-type="float" office:value="484.5" calcext:value-type="float">
            <text:p>484.5</text:p>
          </table:table-cell>
          <table:table-cell office:value-type="float" office:value="394.3" calcext:value-type="float">
            <text:p>394.3</text:p>
          </table:table-cell>
          <table:table-cell office:value-type="float" office:value="15207.9" calcext:value-type="float">
            <text:p>15207.9</text:p>
          </table:table-cell>
          <table:table-cell office:value-type="float" office:value="1163.3" calcext:value-type="float">
            <text:p>1163.3</text:p>
          </table:table-cell>
          <table:table-cell table:number-columns-repeated="2"/>
        </table:table-row>
        <table:table-row table:style-name="ro1" table:number-rows-repeated="11"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v2</text:p>
          </table:table-cell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Netperf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latency</text:p>
          </table:table-cell>
          <table:covered-table-cell/>
          <table:table-cell table:style-name="ce3" office:value-type="string" calcext:value-type="string" table:number-columns-spanned="2" table:number-rows-spanned="1">
            <text:p>throughput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D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nogh</text:p>
          </table:table-cell>
          <table:table-cell office:value-type="string" calcext:value-type="string">
            <text:p>per label set</text:p>
          </table:table-cell>
          <table:table-cell office:value-type="float" office:value="778.8" calcext:value-type="float">
            <text:p>778.8</text:p>
          </table:table-cell>
          <table:table-cell office:value-type="float" office:value="205.6" calcext:value-type="float">
            <text:p>205.6</text:p>
          </table:table-cell>
          <table:table-cell office:value-type="float" office:value="15238.8" calcext:value-type="float">
            <text:p>15238.8</text:p>
          </table:table-cell>
          <table:table-cell office:value-type="float" office:value="1208.6" calcext:value-type="float">
            <text:p>1208.6</text:p>
          </table:table-cell>
          <table:table-cell/>
          <table:table-cell table:formula="of:=[.E26]/2" office:value-type="float" office:value="102.8" calcext:value-type="float">
            <text:p>102.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er node</text:p>
          </table:table-cell>
          <table:table-cell table:number-columns-repeated="5"/>
          <table:table-cell table:formula="of:=[.E27]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GH</text:p>
          </table:table-cell>
          <table:table-cell office:value-type="string" calcext:value-type="string">
            <text:p>per label set</text:p>
          </table:table-cell>
          <table:table-cell office:value-type="float" office:value="779.8" calcext:value-type="float">
            <text:p>779.8</text:p>
          </table:table-cell>
          <table:table-cell office:value-type="float" office:value="232.8" calcext:value-type="float">
            <text:p>232.8</text:p>
          </table:table-cell>
          <table:table-cell office:value-type="float" office:value="15486.11" calcext:value-type="float">
            <text:p>15486.11</text:p>
          </table:table-cell>
          <table:table-cell office:value-type="float" office:value="1439.2" calcext:value-type="float">
            <text:p>1439.2</text:p>
          </table:table-cell>
          <table:table-cell/>
          <table:table-cell table:formula="of:=[.E28]/2" office:value-type="float" office:value="116.4" calcext:value-type="float">
            <text:p>116.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er node</text:p>
          </table:table-cell>
          <table:table-cell office:value-type="float" office:value="781.6" calcext:value-type="float">
            <text:p>781.6</text:p>
          </table:table-cell>
          <table:table-cell office:value-type="float" office:value="282.2" calcext:value-type="float">
            <text:p>282.2</text:p>
          </table:table-cell>
          <table:table-cell office:value-type="float" office:value="14593.4" calcext:value-type="float">
            <text:p>14593.4</text:p>
          </table:table-cell>
          <table:table-cell office:value-type="float" office:value="2157.4" calcext:value-type="float">
            <text:p>2157.4</text:p>
          </table:table-cell>
          <table:table-cell/>
          <table:table-cell table:formula="of:=[.E29]/2" office:value-type="float" office:value="141.1" calcext:value-type="float">
            <text:p>141.1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GH+fly</text:p>
          </table:table-cell>
          <table:table-cell office:value-type="string" calcext:value-type="string">
            <text:p>per label set</text:p>
          </table:table-cell>
          <table:table-cell office:value-type="float" office:value="816.4" calcext:value-type="float">
            <text:p>816.4</text:p>
          </table:table-cell>
          <table:table-cell office:value-type="float" office:value="191.3" calcext:value-type="float">
            <text:p>191.3</text:p>
          </table:table-cell>
          <table:table-cell office:value-type="float" office:value="14516.6" calcext:value-type="float">
            <text:p>14516.6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[.E30]/2" office:value-type="float" office:value="95.65" calcext:value-type="float">
            <text:p>95.6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er node</text:p>
          </table:table-cell>
          <table:table-cell office:value-type="float" office:value="784" calcext:value-type="float">
            <text:p>784</text:p>
          </table:table-cell>
          <table:table-cell office:value-type="float" office:value="235.7" calcext:value-type="float">
            <text:p>235.7</text:p>
          </table:table-cell>
          <table:table-cell office:value-type="float" office:value="14906.5" calcext:value-type="float">
            <text:p>14906.5</text:p>
          </table:table-cell>
          <table:table-cell office:value-type="float" office:value="1273.7" calcext:value-type="float">
            <text:p>1273.7</text:p>
          </table:table-cell>
          <table:table-cell/>
          <table:table-cell table:formula="of:=[.E31]/2" office:value-type="float" office:value="117.85" calcext:value-type="float">
            <text:p>117.85</text:p>
          </table:table-cell>
        </table:table-row>
      </table:table>
      <table:table table:name="nogh-latency" table:style-name="ta1">
        <table:table-column table:style-name="co1" table:number-columns-repeated="18" table:default-cell-style-name="Default"/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6.98" calcext:value-type="float">
            <text:p>16.98</text:p>
          </table:table-cell>
          <table:table-cell office:value-type="float" office:value="10647" calcext:value-type="float">
            <text:p>1064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34.96" calcext:value-type="float">
            <text:p>634.96</text:p>
          </table:table-cell>
          <table:table-cell office:value-type="float" office:value="22402" calcext:value-type="float">
            <text:p>2240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914.38" calcext:value-type="float">
            <text:p>914.38</text:p>
          </table:table-cell>
          <table:table-cell office:value-type="float" office:value="19006" calcext:value-type="float">
            <text:p>190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09" calcext:value-type="float">
            <text:p>13.09</text:p>
          </table:table-cell>
          <table:table-cell office:value-type="float" office:value="6510" calcext:value-type="float">
            <text:p>6510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920.28" calcext:value-type="float">
            <text:p>920.28</text:p>
          </table:table-cell>
          <table:table-cell office:value-type="float" office:value="9139" calcext:value-type="float">
            <text:p>91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26.44" calcext:value-type="float">
            <text:p>726.44</text:p>
          </table:table-cell>
          <table:table-cell office:value-type="float" office:value="9048" calcext:value-type="float">
            <text:p>904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78" calcext:value-type="float">
            <text:p>14.78</text:p>
          </table:table-cell>
          <table:table-cell office:value-type="float" office:value="13862" calcext:value-type="float">
            <text:p>1386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42.03" calcext:value-type="float">
            <text:p>242.03</text:p>
          </table:table-cell>
          <table:table-cell office:value-type="float" office:value="22698" calcext:value-type="float">
            <text:p>2269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90.81" calcext:value-type="float">
            <text:p>890.81</text:p>
          </table:table-cell>
          <table:table-cell office:value-type="float" office:value="11937" calcext:value-type="float">
            <text:p>1193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5.15" calcext:value-type="float">
            <text:p>15.15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23.84" calcext:value-type="float">
            <text:p>123.84</text:p>
          </table:table-cell>
          <table:table-cell office:value-type="float" office:value="6855" calcext:value-type="float">
            <text:p>685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911.1" calcext:value-type="float">
            <text:p>911.1</text:p>
          </table:table-cell>
          <table:table-cell office:value-type="float" office:value="10186" calcext:value-type="float">
            <text:p>101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2" calcext:value-type="float">
            <text:p>13.2</text:p>
          </table:table-cell>
          <table:table-cell office:value-type="float" office:value="7969" calcext:value-type="float">
            <text:p>7969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860.46" calcext:value-type="float">
            <text:p>860.46</text:p>
          </table:table-cell>
          <table:table-cell office:value-type="float" office:value="18201" calcext:value-type="float">
            <text:p>1820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904.43" calcext:value-type="float">
            <text:p>904.43</text:p>
          </table:table-cell>
          <table:table-cell office:value-type="float" office:value="9303" calcext:value-type="float">
            <text:p>93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un 6:</text:p>
          </table:table-cell>
          <table:table-cell table:number-columns-repeated="4"/>
          <table:table-cell office:value-type="float" office:value="401" calcext:value-type="float">
            <text:p>401</text:p>
          </table:table-cell>
          <table:table-cell office:value-type="float" office:value="1034.99" calcext:value-type="float">
            <text:p>1034.99</text:p>
          </table:table-cell>
          <table:table-cell office:value-type="float" office:value="26877" calcext:value-type="float">
            <text:p>2687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66.17" calcext:value-type="float">
            <text:p>666.17</text:p>
          </table:table-cell>
          <table:table-cell office:value-type="float" office:value="13373" calcext:value-type="float">
            <text:p>13373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11" calcext:value-type="float">
            <text:p>12.11</text:p>
          </table:table-cell>
          <table:table-cell office:value-type="float" office:value="8889" calcext:value-type="float">
            <text:p>8889</text:p>
          </table:table-cell>
          <table:table-cell table:number-columns-repeated="2"/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n 7: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982.42" calcext:value-type="float">
            <text:p>982.42</text:p>
          </table:table-cell>
          <table:table-cell office:value-type="float" office:value="19612" calcext:value-type="float">
            <text:p>1961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891.41" calcext:value-type="float">
            <text:p>891.41</text:p>
          </table:table-cell>
          <table:table-cell office:value-type="float" office:value="9704" calcext:value-type="float">
            <text:p>9704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1.76" calcext:value-type="float">
            <text:p>11.76</text:p>
          </table:table-cell>
          <table:table-cell office:value-type="float" office:value="7998" calcext:value-type="float">
            <text:p>7998</text:p>
          </table:table-cell>
          <table:table-cell table:number-columns-repeated="2"/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n 8: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1012.55" calcext:value-type="float">
            <text:p>1012.55</text:p>
          </table:table-cell>
          <table:table-cell office:value-type="float" office:value="19788" calcext:value-type="float">
            <text:p>1978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78.42" calcext:value-type="float">
            <text:p>878.42</text:p>
          </table:table-cell>
          <table:table-cell office:value-type="float" office:value="13356" calcext:value-type="float">
            <text:p>13356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54" calcext:value-type="float">
            <text:p>12.54</text:p>
          </table:table-cell>
          <table:table-cell office:value-type="float" office:value="5798" calcext:value-type="float">
            <text:p>5798</text:p>
          </table:table-cell>
          <table:table-cell table:number-columns-repeated="2"/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n 9:</text:p>
          </table:table-cell>
          <table:table-cell table:number-columns-repeated="4"/>
          <table:table-cell office:value-type="float" office:value="311" calcext:value-type="float">
            <text:p>311</text:p>
          </table:table-cell>
          <table:table-cell office:value-type="float" office:value="974.98" calcext:value-type="float">
            <text:p>974.98</text:p>
          </table:table-cell>
          <table:table-cell office:value-type="float" office:value="6769" calcext:value-type="float">
            <text:p>676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908" calcext:value-type="float">
            <text:p>908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75" calcext:value-type="float">
            <text:p>12.75</text:p>
          </table:table-cell>
          <table:table-cell office:value-type="float" office:value="9510" calcext:value-type="float">
            <text:p>9510</text:p>
          </table:table-cell>
          <table:table-cell table:number-columns-repeated="2"/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n 10:</text:p>
          </table:table-cell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956.55" calcext:value-type="float">
            <text:p>956.55</text:p>
          </table:table-cell>
          <table:table-cell office:value-type="float" office:value="11415" calcext:value-type="float">
            <text:p>1141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59.71" calcext:value-type="float">
            <text:p>559.71</text:p>
          </table:table-cell>
          <table:table-cell office:value-type="float" office:value="13196" calcext:value-type="float">
            <text:p>13196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84" calcext:value-type="float">
            <text:p>14.84</text:p>
          </table:table-cell>
          <table:table-cell office:value-type="float" office:value="11519" calcext:value-type="float">
            <text:p>11519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1016.98" calcext:value-type="float">
            <text:p>1016.98</text:p>
          </table:table-cell>
          <table:table-cell office:value-type="float" office:value="21893" calcext:value-type="float">
            <text:p>2189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84.98" calcext:value-type="float">
            <text:p>884.98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4.1" calcext:value-type="float">
            <text:p>114.1</text:p>
          </table:table-cell>
          <table:table-cell office:value-type="float" office:value="10660" calcext:value-type="float">
            <text:p>10660</text:p>
          </table:table-cell>
          <table:table-cell table:number-columns-repeated="8"/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10"/>
          <table:table-cell office:value-type="float" office:value="131" calcext:value-type="float">
            <text:p>131</text:p>
          </table:table-cell>
          <table:table-cell office:value-type="float" office:value="995.93" calcext:value-type="float">
            <text:p>995.93</text:p>
          </table:table-cell>
          <table:table-cell office:value-type="float" office:value="18708" calcext:value-type="float">
            <text:p>187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17.13" calcext:value-type="float">
            <text:p>717.13</text:p>
          </table:table-cell>
          <table:table-cell office:value-type="float" office:value="12223" calcext:value-type="float">
            <text:p>122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8.35" calcext:value-type="float">
            <text:p>108.35</text:p>
          </table:table-cell>
          <table:table-cell office:value-type="float" office:value="8184" calcext:value-type="float">
            <text:p>8184</text:p>
          </table:table-cell>
          <table:table-cell table:number-columns-repeated="8"/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10"/>
          <table:table-cell office:value-type="float" office:value="274" calcext:value-type="float">
            <text:p>274</text:p>
          </table:table-cell>
          <table:table-cell office:value-type="float" office:value="988.19" calcext:value-type="float">
            <text:p>988.19</text:p>
          </table:table-cell>
          <table:table-cell office:value-type="float" office:value="7408" calcext:value-type="float">
            <text:p>740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84.33" calcext:value-type="float">
            <text:p>884.33</text:p>
          </table:table-cell>
          <table:table-cell office:value-type="float" office:value="10340" calcext:value-type="float">
            <text:p>103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.66" calcext:value-type="float">
            <text:p>111.66</text:p>
          </table:table-cell>
          <table:table-cell office:value-type="float" office:value="9371" calcext:value-type="float">
            <text:p>9371</text:p>
          </table:table-cell>
          <table:table-cell table:number-columns-repeated="8"/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10"/>
          <table:table-cell office:value-type="float" office:value="117" calcext:value-type="float">
            <text:p>117</text:p>
          </table:table-cell>
          <table:table-cell office:value-type="float" office:value="964.09" calcext:value-type="float">
            <text:p>964.09</text:p>
          </table:table-cell>
          <table:table-cell office:value-type="float" office:value="11687" calcext:value-type="float">
            <text:p>1168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36.46" calcext:value-type="float">
            <text:p>836.46</text:p>
          </table:table-cell>
          <table:table-cell office:value-type="float" office:value="10232" calcext:value-type="float">
            <text:p>102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2.8" calcext:value-type="float">
            <text:p>112.8</text:p>
          </table:table-cell>
          <table:table-cell office:value-type="float" office:value="9706" calcext:value-type="float">
            <text:p>9706</text:p>
          </table:table-cell>
          <table:table-cell table:number-columns-repeated="8"/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10"/>
          <table:table-cell office:value-type="float" office:value="181" calcext:value-type="float">
            <text:p>181</text:p>
          </table:table-cell>
          <table:table-cell office:value-type="float" office:value="984.14" calcext:value-type="float">
            <text:p>984.14</text:p>
          </table:table-cell>
          <table:table-cell office:value-type="float" office:value="12810" calcext:value-type="float">
            <text:p>128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30.7" calcext:value-type="float">
            <text:p>230.7</text:p>
          </table:table-cell>
          <table:table-cell office:value-type="float" office:value="21536" calcext:value-type="float">
            <text:p>215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0.02" calcext:value-type="float">
            <text:p>110.02</text:p>
          </table:table-cell>
          <table:table-cell office:value-type="float" office:value="12072" calcext:value-type="float">
            <text:p>12072</text:p>
          </table:table-cell>
          <table:table-cell table:number-columns-repeated="8"/>
          <table:table-cell office:value-type="float" office:value="122" calcext:value-type="float">
            <text:p>122</text:p>
          </table:table-cell>
          <table:table-cell office:value-type="float" office:value="1004.95" calcext:value-type="float">
            <text:p>1004.95</text:p>
          </table:table-cell>
          <table:table-cell office:value-type="float" office:value="10546" calcext:value-type="float">
            <text:p>1054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19.71" calcext:value-type="float">
            <text:p>319.71</text:p>
          </table:table-cell>
          <table:table-cell office:value-type="float" office:value="15504" calcext:value-type="float">
            <text:p>15504</text:p>
          </table:table-cell>
        </table:table-row>
        <table:table-row table:style-name="ro1">
          <table:table-cell office:value-type="string" calcext:value-type="string">
            <text:p>Run 6:</text:p>
          </table:table-cell>
          <table:table-cell table:number-columns-repeated="10"/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.96" calcext:value-type="float">
            <text:p>110.96</text:p>
          </table:table-cell>
          <table:table-cell office:value-type="float" office:value="10463" calcext:value-type="float">
            <text:p>10463</text:p>
          </table:table-cell>
          <table:table-cell table:number-columns-repeated="8"/>
          <table:table-cell office:value-type="float" office:value="116" calcext:value-type="float">
            <text:p>116</text:p>
          </table:table-cell>
          <table:table-cell office:value-type="float" office:value="961.06" calcext:value-type="float">
            <text:p>961.06</text:p>
          </table:table-cell>
          <table:table-cell office:value-type="float" office:value="18803" calcext:value-type="float">
            <text:p>1880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885.87" calcext:value-type="float">
            <text:p>885.87</text:p>
          </table:table-cell>
          <table:table-cell office:value-type="float" office:value="18571" calcext:value-type="float">
            <text:p>18571</text:p>
          </table:table-cell>
        </table:table-row>
        <table:table-row table:style-name="ro1">
          <table:table-cell office:value-type="string" calcext:value-type="string">
            <text:p>Run 7:</text:p>
          </table:table-cell>
          <table:table-cell table:number-columns-repeated="10"/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1.4" calcext:value-type="float">
            <text:p>111.4</text:p>
          </table:table-cell>
          <table:table-cell office:value-type="float" office:value="11995" calcext:value-type="float">
            <text:p>11995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office:value-type="float" office:value="1026.91" calcext:value-type="float">
            <text:p>1026.91</text:p>
          </table:table-cell>
          <table:table-cell office:value-type="float" office:value="21798" calcext:value-type="float">
            <text:p>2179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91.3" calcext:value-type="float">
            <text:p>891.3</text:p>
          </table:table-cell>
          <table:table-cell office:value-type="float" office:value="9530" calcext:value-type="float">
            <text:p>9530</text:p>
          </table:table-cell>
        </table:table-row>
        <table:table-row table:style-name="ro1">
          <table:table-cell office:value-type="string" calcext:value-type="string">
            <text:p>Run 8:</text:p>
          </table:table-cell>
          <table:table-cell table:number-columns-repeated="10"/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0.45" calcext:value-type="float">
            <text:p>110.45</text:p>
          </table:table-cell>
          <table:table-cell office:value-type="float" office:value="8374" calcext:value-type="float">
            <text:p>8374</text:p>
          </table:table-cell>
          <table:table-cell table:number-columns-repeated="8"/>
          <table:table-cell office:value-type="float" office:value="231" calcext:value-type="float">
            <text:p>231</text:p>
          </table:table-cell>
          <table:table-cell office:value-type="float" office:value="966.29" calcext:value-type="float">
            <text:p>966.29</text:p>
          </table:table-cell>
          <table:table-cell office:value-type="float" office:value="21714" calcext:value-type="float">
            <text:p>2171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895.58" calcext:value-type="float">
            <text:p>895.58</text:p>
          </table:table-cell>
          <table:table-cell office:value-type="float" office:value="18191" calcext:value-type="float">
            <text:p>18191</text:p>
          </table:table-cell>
        </table:table-row>
        <table:table-row table:style-name="ro1">
          <table:table-cell office:value-type="string" calcext:value-type="string">
            <text:p>Run 9:</text:p>
          </table:table-cell>
          <table:table-cell table:number-columns-repeated="10"/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0.32" calcext:value-type="float">
            <text:p>110.32</text:p>
          </table:table-cell>
          <table:table-cell office:value-type="float" office:value="11224" calcext:value-type="float">
            <text:p>11224</text:p>
          </table:table-cell>
          <table:table-cell table:number-columns-repeated="8"/>
          <table:table-cell office:value-type="float" office:value="178" calcext:value-type="float">
            <text:p>178</text:p>
          </table:table-cell>
          <table:table-cell office:value-type="float" office:value="990.64" calcext:value-type="float">
            <text:p>990.64</text:p>
          </table:table-cell>
          <table:table-cell office:value-type="float" office:value="9955" calcext:value-type="float">
            <text:p>9955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895.18" calcext:value-type="float">
            <text:p>895.18</text:p>
          </table:table-cell>
          <table:table-cell office:value-type="float" office:value="8547" calcext:value-type="float">
            <text:p>8547</text:p>
          </table:table-cell>
        </table:table-row>
        <table:table-row table:style-name="ro1">
          <table:table-cell office:value-type="string" calcext:value-type="string">
            <text:p>Run 10:</text:p>
          </table:table-cell>
          <table:table-cell table:number-columns-repeated="10"/>
          <table:table-cell office:value-type="float" office:value="139" calcext:value-type="float">
            <text:p>139</text:p>
          </table:table-cell>
          <table:table-cell office:value-type="float" office:value="1002.55" calcext:value-type="float">
            <text:p>1002.55</text:p>
          </table:table-cell>
          <table:table-cell office:value-type="float" office:value="7839" calcext:value-type="float">
            <text:p>783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00.61" calcext:value-type="float">
            <text:p>200.61</text:p>
          </table:table-cell>
          <table:table-cell office:value-type="float" office:value="20564" calcext:value-type="float">
            <text:p>205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3.83" calcext:value-type="float">
            <text:p>113.83</text:p>
          </table:table-cell>
          <table:table-cell office:value-type="float" office:value="9709" calcext:value-type="float">
            <text:p>9709</text:p>
          </table:table-cell>
          <table:table-cell table:number-columns-repeated="8"/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52" calcext:value-type="float">
            <text:p>14.52</text:p>
          </table:table-cell>
          <table:table-cell office:value-type="float" office:value="7793" calcext:value-type="float">
            <text:p>7793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971.12" calcext:value-type="float">
            <text:p>971.12</text:p>
          </table:table-cell>
          <table:table-cell office:value-type="float" office:value="19208" calcext:value-type="float">
            <text:p>1920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719.79" calcext:value-type="float">
            <text:p>719.79</text:p>
          </table:table-cell>
          <table:table-cell office:value-type="float" office:value="18929" calcext:value-type="float">
            <text:p>189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63" calcext:value-type="float">
            <text:p>14.63</text:p>
          </table:table-cell>
          <table:table-cell office:value-type="float" office:value="9448" calcext:value-type="float">
            <text:p>9448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945.43" calcext:value-type="float">
            <text:p>945.43</text:p>
          </table:table-cell>
          <table:table-cell office:value-type="float" office:value="20904" calcext:value-type="float">
            <text:p>2090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883.91" calcext:value-type="float">
            <text:p>883.91</text:p>
          </table:table-cell>
          <table:table-cell office:value-type="float" office:value="8936" calcext:value-type="float">
            <text:p>893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73" calcext:value-type="float">
            <text:p>14.73</text:p>
          </table:table-cell>
          <table:table-cell office:value-type="float" office:value="9880" calcext:value-type="float">
            <text:p>988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26.65" calcext:value-type="float">
            <text:p>926.65</text:p>
          </table:table-cell>
          <table:table-cell office:value-type="float" office:value="10966" calcext:value-type="float">
            <text:p>1096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93.67" calcext:value-type="float">
            <text:p>793.67</text:p>
          </table:table-cell>
          <table:table-cell office:value-type="float" office:value="11441" calcext:value-type="float">
            <text:p>11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32" calcext:value-type="float">
            <text:p>14.32</text:p>
          </table:table-cell>
          <table:table-cell office:value-type="float" office:value="7499" calcext:value-type="float">
            <text:p>7499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905.2" calcext:value-type="float">
            <text:p>905.2</text:p>
          </table:table-cell>
          <table:table-cell office:value-type="float" office:value="18273" calcext:value-type="float">
            <text:p>1827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31.17" calcext:value-type="float">
            <text:p>231.17</text:p>
          </table:table-cell>
          <table:table-cell office:value-type="float" office:value="23098" calcext:value-type="float">
            <text:p>2309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un 5:</text:p>
          </table:table-cell>
          <table:table-cell table:number-columns-repeated="4"/>
          <table:table-cell office:value-type="float" office:value="315" calcext:value-type="float">
            <text:p>315</text:p>
          </table:table-cell>
          <table:table-cell office:value-type="float" office:value="1021.1" calcext:value-type="float">
            <text:p>1021.1</text:p>
          </table:table-cell>
          <table:table-cell office:value-type="float" office:value="8104" calcext:value-type="float">
            <text:p>81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6.27" calcext:value-type="float">
            <text:p>406.27</text:p>
          </table:table-cell>
          <table:table-cell office:value-type="float" office:value="18859" calcext:value-type="float">
            <text:p>18859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66" calcext:value-type="float">
            <text:p>13.66</text:p>
          </table:table-cell>
          <table:table-cell office:value-type="float" office:value="6664" calcext:value-type="float">
            <text:p>6664</text:p>
          </table:table-cell>
          <table:table-cell table:number-columns-repeated="2"/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n 6: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1027.04" calcext:value-type="float">
            <text:p>1027.04</text:p>
          </table:table-cell>
          <table:table-cell office:value-type="float" office:value="8555" calcext:value-type="float">
            <text:p>855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62.94" calcext:value-type="float">
            <text:p>862.94</text:p>
          </table:table-cell>
          <table:table-cell office:value-type="float" office:value="20911" calcext:value-type="float">
            <text:p>20911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97" calcext:value-type="float">
            <text:p>12.97</text:p>
          </table:table-cell>
          <table:table-cell office:value-type="float" office:value="6477" calcext:value-type="float">
            <text:p>6477</text:p>
          </table:table-cell>
          <table:table-cell table:number-columns-repeated="2"/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n 7: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898.85" calcext:value-type="float">
            <text:p>898.85</text:p>
          </table:table-cell>
          <table:table-cell office:value-type="float" office:value="18650" calcext:value-type="float">
            <text:p>18650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905.21" calcext:value-type="float">
            <text:p>905.21</text:p>
          </table:table-cell>
          <table:table-cell office:value-type="float" office:value="16145" calcext:value-type="float">
            <text:p>16145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18" calcext:value-type="float">
            <text:p>13.18</text:p>
          </table:table-cell>
          <table:table-cell office:value-type="float" office:value="7462" calcext:value-type="float">
            <text:p>7462</text:p>
          </table:table-cell>
          <table:table-cell table:number-columns-repeated="2"/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n 8: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028.65" calcext:value-type="float">
            <text:p>1028.65</text:p>
          </table:table-cell>
          <table:table-cell office:value-type="float" office:value="7829" calcext:value-type="float">
            <text:p>782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893.35" calcext:value-type="float">
            <text:p>893.35</text:p>
          </table:table-cell>
          <table:table-cell office:value-type="float" office:value="20826" calcext:value-type="float">
            <text:p>20826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8" calcext:value-type="float">
            <text:p>12.8</text:p>
          </table:table-cell>
          <table:table-cell office:value-type="float" office:value="15034" calcext:value-type="float">
            <text:p>15034</text:p>
          </table:table-cell>
          <table:table-cell table:number-columns-repeated="2"/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n 9:</text:p>
          </table:table-cell>
          <table:table-cell table:number-columns-repeated="4"/>
          <table:table-cell office:value-type="float" office:value="131" calcext:value-type="float">
            <text:p>131</text:p>
          </table:table-cell>
          <table:table-cell office:value-type="float" office:value="1007.09" calcext:value-type="float">
            <text:p>1007.09</text:p>
          </table:table-cell>
          <table:table-cell office:value-type="float" office:value="9315" calcext:value-type="float">
            <text:p>931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899.66" calcext:value-type="float">
            <text:p>899.66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59" calcext:value-type="float">
            <text:p>14.59</text:p>
          </table:table-cell>
          <table:table-cell office:value-type="float" office:value="7211" calcext:value-type="float">
            <text:p>721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913.79" calcext:value-type="float">
            <text:p>913.79</text:p>
          </table:table-cell>
          <table:table-cell office:value-type="float" office:value="22417" calcext:value-type="float">
            <text:p>2241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09.21" calcext:value-type="float">
            <text:p>309.21</text:p>
          </table:table-cell>
          <table:table-cell office:value-type="float" office:value="22546" calcext:value-type="float">
            <text:p>2254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un 10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72" calcext:value-type="float">
            <text:p>14.72</text:p>
          </table:table-cell>
          <table:table-cell office:value-type="float" office:value="8853" calcext:value-type="float">
            <text:p>885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904.08" calcext:value-type="float">
            <text:p>904.08</text:p>
          </table:table-cell>
          <table:table-cell office:value-type="float" office:value="8850" calcext:value-type="float">
            <text:p>885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28.38" calcext:value-type="float">
            <text:p>528.38</text:p>
          </table:table-cell>
          <table:table-cell office:value-type="float" office:value="8449" calcext:value-type="float">
            <text:p>844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189" calcext:value-type="float">
            <text:p>189</text:p>
          </table:table-cell>
          <table:table-cell office:value-type="float" office:value="907.09" calcext:value-type="float">
            <text:p>907.09</text:p>
          </table:table-cell>
          <table:table-cell office:value-type="float" office:value="8601" calcext:value-type="float">
            <text:p>860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891.69" calcext:value-type="float">
            <text:p>891.69</text:p>
          </table:table-cell>
          <table:table-cell office:value-type="float" office:value="21605" calcext:value-type="float">
            <text:p>216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.22" calcext:value-type="float">
            <text:p>111.22</text:p>
          </table:table-cell>
          <table:table-cell office:value-type="float" office:value="12189" calcext:value-type="float">
            <text:p>12189</text:p>
          </table:table-cell>
          <table:table-cell table:number-columns-repeated="8"/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10"/>
          <table:table-cell office:value-type="float" office:value="200" calcext:value-type="float">
            <text:p>200</text:p>
          </table:table-cell>
          <table:table-cell office:value-type="float" office:value="883.3" calcext:value-type="float">
            <text:p>883.3</text:p>
          </table:table-cell>
          <table:table-cell office:value-type="float" office:value="22649" calcext:value-type="float">
            <text:p>2264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895.21" calcext:value-type="float">
            <text:p>895.21</text:p>
          </table:table-cell>
          <table:table-cell office:value-type="float" office:value="8977" calcext:value-type="float">
            <text:p>89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2.55" calcext:value-type="float">
            <text:p>112.55</text:p>
          </table:table-cell>
          <table:table-cell office:value-type="float" office:value="8209" calcext:value-type="float">
            <text:p>8209</text:p>
          </table:table-cell>
          <table:table-cell table:number-columns-repeated="8"/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824.96" calcext:value-type="float">
            <text:p>824.96</text:p>
          </table:table-cell>
          <table:table-cell office:value-type="float" office:value="12248" calcext:value-type="float">
            <text:p>1224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877.65" calcext:value-type="float">
            <text:p>877.65</text:p>
          </table:table-cell>
          <table:table-cell office:value-type="float" office:value="9675" calcext:value-type="float">
            <text:p>96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0.43" calcext:value-type="float">
            <text:p>110.43</text:p>
          </table:table-cell>
          <table:table-cell office:value-type="float" office:value="10773" calcext:value-type="float">
            <text:p>10773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 office:value-type="float" office:value="998.2" calcext:value-type="float">
            <text:p>998.2</text:p>
          </table:table-cell>
          <table:table-cell office:value-type="float" office:value="15312" calcext:value-type="float">
            <text:p>1531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45.5" calcext:value-type="float">
            <text:p>745.5</text:p>
          </table:table-cell>
          <table:table-cell office:value-type="float" office:value="18264" calcext:value-type="float">
            <text:p>18264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10"/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.64" calcext:value-type="float">
            <text:p>110.64</text:p>
          </table:table-cell>
          <table:table-cell office:value-type="float" office:value="11012" calcext:value-type="float">
            <text:p>11012</text:p>
          </table:table-cell>
          <table:table-cell table:number-columns-repeated="8"/>
          <table:table-cell office:value-type="float" office:value="206" calcext:value-type="float">
            <text:p>206</text:p>
          </table:table-cell>
          <table:table-cell office:value-type="float" office:value="983.05" calcext:value-type="float">
            <text:p>983.05</text:p>
          </table:table-cell>
          <table:table-cell office:value-type="float" office:value="21925" calcext:value-type="float">
            <text:p>21925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898.44" calcext:value-type="float">
            <text:p>898.44</text:p>
          </table:table-cell>
          <table:table-cell office:value-type="float" office:value="21238" calcext:value-type="float">
            <text:p>21238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10"/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.59" calcext:value-type="float">
            <text:p>111.59</text:p>
          </table:table-cell>
          <table:table-cell office:value-type="float" office:value="9870" calcext:value-type="float">
            <text:p>9870</text:p>
          </table:table-cell>
          <table:table-cell table:number-columns-repeated="8"/>
          <table:table-cell office:value-type="float" office:value="161" calcext:value-type="float">
            <text:p>161</text:p>
          </table:table-cell>
          <table:table-cell office:value-type="float" office:value="972.01" calcext:value-type="float">
            <text:p>972.01</text:p>
          </table:table-cell>
          <table:table-cell office:value-type="float" office:value="21035" calcext:value-type="float">
            <text:p>2103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890.94" calcext:value-type="float">
            <text:p>890.94</text:p>
          </table:table-cell>
          <table:table-cell office:value-type="float" office:value="9826" calcext:value-type="float">
            <text:p>9826</text:p>
          </table:table-cell>
        </table:table-row>
        <table:table-row table:style-name="ro1">
          <table:table-cell office:value-type="string" calcext:value-type="string">
            <text:p>Run 6:</text:p>
          </table:table-cell>
          <table:table-cell table:number-columns-repeated="10"/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.37" calcext:value-type="float">
            <text:p>111.37</text:p>
          </table:table-cell>
          <table:table-cell office:value-type="float" office:value="9752" calcext:value-type="float">
            <text:p>9752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office:value-type="float" office:value="992" calcext:value-type="float">
            <text:p>992</text:p>
          </table:table-cell>
          <table:table-cell office:value-type="float" office:value="11312" calcext:value-type="float">
            <text:p>1131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892.2" calcext:value-type="float">
            <text:p>892.2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string" calcext:value-type="string">
            <text:p>Run 7:</text:p>
          </table:table-cell>
          <table:table-cell table:number-columns-repeated="10"/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.58" calcext:value-type="float">
            <text:p>111.58</text:p>
          </table:table-cell>
          <table:table-cell office:value-type="float" office:value="8322" calcext:value-type="float">
            <text:p>8322</text:p>
          </table:table-cell>
          <table:table-cell table:number-columns-repeated="8"/>
          <table:table-cell office:value-type="float" office:value="218" calcext:value-type="float">
            <text:p>218</text:p>
          </table:table-cell>
          <table:table-cell office:value-type="float" office:value="904.4" calcext:value-type="float">
            <text:p>904.4</text:p>
          </table:table-cell>
          <table:table-cell office:value-type="float" office:value="9228" calcext:value-type="float">
            <text:p>922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892.98" calcext:value-type="float">
            <text:p>892.98</text:p>
          </table:table-cell>
          <table:table-cell office:value-type="float" office:value="22344" calcext:value-type="float">
            <text:p>22344</text:p>
          </table:table-cell>
        </table:table-row>
        <table:table-row table:style-name="ro1">
          <table:table-cell office:value-type="string" calcext:value-type="string">
            <text:p>Run 8:</text:p>
          </table:table-cell>
          <table:table-cell table:number-columns-repeated="10"/>
          <table:table-cell office:value-type="float" office:value="131" calcext:value-type="float">
            <text:p>131</text:p>
          </table:table-cell>
          <table:table-cell office:value-type="float" office:value="865.99" calcext:value-type="float">
            <text:p>865.99</text:p>
          </table:table-cell>
          <table:table-cell office:value-type="float" office:value="9037" calcext:value-type="float">
            <text:p>90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39.46" calcext:value-type="float">
            <text:p>939.46</text:p>
          </table:table-cell>
          <table:table-cell office:value-type="float" office:value="11454" calcext:value-type="float">
            <text:p>114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2.49" calcext:value-type="float">
            <text:p>112.49</text:p>
          </table:table-cell>
          <table:table-cell office:value-type="float" office:value="8096" calcext:value-type="float">
            <text:p>8096</text:p>
          </table:table-cell>
          <table:table-cell table:number-columns-repeated="8"/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9:</text:p>
          </table:table-cell>
          <table:table-cell table:number-columns-repeated="10"/>
          <table:table-cell office:value-type="float" office:value="140" calcext:value-type="float">
            <text:p>140</text:p>
          </table:table-cell>
          <table:table-cell office:value-type="float" office:value="881.84" calcext:value-type="float">
            <text:p>881.84</text:p>
          </table:table-cell>
          <table:table-cell office:value-type="float" office:value="10117" calcext:value-type="float">
            <text:p>1011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29.61" calcext:value-type="float">
            <text:p>729.61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582" calcext:value-type="float">
            <text:p>11582</text:p>
          </table:table-cell>
          <table:table-cell table:number-columns-repeated="8"/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10:</text:p>
          </table:table-cell>
          <table:table-cell table:number-columns-repeated="10"/>
          <table:table-cell office:value-type="float" office:value="251" calcext:value-type="float">
            <text:p>251</text:p>
          </table:table-cell>
          <table:table-cell office:value-type="float" office:value="902.9" calcext:value-type="float">
            <text:p>902.9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875.02" calcext:value-type="float">
            <text:p>875.02</text:p>
          </table:table-cell>
          <table:table-cell office:value-type="float" office:value="9564" calcext:value-type="float">
            <text:p>95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2.87" calcext:value-type="float">
            <text:p>112.87</text:p>
          </table:table-cell>
          <table:table-cell office:value-type="float" office:value="8262" calcext:value-type="float">
            <text:p>8262</text:p>
          </table:table-cell>
          <table:table-cell table:number-columns-repeated="8"/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5.04" calcext:value-type="float">
            <text:p>15.04</text:p>
          </table:table-cell>
          <table:table-cell office:value-type="float" office:value="13235" calcext:value-type="float">
            <text:p>1323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881.3" calcext:value-type="float">
            <text:p>881.3</text:p>
          </table:table-cell>
          <table:table-cell office:value-type="float" office:value="9423" calcext:value-type="float">
            <text:p>942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38.11" calcext:value-type="float">
            <text:p>838.11</text:p>
          </table:table-cell>
          <table:table-cell office:value-type="float" office:value="10350" calcext:value-type="float">
            <text:p>1035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43" calcext:value-type="float">
            <text:p>12.43</text:p>
          </table:table-cell>
          <table:table-cell office:value-type="float" office:value="11534" calcext:value-type="float">
            <text:p>11534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193.17" calcext:value-type="float">
            <text:p>193.17</text:p>
          </table:table-cell>
          <table:table-cell office:value-type="float" office:value="21015" calcext:value-type="float">
            <text:p>210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37.52" calcext:value-type="float">
            <text:p>837.52</text:p>
          </table:table-cell>
          <table:table-cell office:value-type="float" office:value="8661" calcext:value-type="float">
            <text:p>86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un 3: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194.96" calcext:value-type="float">
            <text:p>194.96</text:p>
          </table:table-cell>
          <table:table-cell office:value-type="float" office:value="19948" calcext:value-type="float">
            <text:p>1994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43.05" calcext:value-type="float">
            <text:p>843.05</text:p>
          </table:table-cell>
          <table:table-cell office:value-type="float" office:value="7904" calcext:value-type="float">
            <text:p>7904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38" calcext:value-type="float">
            <text:p>12.38</text:p>
          </table:table-cell>
          <table:table-cell office:value-type="float" office:value="7632" calcext:value-type="float">
            <text:p>7632</text:p>
          </table:table-cell>
          <table:table-cell table:number-columns-repeated="2"/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n 4:</text:p>
          </table:table-cell>
          <table:table-cell table:number-columns-repeated="4"/>
          <table:table-cell office:value-type="float" office:value="137" calcext:value-type="float">
            <text:p>137</text:p>
          </table:table-cell>
          <table:table-cell office:value-type="float" office:value="886.57" calcext:value-type="float">
            <text:p>886.57</text:p>
          </table:table-cell>
          <table:table-cell office:value-type="float" office:value="20281" calcext:value-type="float">
            <text:p>2028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894.26" calcext:value-type="float">
            <text:p>894.26</text:p>
          </table:table-cell>
          <table:table-cell office:value-type="float" office:value="21199" calcext:value-type="float">
            <text:p>21199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5.43" calcext:value-type="float">
            <text:p>15.43</text:p>
          </table:table-cell>
          <table:table-cell office:value-type="float" office:value="10140" calcext:value-type="float">
            <text:p>10140</text:p>
          </table:table-cell>
          <table:table-cell table:number-columns-repeated="2"/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n 5: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886.19" calcext:value-type="float">
            <text:p>886.19</text:p>
          </table:table-cell>
          <table:table-cell office:value-type="float" office:value="21773" calcext:value-type="float">
            <text:p>2177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71.65" calcext:value-type="float">
            <text:p>871.65</text:p>
          </table:table-cell>
          <table:table-cell office:value-type="float" office:value="9472" calcext:value-type="float">
            <text:p>9472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23" calcext:value-type="float">
            <text:p>13.23</text:p>
          </table:table-cell>
          <table:table-cell office:value-type="float" office:value="9186" calcext:value-type="float">
            <text:p>9186</text:p>
          </table:table-cell>
          <table:table-cell table:number-columns-repeated="2"/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n 6: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905.08" calcext:value-type="float">
            <text:p>905.08</text:p>
          </table:table-cell>
          <table:table-cell office:value-type="float" office:value="7354" calcext:value-type="float">
            <text:p>735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878.63" calcext:value-type="float">
            <text:p>878.63</text:p>
          </table:table-cell>
          <table:table-cell office:value-type="float" office:value="23048" calcext:value-type="float">
            <text:p>23048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5.44" calcext:value-type="float">
            <text:p>15.44</text:p>
          </table:table-cell>
          <table:table-cell office:value-type="float" office:value="5773" calcext:value-type="float">
            <text:p>5773</text:p>
          </table:table-cell>
          <table:table-cell table:number-columns-repeated="2"/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n 7: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873.7" calcext:value-type="float">
            <text:p>873.7</text:p>
          </table:table-cell>
          <table:table-cell office:value-type="float" office:value="12270" calcext:value-type="float">
            <text:p>12270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922.59" calcext:value-type="float">
            <text:p>922.59</text:p>
          </table:table-cell>
          <table:table-cell office:value-type="float" office:value="11663" calcext:value-type="float">
            <text:p>11663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5.09" calcext:value-type="float">
            <text:p>15.09</text:p>
          </table:table-cell>
          <table:table-cell office:value-type="float" office:value="9276" calcext:value-type="float">
            <text:p>9276</text:p>
          </table:table-cell>
          <table:table-cell table:number-columns-repeated="3"/>
          <table:table-cell table:formula="of:=AVERAGE([.M1:.M90])" office:value-type="float" office:value="882.61" calcext:value-type="float">
            <text:p>882.61</text:p>
          </table:table-cell>
          <table:table-cell table:number-columns-repeated="3"/>
          <table:table-cell table:formula="of:=AVERAGE([.Q1:.Q90])" office:value-type="float" office:value="778.8158" calcext:value-type="float">
            <text:p>778.815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un 8:</text:p>
          </table:table-cell>
          <table:table-cell table:number-columns-repeated="5"/>
          <table:table-cell table:formula="of:=STDEV([.M1:.M90])" office:value-type="float" office:value="218.410878821901" calcext:value-type="float">
            <text:p>218.410878821901</text:p>
          </table:table-cell>
          <table:table-cell table:number-columns-repeated="3"/>
          <table:table-cell table:formula="of:=STDEV([.Q1:.Q90])" office:value-type="float" office:value="205.62702719889" calcext:value-type="float">
            <text:p>205.627027198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71" calcext:value-type="float">
            <text:p>13.71</text:p>
          </table:table-cell>
          <table:table-cell office:value-type="float" office:value="7475" calcext:value-type="float">
            <text:p>747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9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75" calcext:value-type="float">
            <text:p>12.75</text:p>
          </table:table-cell>
          <table:table-cell office:value-type="float" office:value="9461" calcext:value-type="float">
            <text:p>94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10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39" calcext:value-type="float">
            <text:p>13.39</text:p>
          </table:table-cell>
          <table:table-cell office:value-type="float" office:value="8598" calcext:value-type="float">
            <text:p>8598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1.46" calcext:value-type="float">
            <text:p>111.46</text:p>
          </table:table-cell>
          <table:table-cell office:value-type="float" office:value="9589" calcext:value-type="float">
            <text:p>95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594" calcext:value-type="float">
            <text:p>105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9.38" calcext:value-type="float">
            <text:p>109.38</text:p>
          </table:table-cell>
          <table:table-cell office:value-type="float" office:value="9611" calcext:value-type="float">
            <text:p>96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.51" calcext:value-type="float">
            <text:p>112.51</text:p>
          </table:table-cell>
          <table:table-cell office:value-type="float" office:value="8898" calcext:value-type="float">
            <text:p>88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4.41" calcext:value-type="float">
            <text:p>114.41</text:p>
          </table:table-cell>
          <table:table-cell office:value-type="float" office:value="9372" calcext:value-type="float">
            <text:p>93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6: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0.13" calcext:value-type="float">
            <text:p>110.13</text:p>
          </table:table-cell>
          <table:table-cell office:value-type="float" office:value="10112" calcext:value-type="float">
            <text:p>101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7: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9.37" calcext:value-type="float">
            <text:p>109.37</text:p>
          </table:table-cell>
          <table:table-cell office:value-type="float" office:value="11111" calcext:value-type="float">
            <text:p>111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8:</text:p>
          </table:table-cell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9.56" calcext:value-type="float">
            <text:p>109.56</text:p>
          </table:table-cell>
          <table:table-cell office:value-type="float" office:value="9923" calcext:value-type="float">
            <text:p>99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9: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9.43" calcext:value-type="float">
            <text:p>109.43</text:p>
          </table:table-cell>
          <table:table-cell office:value-type="float" office:value="9250" calcext:value-type="float">
            <text:p>925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10: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0.42" calcext:value-type="float">
            <text:p>110.42</text:p>
          </table:table-cell>
          <table:table-cell office:value-type="float" office:value="8962" calcext:value-type="float">
            <text:p>896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6.91" calcext:value-type="float">
            <text:p>16.91</text:p>
          </table:table-cell>
          <table:table-cell office:value-type="float" office:value="9364" calcext:value-type="float">
            <text:p>936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2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41" calcext:value-type="float">
            <text:p>13.41</text:p>
          </table:table-cell>
          <table:table-cell office:value-type="float" office:value="10389" calcext:value-type="float">
            <text:p>103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3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49" calcext:value-type="float">
            <text:p>14.49</text:p>
          </table:table-cell>
          <table:table-cell office:value-type="float" office:value="7859" calcext:value-type="float">
            <text:p>78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4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88" calcext:value-type="float">
            <text:p>12.88</text:p>
          </table:table-cell>
          <table:table-cell office:value-type="float" office:value="9949" calcext:value-type="float">
            <text:p>99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5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57" calcext:value-type="float">
            <text:p>14.57</text:p>
          </table:table-cell>
          <table:table-cell office:value-type="float" office:value="8093" calcext:value-type="float">
            <text:p>80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6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16" calcext:value-type="float">
            <text:p>14.16</text:p>
          </table:table-cell>
          <table:table-cell office:value-type="float" office:value="9432" calcext:value-type="float">
            <text:p>94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7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5.3" calcext:value-type="float">
            <text:p>15.3</text:p>
          </table:table-cell>
          <table:table-cell office:value-type="float" office:value="15724" calcext:value-type="float">
            <text:p>157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8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21" calcext:value-type="float">
            <text:p>14.21</text:p>
          </table:table-cell>
          <table:table-cell office:value-type="float" office:value="8292" calcext:value-type="float">
            <text:p>8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9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42" calcext:value-type="float">
            <text:p>13.42</text:p>
          </table:table-cell>
          <table:table-cell office:value-type="float" office:value="7650" calcext:value-type="float">
            <text:p>765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10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04" calcext:value-type="float">
            <text:p>14.04</text:p>
          </table:table-cell>
          <table:table-cell office:value-type="float" office:value="11234" calcext:value-type="float">
            <text:p>11234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5.42" calcext:value-type="float">
            <text:p>115.42</text:p>
          </table:table-cell>
          <table:table-cell office:value-type="float" office:value="12073" calcext:value-type="float">
            <text:p>120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0.76" calcext:value-type="float">
            <text:p>110.76</text:p>
          </table:table-cell>
          <table:table-cell office:value-type="float" office:value="16984" calcext:value-type="float">
            <text:p>169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9.56" calcext:value-type="float">
            <text:p>109.56</text:p>
          </table:table-cell>
          <table:table-cell office:value-type="float" office:value="7485" calcext:value-type="float">
            <text:p>74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.54" calcext:value-type="float">
            <text:p>111.54</text:p>
          </table:table-cell>
          <table:table-cell office:value-type="float" office:value="8234" calcext:value-type="float">
            <text:p>82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0.57" calcext:value-type="float">
            <text:p>110.57</text:p>
          </table:table-cell>
          <table:table-cell office:value-type="float" office:value="10320" calcext:value-type="float">
            <text:p>103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6: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4.35" calcext:value-type="float">
            <text:p>114.35</text:p>
          </table:table-cell>
          <table:table-cell office:value-type="float" office:value="21578" calcext:value-type="float">
            <text:p>215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7:</text:p>
          </table:table-cell>
          <table:table-cell table:number-columns-repeated="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.68" calcext:value-type="float">
            <text:p>111.68</text:p>
          </table:table-cell>
          <table:table-cell office:value-type="float" office:value="10951" calcext:value-type="float">
            <text:p>109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8:</text:p>
          </table:table-cell>
          <table:table-cell table:number-columns-repeated="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9.52" calcext:value-type="float">
            <text:p>109.52</text:p>
          </table:table-cell>
          <table:table-cell office:value-type="float" office:value="10418" calcext:value-type="float">
            <text:p>104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9: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.22" calcext:value-type="float">
            <text:p>112.22</text:p>
          </table:table-cell>
          <table:table-cell office:value-type="float" office:value="8148" calcext:value-type="float">
            <text:p>81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10: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.41" calcext:value-type="float">
            <text:p>108.41</text:p>
          </table:table-cell>
          <table:table-cell office:value-type="float" office:value="9939" calcext:value-type="float">
            <text:p>993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38" calcext:value-type="float">
            <text:p>14.38</text:p>
          </table:table-cell>
          <table:table-cell office:value-type="float" office:value="11447" calcext:value-type="float">
            <text:p>114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2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03" calcext:value-type="float">
            <text:p>14.03</text:p>
          </table:table-cell>
          <table:table-cell office:value-type="float" office:value="11411" calcext:value-type="float">
            <text:p>114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3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48" calcext:value-type="float">
            <text:p>13.48</text:p>
          </table:table-cell>
          <table:table-cell office:value-type="float" office:value="10060" calcext:value-type="float">
            <text:p>1006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4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11" calcext:value-type="float">
            <text:p>13.11</text:p>
          </table:table-cell>
          <table:table-cell office:value-type="float" office:value="8198" calcext:value-type="float">
            <text:p>8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5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59" calcext:value-type="float">
            <text:p>13.59</text:p>
          </table:table-cell>
          <table:table-cell office:value-type="float" office:value="9264" calcext:value-type="float">
            <text:p>926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6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1.82" calcext:value-type="float">
            <text:p>11.82</text:p>
          </table:table-cell>
          <table:table-cell office:value-type="float" office:value="6003" calcext:value-type="float">
            <text:p>6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7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01" calcext:value-type="float">
            <text:p>14.01</text:p>
          </table:table-cell>
          <table:table-cell office:value-type="float" office:value="12185" calcext:value-type="float">
            <text:p>121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8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86" calcext:value-type="float">
            <text:p>13.86</text:p>
          </table:table-cell>
          <table:table-cell office:value-type="float" office:value="10653" calcext:value-type="float">
            <text:p>106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9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1.74" calcext:value-type="float">
            <text:p>11.74</text:p>
          </table:table-cell>
          <table:table-cell office:value-type="float" office:value="6980" calcext:value-type="float">
            <text:p>698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10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33" calcext:value-type="float">
            <text:p>14.33</text:p>
          </table:table-cell>
          <table:table-cell office:value-type="float" office:value="11437" calcext:value-type="float">
            <text:p>11437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30.04" calcext:value-type="float">
            <text:p>430.04</text:p>
          </table:table-cell>
          <table:table-cell office:value-type="float" office:value="13457" calcext:value-type="float">
            <text:p>1345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30.49" calcext:value-type="float">
            <text:p>930.49</text:p>
          </table:table-cell>
          <table:table-cell office:value-type="float" office:value="11445" calcext:value-type="float">
            <text:p>114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9.9" calcext:value-type="float">
            <text:p>949.9</text:p>
          </table:table-cell>
          <table:table-cell office:value-type="float" office:value="11834" calcext:value-type="float">
            <text:p>118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3.61" calcext:value-type="float">
            <text:p>593.61</text:p>
          </table:table-cell>
          <table:table-cell office:value-type="float" office:value="12661" calcext:value-type="float">
            <text:p>1266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.96" calcext:value-type="float">
            <text:p>660.96</text:p>
          </table:table-cell>
          <table:table-cell office:value-type="float" office:value="9375" calcext:value-type="float">
            <text:p>9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6:</text:p>
          </table:table-cell>
          <table:table-cell table:number-columns-repeated="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40.24" calcext:value-type="float">
            <text:p>940.24</text:p>
          </table:table-cell>
          <table:table-cell office:value-type="float" office:value="12006" calcext:value-type="float">
            <text:p>120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7:</text:p>
          </table:table-cell>
          <table:table-cell table:number-columns-repeated="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38.92" calcext:value-type="float">
            <text:p>838.92</text:p>
          </table:table-cell>
          <table:table-cell office:value-type="float" office:value="12767" calcext:value-type="float">
            <text:p>127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8:</text:p>
          </table:table-cell>
          <table:table-cell table:number-columns-repeated="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05.09" calcext:value-type="float">
            <text:p>905.09</text:p>
          </table:table-cell>
          <table:table-cell office:value-type="float" office:value="10517" calcext:value-type="float">
            <text:p>105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9:</text:p>
          </table:table-cell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0.57" calcext:value-type="float">
            <text:p>940.57</text:p>
          </table:table-cell>
          <table:table-cell office:value-type="float" office:value="14151" calcext:value-type="float">
            <text:p>141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10:</text:p>
          </table:table-cell>
          <table:table-cell table:number-columns-repeated="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42.03" calcext:value-type="float">
            <text:p>942.03</text:p>
          </table:table-cell>
          <table:table-cell office:value-type="float" office:value="15873" calcext:value-type="float">
            <text:p>1587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55" calcext:value-type="float">
            <text:p>13.55</text:p>
          </table:table-cell>
          <table:table-cell office:value-type="float" office:value="9454" calcext:value-type="float">
            <text:p>94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2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5.11" calcext:value-type="float">
            <text:p>15.11</text:p>
          </table:table-cell>
          <table:table-cell office:value-type="float" office:value="8470" calcext:value-type="float">
            <text:p>847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3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5.34" calcext:value-type="float">
            <text:p>15.34</text:p>
          </table:table-cell>
          <table:table-cell office:value-type="float" office:value="8284" calcext:value-type="float">
            <text:p>82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4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27" calcext:value-type="float">
            <text:p>12.27</text:p>
          </table:table-cell>
          <table:table-cell office:value-type="float" office:value="13421" calcext:value-type="float">
            <text:p>134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5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3.08" calcext:value-type="float">
            <text:p>13.08</text:p>
          </table:table-cell>
          <table:table-cell office:value-type="float" office:value="7201" calcext:value-type="float">
            <text:p>72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6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62" calcext:value-type="float">
            <text:p>12.62</text:p>
          </table:table-cell>
          <table:table-cell office:value-type="float" office:value="11518" calcext:value-type="float">
            <text:p>115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7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1.12" calcext:value-type="float">
            <text:p>11.12</text:p>
          </table:table-cell>
          <table:table-cell office:value-type="float" office:value="4631" calcext:value-type="float">
            <text:p>463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8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53" calcext:value-type="float">
            <text:p>12.53</text:p>
          </table:table-cell>
          <table:table-cell office:value-type="float" office:value="8288" calcext:value-type="float">
            <text:p>828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9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89" calcext:value-type="float">
            <text:p>13.89</text:p>
          </table:table-cell>
          <table:table-cell office:value-type="float" office:value="12903" calcext:value-type="float">
            <text:p>129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10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5.57" calcext:value-type="float">
            <text:p>15.57</text:p>
          </table:table-cell>
          <table:table-cell office:value-type="float" office:value="10880" calcext:value-type="float">
            <text:p>1088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3.65" calcext:value-type="float">
            <text:p>323.65</text:p>
          </table:table-cell>
          <table:table-cell office:value-type="float" office:value="12557" calcext:value-type="float">
            <text:p>1255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5.31" calcext:value-type="float">
            <text:p>1025.31</text:p>
          </table:table-cell>
          <table:table-cell office:value-type="float" office:value="11965" calcext:value-type="float">
            <text:p>119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1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41.8" calcext:value-type="float">
            <text:p>1041.8</text:p>
          </table:table-cell>
          <table:table-cell office:value-type="float" office:value="13297" calcext:value-type="float">
            <text:p>132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56.13" calcext:value-type="float">
            <text:p>956.13</text:p>
          </table:table-cell>
          <table:table-cell office:value-type="float" office:value="11300" calcext:value-type="float">
            <text:p>113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42.34" calcext:value-type="float">
            <text:p>942.34</text:p>
          </table:table-cell>
          <table:table-cell office:value-type="float" office:value="12740" calcext:value-type="float">
            <text:p>127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6: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4.47" calcext:value-type="float">
            <text:p>184.47</text:p>
          </table:table-cell>
          <table:table-cell office:value-type="float" office:value="11955" calcext:value-type="float">
            <text:p>119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7: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5.88" calcext:value-type="float">
            <text:p>105.88</text:p>
          </table:table-cell>
          <table:table-cell office:value-type="float" office:value="11746" calcext:value-type="float">
            <text:p>117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8: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5.67" calcext:value-type="float">
            <text:p>155.67</text:p>
          </table:table-cell>
          <table:table-cell office:value-type="float" office:value="19122" calcext:value-type="float">
            <text:p>191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9:</text:p>
          </table:table-cell>
          <table:table-cell table:number-columns-repeated="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38" calcext:value-type="float">
            <text:p>938</text:p>
          </table:table-cell>
          <table:table-cell office:value-type="float" office:value="8848" calcext:value-type="float">
            <text:p>88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10:</text:p>
          </table:table-cell>
          <table:table-cell table:number-columns-repeated="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37.43" calcext:value-type="float">
            <text:p>637.43</text:p>
          </table:table-cell>
          <table:table-cell office:value-type="float" office:value="18047" calcext:value-type="float">
            <text:p>1804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5.33" calcext:value-type="float">
            <text:p>15.33</text:p>
          </table:table-cell>
          <table:table-cell office:value-type="float" office:value="10488" calcext:value-type="float">
            <text:p>1048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2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52" calcext:value-type="float">
            <text:p>13.52</text:p>
          </table:table-cell>
          <table:table-cell office:value-type="float" office:value="6080" calcext:value-type="float">
            <text:p>608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3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85" calcext:value-type="float">
            <text:p>12.85</text:p>
          </table:table-cell>
          <table:table-cell office:value-type="float" office:value="6506" calcext:value-type="float">
            <text:p>6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4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96" calcext:value-type="float">
            <text:p>14.96</text:p>
          </table:table-cell>
          <table:table-cell office:value-type="float" office:value="9633" calcext:value-type="float">
            <text:p>96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5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13" calcext:value-type="float">
            <text:p>13.13</text:p>
          </table:table-cell>
          <table:table-cell office:value-type="float" office:value="7421" calcext:value-type="float">
            <text:p>74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6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52" calcext:value-type="float">
            <text:p>13.52</text:p>
          </table:table-cell>
          <table:table-cell office:value-type="float" office:value="6457" calcext:value-type="float">
            <text:p>64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7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72" calcext:value-type="float">
            <text:p>13.72</text:p>
          </table:table-cell>
          <table:table-cell office:value-type="float" office:value="11017" calcext:value-type="float">
            <text:p>110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8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82" calcext:value-type="float">
            <text:p>13.82</text:p>
          </table:table-cell>
          <table:table-cell office:value-type="float" office:value="11909" calcext:value-type="float">
            <text:p>1190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9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93" calcext:value-type="float">
            <text:p>13.93</text:p>
          </table:table-cell>
          <table:table-cell office:value-type="float" office:value="9139" calcext:value-type="float">
            <text:p>91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10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56" calcext:value-type="float">
            <text:p>14.56</text:p>
          </table:table-cell>
          <table:table-cell office:value-type="float" office:value="7755" calcext:value-type="float">
            <text:p>775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7.46" calcext:value-type="float">
            <text:p>317.46</text:p>
          </table:table-cell>
          <table:table-cell office:value-type="float" office:value="11354" calcext:value-type="float">
            <text:p>1135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64.95" calcext:value-type="float">
            <text:p>964.95</text:p>
          </table:table-cell>
          <table:table-cell office:value-type="float" office:value="13553" calcext:value-type="float">
            <text:p>1355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1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62.36" calcext:value-type="float">
            <text:p>962.36</text:p>
          </table:table-cell>
          <table:table-cell office:value-type="float" office:value="11598" calcext:value-type="float">
            <text:p>115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35.82" calcext:value-type="float">
            <text:p>935.82</text:p>
          </table:table-cell>
          <table:table-cell office:value-type="float" office:value="12418" calcext:value-type="float">
            <text:p>124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5.26" calcext:value-type="float">
            <text:p>485.26</text:p>
          </table:table-cell>
          <table:table-cell office:value-type="float" office:value="11188" calcext:value-type="float">
            <text:p>111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6: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2.05" calcext:value-type="float">
            <text:p>932.05</text:p>
          </table:table-cell>
          <table:table-cell office:value-type="float" office:value="14539" calcext:value-type="float">
            <text:p>145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7:</text:p>
          </table:table-cell>
          <table:table-cell table:number-columns-repeated="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61.1" calcext:value-type="float">
            <text:p>1061.1</text:p>
          </table:table-cell>
          <table:table-cell office:value-type="float" office:value="9811" calcext:value-type="float">
            <text:p>98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8:</text:p>
          </table:table-cell>
          <table:table-cell table:number-columns-repeated="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39.25" calcext:value-type="float">
            <text:p>1039.25</text:p>
          </table:table-cell>
          <table:table-cell office:value-type="float" office:value="22275" calcext:value-type="float">
            <text:p>222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9:</text:p>
          </table:table-cell>
          <table:table-cell table:number-columns-repeated="1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41.31" calcext:value-type="float">
            <text:p>1041.31</text:p>
          </table:table-cell>
          <table:table-cell office:value-type="float" office:value="12231" calcext:value-type="float">
            <text:p>122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10:</text:p>
          </table:table-cell>
          <table:table-cell table:number-columns-repeated="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72.78" calcext:value-type="float">
            <text:p>972.78</text:p>
          </table:table-cell>
          <table:table-cell office:value-type="float" office:value="14012" calcext:value-type="float">
            <text:p>1401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1.57" calcext:value-type="float">
            <text:p>11.57</text:p>
          </table:table-cell>
          <table:table-cell office:value-type="float" office:value="7047" calcext:value-type="float">
            <text:p>70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2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53" calcext:value-type="float">
            <text:p>13.53</text:p>
          </table:table-cell>
          <table:table-cell office:value-type="float" office:value="11537" calcext:value-type="float">
            <text:p>115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3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94" calcext:value-type="float">
            <text:p>12.94</text:p>
          </table:table-cell>
          <table:table-cell office:value-type="float" office:value="10150" calcext:value-type="float">
            <text:p>1015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4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15" calcext:value-type="float">
            <text:p>12.15</text:p>
          </table:table-cell>
          <table:table-cell office:value-type="float" office:value="5866" calcext:value-type="float">
            <text:p>58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5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1.86" calcext:value-type="float">
            <text:p>11.86</text:p>
          </table:table-cell>
          <table:table-cell office:value-type="float" office:value="7472" calcext:value-type="float">
            <text:p>7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6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.4</text:p>
          </table:table-cell>
          <table:table-cell office:value-type="float" office:value="7430" calcext:value-type="float">
            <text:p>743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7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1.73" calcext:value-type="float">
            <text:p>11.73</text:p>
          </table:table-cell>
          <table:table-cell office:value-type="float" office:value="12469" calcext:value-type="float">
            <text:p>124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8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63" calcext:value-type="float">
            <text:p>12.63</text:p>
          </table:table-cell>
          <table:table-cell office:value-type="float" office:value="9877" calcext:value-type="float">
            <text:p>987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9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33" calcext:value-type="float">
            <text:p>13.33</text:p>
          </table:table-cell>
          <table:table-cell office:value-type="float" office:value="16221" calcext:value-type="float">
            <text:p>162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10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48" calcext:value-type="float">
            <text:p>13.48</text:p>
          </table:table-cell>
          <table:table-cell office:value-type="float" office:value="9904" calcext:value-type="float">
            <text:p>9904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9.9" calcext:value-type="float">
            <text:p>109.9</text:p>
          </table:table-cell>
          <table:table-cell office:value-type="float" office:value="10486" calcext:value-type="float">
            <text:p>104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96.99" calcext:value-type="float">
            <text:p>796.99</text:p>
          </table:table-cell>
          <table:table-cell office:value-type="float" office:value="12205" calcext:value-type="float">
            <text:p>122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33.41" calcext:value-type="float">
            <text:p>933.41</text:p>
          </table:table-cell>
          <table:table-cell office:value-type="float" office:value="13445" calcext:value-type="float">
            <text:p>134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1.4" calcext:value-type="float">
            <text:p>901.4</text:p>
          </table:table-cell>
          <table:table-cell office:value-type="float" office:value="10210" calcext:value-type="float">
            <text:p>102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08.25" calcext:value-type="float">
            <text:p>708.25</text:p>
          </table:table-cell>
          <table:table-cell office:value-type="float" office:value="12967" calcext:value-type="float">
            <text:p>129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6:</text:p>
          </table:table-cell>
          <table:table-cell table:number-columns-repeated="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21.25" calcext:value-type="float">
            <text:p>921.25</text:p>
          </table:table-cell>
          <table:table-cell office:value-type="float" office:value="10160" calcext:value-type="float">
            <text:p>1016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7:</text:p>
          </table:table-cell>
          <table:table-cell table:number-columns-repeated="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55" calcext:value-type="float">
            <text:p>955</text:p>
          </table:table-cell>
          <table:table-cell office:value-type="float" office:value="11238" calcext:value-type="float">
            <text:p>112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8:</text:p>
          </table:table-cell>
          <table:table-cell table:number-columns-repeated="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24.41" calcext:value-type="float">
            <text:p>924.41</text:p>
          </table:table-cell>
          <table:table-cell office:value-type="float" office:value="10271" calcext:value-type="float">
            <text:p>1027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9:</text:p>
          </table:table-cell>
          <table:table-cell table:number-columns-repeated="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28.73" calcext:value-type="float">
            <text:p>928.73</text:p>
          </table:table-cell>
          <table:table-cell office:value-type="float" office:value="12027" calcext:value-type="float">
            <text:p>120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10:</text:p>
          </table:table-cell>
          <table:table-cell table:number-columns-repeated="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7.4" calcext:value-type="float">
            <text:p>917.4</text:p>
          </table:table-cell>
          <table:table-cell office:value-type="float" office:value="11284" calcext:value-type="float">
            <text:p>11284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52" calcext:value-type="float">
            <text:p>13.52</text:p>
          </table:table-cell>
          <table:table-cell office:value-type="float" office:value="9430" calcext:value-type="float">
            <text:p>943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2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02" calcext:value-type="float">
            <text:p>14.02</text:p>
          </table:table-cell>
          <table:table-cell office:value-type="float" office:value="11063" calcext:value-type="float">
            <text:p>110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3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1.71" calcext:value-type="float">
            <text:p>11.71</text:p>
          </table:table-cell>
          <table:table-cell office:value-type="float" office:value="8823" calcext:value-type="float">
            <text:p>882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4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26" calcext:value-type="float">
            <text:p>14.26</text:p>
          </table:table-cell>
          <table:table-cell office:value-type="float" office:value="10761" calcext:value-type="float">
            <text:p>107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5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2" calcext:value-type="float">
            <text:p>14.2</text:p>
          </table:table-cell>
          <table:table-cell office:value-type="float" office:value="10193" calcext:value-type="float">
            <text:p>101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6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05" calcext:value-type="float">
            <text:p>13.05</text:p>
          </table:table-cell>
          <table:table-cell office:value-type="float" office:value="11124" calcext:value-type="float">
            <text:p>111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7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8" calcext:value-type="float">
            <text:p>12.8</text:p>
          </table:table-cell>
          <table:table-cell office:value-type="float" office:value="7141" calcext:value-type="float">
            <text:p>71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8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5" calcext:value-type="float">
            <text:p>13.5</text:p>
          </table:table-cell>
          <table:table-cell office:value-type="float" office:value="7414" calcext:value-type="float">
            <text:p>74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9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42" calcext:value-type="float">
            <text:p>14.42</text:p>
          </table:table-cell>
          <table:table-cell office:value-type="float" office:value="8007" calcext:value-type="float">
            <text:p>80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10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 office:value-type="float" office:value="7672" calcext:value-type="float">
            <text:p>7672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.4" calcext:value-type="float">
            <text:p>106.4</text:p>
          </table:table-cell>
          <table:table-cell office:value-type="float" office:value="11510" calcext:value-type="float">
            <text:p>115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4.84" calcext:value-type="float">
            <text:p>274.84</text:p>
          </table:table-cell>
          <table:table-cell office:value-type="float" office:value="8753" calcext:value-type="float">
            <text:p>875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76.28" calcext:value-type="float">
            <text:p>676.28</text:p>
          </table:table-cell>
          <table:table-cell office:value-type="float" office:value="12748" calcext:value-type="float">
            <text:p>127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3.74" calcext:value-type="float">
            <text:p>903.74</text:p>
          </table:table-cell>
          <table:table-cell office:value-type="float" office:value="12189" calcext:value-type="float">
            <text:p>121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93.35" calcext:value-type="float">
            <text:p>993.35</text:p>
          </table:table-cell>
          <table:table-cell office:value-type="float" office:value="8970" calcext:value-type="float">
            <text:p>897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6:</text:p>
          </table:table-cell>
          <table:table-cell table:number-columns-repeated="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9.37" calcext:value-type="float">
            <text:p>909.37</text:p>
          </table:table-cell>
          <table:table-cell office:value-type="float" office:value="11944" calcext:value-type="float">
            <text:p>1194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7:</text:p>
          </table:table-cell>
          <table:table-cell table:number-columns-repeated="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3.56" calcext:value-type="float">
            <text:p>973.56</text:p>
          </table:table-cell>
          <table:table-cell office:value-type="float" office:value="12636" calcext:value-type="float">
            <text:p>126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8:</text:p>
          </table:table-cell>
          <table:table-cell table:number-columns-repeated="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35.39" calcext:value-type="float">
            <text:p>935.39</text:p>
          </table:table-cell>
          <table:table-cell office:value-type="float" office:value="17158" calcext:value-type="float">
            <text:p>1715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9: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3.3" calcext:value-type="float">
            <text:p>413.3</text:p>
          </table:table-cell>
          <table:table-cell office:value-type="float" office:value="14732" calcext:value-type="float">
            <text:p>147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10:</text:p>
          </table:table-cell>
          <table:table-cell table:number-columns-repeated="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4.86" calcext:value-type="float">
            <text:p>164.86</text:p>
          </table:table-cell>
          <table:table-cell office:value-type="float" office:value="9338" calcext:value-type="float">
            <text:p>933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1.77" calcext:value-type="float">
            <text:p>11.77</text:p>
          </table:table-cell>
          <table:table-cell office:value-type="float" office:value="8577" calcext:value-type="float">
            <text:p>857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2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38" calcext:value-type="float">
            <text:p>12.38</text:p>
          </table:table-cell>
          <table:table-cell office:value-type="float" office:value="7122" calcext:value-type="float">
            <text:p>71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3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91" calcext:value-type="float">
            <text:p>13.91</text:p>
          </table:table-cell>
          <table:table-cell office:value-type="float" office:value="7555" calcext:value-type="float">
            <text:p>75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4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.75" calcext:value-type="float">
            <text:p>12.75</text:p>
          </table:table-cell>
          <table:table-cell office:value-type="float" office:value="9795" calcext:value-type="float">
            <text:p>97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5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66" calcext:value-type="float">
            <text:p>14.66</text:p>
          </table:table-cell>
          <table:table-cell office:value-type="float" office:value="11901" calcext:value-type="float">
            <text:p>119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6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59" calcext:value-type="float">
            <text:p>13.59</text:p>
          </table:table-cell>
          <table:table-cell office:value-type="float" office:value="10715" calcext:value-type="float">
            <text:p>1071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7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14" calcext:value-type="float">
            <text:p>13.14</text:p>
          </table:table-cell>
          <table:table-cell office:value-type="float" office:value="7835" calcext:value-type="float">
            <text:p>78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8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.91" calcext:value-type="float">
            <text:p>13.91</text:p>
          </table:table-cell>
          <table:table-cell office:value-type="float" office:value="7810" calcext:value-type="float">
            <text:p>781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9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6.29" calcext:value-type="float">
            <text:p>16.29</text:p>
          </table:table-cell>
          <table:table-cell office:value-type="float" office:value="9708" calcext:value-type="float">
            <text:p>97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un 10: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4.41" calcext:value-type="float">
            <text:p>14.41</text:p>
          </table:table-cell>
          <table:table-cell office:value-type="float" office:value="8153" calcext:value-type="float">
            <text:p>8153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4.03" calcext:value-type="float">
            <text:p>114.03</text:p>
          </table:table-cell>
          <table:table-cell office:value-type="float" office:value="11570" calcext:value-type="float">
            <text:p>1157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9.1" calcext:value-type="float">
            <text:p>969.1</text:p>
          </table:table-cell>
          <table:table-cell office:value-type="float" office:value="14030" calcext:value-type="float">
            <text:p>1403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56.78" calcext:value-type="float">
            <text:p>1056.78</text:p>
          </table:table-cell>
          <table:table-cell office:value-type="float" office:value="10159" calcext:value-type="float">
            <text:p>101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66.31" calcext:value-type="float">
            <text:p>966.31</text:p>
          </table:table-cell>
          <table:table-cell office:value-type="float" office:value="11984" calcext:value-type="float">
            <text:p>119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82.75" calcext:value-type="float">
            <text:p>982.75</text:p>
          </table:table-cell>
          <table:table-cell office:value-type="float" office:value="11247" calcext:value-type="float">
            <text:p>112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6:</text:p>
          </table:table-cell>
          <table:table-cell table:number-columns-repeated="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3.38" calcext:value-type="float">
            <text:p>1013.38</text:p>
          </table:table-cell>
          <table:table-cell office:value-type="float" office:value="14701" calcext:value-type="float">
            <text:p>147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7: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4.18" calcext:value-type="float">
            <text:p>164.18</text:p>
          </table:table-cell>
          <table:table-cell office:value-type="float" office:value="9373" calcext:value-type="float">
            <text:p>93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8: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6.15" calcext:value-type="float">
            <text:p>106.15</text:p>
          </table:table-cell>
          <table:table-cell office:value-type="float" office:value="10299" calcext:value-type="float">
            <text:p>102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9: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0.32" calcext:value-type="float">
            <text:p>180.32</text:p>
          </table:table-cell>
          <table:table-cell office:value-type="float" office:value="10953" calcext:value-type="float">
            <text:p>1095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 10: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1.92" calcext:value-type="float">
            <text:p>231.92</text:p>
          </table:table-cell>
          <table:table-cell office:value-type="float" office:value="10425" calcext:value-type="float">
            <text:p>10425</text:p>
          </table:table-cell>
          <table:table-cell table:number-columns-repeated="15"/>
        </table:table-row>
        <table:table-row table:style-name="ro1">
          <table:table-cell/>
          <table:table-cell table:formula="of:=AVERAGE([.B1:.B382])" office:value-type="float" office:value="478.3951" calcext:value-type="float">
            <text:p>478.3951</text:p>
          </table:table-cell>
          <table:table-cell table:number-columns-repeated="16"/>
        </table:table-row>
        <table:table-row table:style-name="ro1">
          <table:table-cell/>
          <table:table-cell table:formula="of:=STDEV([.B1:.B382])" office:value-type="float" office:value="396.602651823362" calcext:value-type="float">
            <text:p>396.602651823362</text:p>
          </table:table-cell>
          <table:table-cell table:number-columns-repeated="16"/>
        </table:table-row>
      </table:table>
      <table:table table:name="nogh-throughput" table:style-name="ta1">
        <table:table-column table:style-name="co1" table:number-columns-repeated="41" table:default-cell-style-name="Default"/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101.28" calcext:value-type="float">
            <text:p>12101.2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217.28" calcext:value-type="float">
            <text:p>12217.2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251.42" calcext:value-type="float">
            <text:p>14251.4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304.98" calcext:value-type="float">
            <text:p>11304.9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527.18" calcext:value-type="float">
            <text:p>14527.1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757.49" calcext:value-type="float">
            <text:p>15757.4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976.98" calcext:value-type="float">
            <text:p>12976.9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722.72" calcext:value-type="float">
            <text:p>14722.7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668.96" calcext:value-type="float">
            <text:p>14668.9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207.08" calcext:value-type="float">
            <text:p>12207.0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423.43" calcext:value-type="float">
            <text:p>16423.4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056.4" calcext:value-type="float">
            <text:p>16056.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474.97" calcext:value-type="float">
            <text:p>12474.9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525.71" calcext:value-type="float">
            <text:p>15525.7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323.06" calcext:value-type="float">
            <text:p>16323.0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6H00M00S" calcext:value-type="time">
            <text:p>06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459.6" calcext:value-type="float">
            <text:p>12459.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748.16" calcext:value-type="float">
            <text:p>14748.1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425.1" calcext:value-type="float">
            <text:p>12425.1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7H00M00S" calcext:value-type="time">
            <text:p>07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053.9" calcext:value-type="float">
            <text:p>14053.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097.43" calcext:value-type="float">
            <text:p>15097.4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574.65" calcext:value-type="float">
            <text:p>15574.65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8H00M00S" calcext:value-type="time">
            <text:p>08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196.07" calcext:value-type="float">
            <text:p>17196.0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910.49" calcext:value-type="float">
            <text:p>15910.4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877.78" calcext:value-type="float">
            <text:p>13877.78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9H00M00S" calcext:value-type="time">
            <text:p>09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284.5" calcext:value-type="float">
            <text:p>16284.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637.78" calcext:value-type="float">
            <text:p>15637.7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499.75" calcext:value-type="float">
            <text:p>12499.75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10H00M00S" calcext:value-type="time">
            <text:p>10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645.08" calcext:value-type="float">
            <text:p>17645.0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055.99" calcext:value-type="float">
            <text:p>15055.9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043.99" calcext:value-type="float">
            <text:p>12043.9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997.28" calcext:value-type="float">
            <text:p>11997.2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451.46" calcext:value-type="float">
            <text:p>14451.4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093.45" calcext:value-type="float">
            <text:p>14093.4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828.07" calcext:value-type="float">
            <text:p>14828.0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680.28" calcext:value-type="float">
            <text:p>14680.2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273.76" calcext:value-type="float">
            <text:p>14273.7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773.05" calcext:value-type="float">
            <text:p>15773.0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173.05" calcext:value-type="float">
            <text:p>16173.0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256.5" calcext:value-type="float">
            <text:p>14256.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698.25" calcext:value-type="float">
            <text:p>15698.2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974.48" calcext:value-type="float">
            <text:p>14974.4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657.86" calcext:value-type="float">
            <text:p>11657.8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753.57" calcext:value-type="float">
            <text:p>14753.5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921.06" calcext:value-type="float">
            <text:p>14921.0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040.47" calcext:value-type="float">
            <text:p>12040.4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676.41" calcext:value-type="float">
            <text:p>14676.4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464.55" calcext:value-type="float">
            <text:p>13464.55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6H00M00S" calcext:value-type="time">
            <text:p>06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718.25" calcext:value-type="float">
            <text:p>14718.2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919.95" calcext:value-type="float">
            <text:p>15919.9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973.99" calcext:value-type="float">
            <text:p>13973.99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7H00M00S" calcext:value-type="time">
            <text:p>07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087.44" calcext:value-type="float">
            <text:p>17087.4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402.9" calcext:value-type="float">
            <text:p>16402.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44.8" calcext:value-type="float">
            <text:p>14944.8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8H00M00S" calcext:value-type="time">
            <text:p>08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097.95" calcext:value-type="float">
            <text:p>15097.9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155.75" calcext:value-type="float">
            <text:p>15155.7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047.13" calcext:value-type="float">
            <text:p>14047.13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9H00M00S" calcext:value-type="time">
            <text:p>09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313.28" calcext:value-type="float">
            <text:p>16313.2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906.76" calcext:value-type="float">
            <text:p>14906.7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71.91" calcext:value-type="float">
            <text:p>14371.9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107.35" calcext:value-type="float">
            <text:p>16107.3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283.69" calcext:value-type="float">
            <text:p>17283.6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10H00M00S" calcext:value-type="time">
            <text:p>10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714.29" calcext:value-type="float">
            <text:p>12714.2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8156" calcext:value-type="float">
            <text:p>1815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743.1" calcext:value-type="float">
            <text:p>16743.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.01" calcext:value-type="float">
            <text:p>30.01</text:p>
          </table:table-cell>
          <table:table-cell table:number-columns-repeated="3"/>
          <table:table-cell office:value-type="float" office:value="13192.99" calcext:value-type="float">
            <text:p>13192.99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296.99" calcext:value-type="float">
            <text:p>16296.9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100.29" calcext:value-type="float">
            <text:p>17100.2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60" calcext:value-type="float">
            <text:p>14560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644.64" calcext:value-type="float">
            <text:p>15644.6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061.25" calcext:value-type="float">
            <text:p>15061.2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19.03" calcext:value-type="float">
            <text:p>14319.03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868.34" calcext:value-type="float">
            <text:p>13868.3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970.77" calcext:value-type="float">
            <text:p>12970.7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85.57" calcext:value-type="float">
            <text:p>14585.5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111.33" calcext:value-type="float">
            <text:p>13111.3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137.85" calcext:value-type="float">
            <text:p>17137.8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971.06" calcext:value-type="float">
            <text:p>13971.0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697" calcext:value-type="float">
            <text:p>1469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891.88" calcext:value-type="float">
            <text:p>16891.8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6H00M00S" calcext:value-type="time">
            <text:p>06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517.78" calcext:value-type="float">
            <text:p>12517.7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509.22" calcext:value-type="float">
            <text:p>14509.2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291.15" calcext:value-type="float">
            <text:p>17291.1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7H00M00S" calcext:value-type="time">
            <text:p>07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590.68" calcext:value-type="float">
            <text:p>11590.6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970.39" calcext:value-type="float">
            <text:p>14970.3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335.61" calcext:value-type="float">
            <text:p>14335.6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8H00M00S" calcext:value-type="time">
            <text:p>08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724.46" calcext:value-type="float">
            <text:p>12724.4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551.91" calcext:value-type="float">
            <text:p>12551.9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330.49" calcext:value-type="float">
            <text:p>14330.4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9H00M00S" calcext:value-type="time">
            <text:p>09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429.04" calcext:value-type="float">
            <text:p>13429.0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248.37" calcext:value-type="float">
            <text:p>16248.3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420.76" calcext:value-type="float">
            <text:p>12420.76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10H00M00S" calcext:value-type="time">
            <text:p>10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871.69" calcext:value-type="float">
            <text:p>14871.6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557.86" calcext:value-type="float">
            <text:p>15557.8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761.97" calcext:value-type="float">
            <text:p>11761.97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487.05" calcext:value-type="float">
            <text:p>13487.0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356.18" calcext:value-type="float">
            <text:p>14356.1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109.92" calcext:value-type="float">
            <text:p>16109.92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233.58" calcext:value-type="float">
            <text:p>17233.5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417.68" calcext:value-type="float">
            <text:p>13417.6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225.44" calcext:value-type="float">
            <text:p>16225.44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138.64" calcext:value-type="float">
            <text:p>15138.6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618.1" calcext:value-type="float">
            <text:p>13618.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20.88" calcext:value-type="float">
            <text:p>14820.8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280.33" calcext:value-type="float">
            <text:p>13280.3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053.73" calcext:value-type="float">
            <text:p>14053.7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600.1" calcext:value-type="float">
            <text:p>15600.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925.26" calcext:value-type="float">
            <text:p>14925.2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944.21" calcext:value-type="float">
            <text:p>15944.2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199.32" calcext:value-type="float">
            <text:p>15199.3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847" calcext:value-type="float">
            <text:p>1384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467.07" calcext:value-type="float">
            <text:p>15467.0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6H00M00S" calcext:value-type="time">
            <text:p>06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373.67" calcext:value-type="float">
            <text:p>15373.6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278.12" calcext:value-type="float">
            <text:p>16278.1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017.69" calcext:value-type="float">
            <text:p>16017.6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7H00M00S" calcext:value-type="time">
            <text:p>07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97.43" calcext:value-type="float">
            <text:p>14997.4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916.28" calcext:value-type="float">
            <text:p>15916.2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157.45" calcext:value-type="float">
            <text:p>15157.4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8H00M00S" calcext:value-type="time">
            <text:p>08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504.13" calcext:value-type="float">
            <text:p>15504.1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416.8" calcext:value-type="float">
            <text:p>13416.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636.81" calcext:value-type="float">
            <text:p>15636.81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9H00M00S" calcext:value-type="time">
            <text:p>09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935.2" calcext:value-type="float">
            <text:p>12935.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566.31" calcext:value-type="float">
            <text:p>11566.3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372.62" calcext:value-type="float">
            <text:p>16372.62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10H00M00S" calcext:value-type="time">
            <text:p>10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336.63" calcext:value-type="float">
            <text:p>14336.6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850.75" calcext:value-type="float">
            <text:p>13850.7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945.05" calcext:value-type="float">
            <text:p>16945.05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092.18" calcext:value-type="float">
            <text:p>15092.1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110.51" calcext:value-type="float">
            <text:p>14110.5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913.58" calcext:value-type="float">
            <text:p>15913.5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00.75" calcext:value-type="float">
            <text:p>14900.7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221.64" calcext:value-type="float">
            <text:p>16221.6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383.37" calcext:value-type="float">
            <text:p>15383.3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030.64" calcext:value-type="float">
            <text:p>15030.6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335.2" calcext:value-type="float">
            <text:p>14335.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552.54" calcext:value-type="float">
            <text:p>12552.54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564" calcext:value-type="float">
            <text:p>1756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364.06" calcext:value-type="float">
            <text:p>15364.0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911.27" calcext:value-type="float">
            <text:p>11911.27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523.73" calcext:value-type="float">
            <text:p>16523.7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069.14" calcext:value-type="float">
            <text:p>15069.1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496.14" calcext:value-type="float">
            <text:p>15496.14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6H00M00S" calcext:value-type="time">
            <text:p>06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921.29" calcext:value-type="float">
            <text:p>16921.2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815.55" calcext:value-type="float">
            <text:p>14815.5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426.53" calcext:value-type="float">
            <text:p>14426.53</text:p>
          </table:table-cell>
          <table:table-cell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7H00M00S" calcext:value-type="time">
            <text:p>07:00:00 AM</text:p>
          </table:table-cell>
          <table:table-cell table:number-columns-repeated="1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306.56" calcext:value-type="float">
            <text:p>16306.5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469.97" calcext:value-type="float">
            <text:p>17469.9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032.91" calcext:value-type="float">
            <text:p>14032.91</text:p>
          </table:table-cell>
          <table:table-cell table:number-columns-repeated="13"/>
          <table:table-cell table:formula="of:=AVERAGE([.AA1:.AA90])" office:value-type="float" office:value="15062.7514" calcext:value-type="float">
            <text:p>15062.7514</text:p>
          </table:table-cell>
          <table:table-cell table:number-columns-repeated="13"/>
          <table:table-cell table:formula="of:=AVERAGE([.AO1:.AO90])" office:value-type="float" office:value="15238.7686" calcext:value-type="float">
            <text:p>15238.768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8H00M00S" calcext:value-type="time">
            <text:p>08:00:00 AM</text:p>
          </table:table-cell>
          <table:table-cell table:number-columns-repeated="24"/>
          <table:table-cell table:formula="of:=STDEV([.AA1:.AA90])" office:value-type="float" office:value="1555.97091662003" calcext:value-type="float">
            <text:p>1555.97091662003</text:p>
          </table:table-cell>
          <table:table-cell table:number-columns-repeated="13"/>
          <table:table-cell table:formula="of:=STDEV([.AO1:.AO90])" office:value-type="float" office:value="1207.63699022818" calcext:value-type="float">
            <text:p>1207.6369902281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577.86" calcext:value-type="float">
            <text:p>15577.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9H00M00S" calcext:value-type="time">
            <text:p>09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806.2" calcext:value-type="float">
            <text:p>13806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10H00M00S" calcext:value-type="time">
            <text:p>10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767.06" calcext:value-type="float">
            <text:p>14767.06</text:p>
          </table:table-cell>
          <table:table-cell table:number-columns-repeated="28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757.31" calcext:value-type="float">
            <text:p>13757.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022.83" calcext:value-type="float">
            <text:p>15022.8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115.06" calcext:value-type="float">
            <text:p>14115.0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538.06" calcext:value-type="float">
            <text:p>16538.0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021.09" calcext:value-type="float">
            <text:p>16021.0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6H00M00S" calcext:value-type="time">
            <text:p>06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547.51" calcext:value-type="float">
            <text:p>15547.5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7H00M00S" calcext:value-type="time">
            <text:p>07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546.65" calcext:value-type="float">
            <text:p>15546.6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8H00M00S" calcext:value-type="time">
            <text:p>08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79.05" calcext:value-type="float">
            <text:p>15279.0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9H00M00S" calcext:value-type="time">
            <text:p>09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29.38" calcext:value-type="float">
            <text:p>14629.3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10H00M00S" calcext:value-type="time">
            <text:p>10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22.01" calcext:value-type="float">
            <text:p>14822.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473.54" calcext:value-type="float">
            <text:p>16473.5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70.84" calcext:value-type="float">
            <text:p>15270.8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772.27" calcext:value-type="float">
            <text:p>14772.2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869" calcext:value-type="float">
            <text:p>1586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6H00M00S" calcext:value-type="time">
            <text:p>06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341.46" calcext:value-type="float">
            <text:p>15341.4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7H00M00S" calcext:value-type="time">
            <text:p>07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309.06" calcext:value-type="float">
            <text:p>15309.0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8H00M00S" calcext:value-type="time">
            <text:p>08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547.05" calcext:value-type="float">
            <text:p>15547.0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9H00M00S" calcext:value-type="time">
            <text:p>09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015.93" calcext:value-type="float">
            <text:p>15015.9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10H00M00S" calcext:value-type="time">
            <text:p>10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402.9" calcext:value-type="float">
            <text:p>16402.9</text:p>
          </table:table-cell>
          <table:table-cell table:number-columns-repeated="28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450.68" calcext:value-type="float">
            <text:p>15450.6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528.57" calcext:value-type="float">
            <text:p>15528.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767.51" calcext:value-type="float">
            <text:p>14767.5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38.75" calcext:value-type="float">
            <text:p>15238.7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091.86" calcext:value-type="float">
            <text:p>15091.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6H00M00S" calcext:value-type="time">
            <text:p>06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226.3" calcext:value-type="float">
            <text:p>16226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7H00M00S" calcext:value-type="time">
            <text:p>07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61.67" calcext:value-type="float">
            <text:p>14861.6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8H00M00S" calcext:value-type="time">
            <text:p>08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190.7" calcext:value-type="float">
            <text:p>16190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9H00M00S" calcext:value-type="time">
            <text:p>09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383.82" calcext:value-type="float">
            <text:p>15383.8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10H00M00S" calcext:value-type="time">
            <text:p>10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86.82" calcext:value-type="float">
            <text:p>14986.82</text:p>
          </table:table-cell>
          <table:table-cell table:number-columns-repeated="28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934.73" calcext:value-type="float">
            <text:p>13934.7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365.65" calcext:value-type="float">
            <text:p>13365.6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473.66" calcext:value-type="float">
            <text:p>16473.6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452.09" calcext:value-type="float">
            <text:p>14452.0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535.14" calcext:value-type="float">
            <text:p>15535.1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6H00M00S" calcext:value-type="time">
            <text:p>06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624.59" calcext:value-type="float">
            <text:p>13624.5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7H00M00S" calcext:value-type="time">
            <text:p>07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090.88" calcext:value-type="float">
            <text:p>13090.8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8H00M00S" calcext:value-type="time">
            <text:p>08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145.2" calcext:value-type="float">
            <text:p>13145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9H00M00S" calcext:value-type="time">
            <text:p>09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37.77" calcext:value-type="float">
            <text:p>14837.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10H00M00S" calcext:value-type="time">
            <text:p>10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786.18" calcext:value-type="float">
            <text:p>14786.18</text:p>
          </table:table-cell>
          <table:table-cell table:number-columns-repeated="28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845.92" calcext:value-type="float">
            <text:p>15845.9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357.29" calcext:value-type="float">
            <text:p>15357.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008.58" calcext:value-type="float">
            <text:p>13008.5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272.9" calcext:value-type="float">
            <text:p>11272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134.24" calcext:value-type="float">
            <text:p>14134.2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6H00M00S" calcext:value-type="time">
            <text:p>06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622.22" calcext:value-type="float">
            <text:p>15622.2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7H00M00S" calcext:value-type="time">
            <text:p>07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97.01" calcext:value-type="float">
            <text:p>15297.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8H00M00S" calcext:value-type="time">
            <text:p>08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31.77" calcext:value-type="float">
            <text:p>14531.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9H00M00S" calcext:value-type="time">
            <text:p>09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163.19" calcext:value-type="float">
            <text:p>15163.1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10H00M00S" calcext:value-type="time">
            <text:p>10:00:00 AM</text:p>
          </table:table-cell>
          <table:table-cell table:number-columns-repeated="39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80.66" calcext:value-type="float">
            <text:p>14380.66</text:p>
          </table:table-cell>
          <table:table-cell table:number-columns-repeated="28"/>
        </table:table-row>
        <table:table-row table:style-name="ro1">
          <table:table-cell table:number-columns-repeated="12"/>
          <table:table-cell table:formula="of:=AVERAGE([.M1:.M191])" office:value-type="float" office:value="14440.8194949495" calcext:value-type="float">
            <text:p>14440.8194949495</text:p>
          </table:table-cell>
          <table:table-cell table:number-columns-repeated="28"/>
        </table:table-row>
        <table:table-row table:style-name="ro1">
          <table:table-cell table:number-columns-repeated="12"/>
          <table:table-cell table:formula="of:=STDEV([.M1:.M191])" office:value-type="float" office:value="1359.26417264244" calcext:value-type="float">
            <text:p>1359.26417264244</text:p>
          </table:table-cell>
          <table:table-cell table:number-columns-repeated="28"/>
        </table:table-row>
      </table:table>
      <table:table table:name="gh-latency-pn" table:style-name="ta1">
        <table:table-column table:style-name="co1" table:number-columns-repeated="7" table:default-cell-style-name="Default"/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4.96" calcext:value-type="float">
            <text:p>234.96</text:p>
          </table:table-cell>
          <table:table-cell office:value-type="float" office:value="9949" calcext:value-type="float">
            <text:p>994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40.51" calcext:value-type="float">
            <text:p>840.51</text:p>
          </table:table-cell>
          <table:table-cell office:value-type="float" office:value="25520" calcext:value-type="float">
            <text:p>25520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1.86" calcext:value-type="float">
            <text:p>401.86</text:p>
          </table:table-cell>
          <table:table-cell office:value-type="float" office:value="16851" calcext:value-type="float">
            <text:p>1685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930.11" calcext:value-type="float">
            <text:p>930.11</text:p>
          </table:table-cell>
          <table:table-cell office:value-type="float" office:value="21849" calcext:value-type="float">
            <text:p>21849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37.83" calcext:value-type="float">
            <text:p>937.83</text:p>
          </table:table-cell>
          <table:table-cell office:value-type="float" office:value="10382" calcext:value-type="float">
            <text:p>1038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35.54" calcext:value-type="float">
            <text:p>935.54</text:p>
          </table:table-cell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1.78" calcext:value-type="float">
            <text:p>921.78</text:p>
          </table:table-cell>
          <table:table-cell office:value-type="float" office:value="12185" calcext:value-type="float">
            <text:p>1218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906.13" calcext:value-type="float">
            <text:p>906.13</text:p>
          </table:table-cell>
          <table:table-cell office:value-type="float" office:value="21102" calcext:value-type="float">
            <text:p>21102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2.1" calcext:value-type="float">
            <text:p>972.1</text:p>
          </table:table-cell>
          <table:table-cell office:value-type="float" office:value="13304" calcext:value-type="float">
            <text:p>1330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91.81" calcext:value-type="float">
            <text:p>891.81</text:p>
          </table:table-cell>
          <table:table-cell office:value-type="float" office:value="7898" calcext:value-type="float">
            <text:p>78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6.72" calcext:value-type="float">
            <text:p>196.72</text:p>
          </table:table-cell>
          <table:table-cell office:value-type="float" office:value="12505" calcext:value-type="float">
            <text:p>1250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3.01" calcext:value-type="float">
            <text:p>113.01</text:p>
          </table:table-cell>
          <table:table-cell office:value-type="float" office:value="9203" calcext:value-type="float">
            <text:p>9203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22.01" calcext:value-type="float">
            <text:p>922.01</text:p>
          </table:table-cell>
          <table:table-cell office:value-type="float" office:value="9987" calcext:value-type="float">
            <text:p>998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20.02" calcext:value-type="float">
            <text:p>220.02</text:p>
          </table:table-cell>
          <table:table-cell office:value-type="float" office:value="9565" calcext:value-type="float">
            <text:p>9565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04.52" calcext:value-type="float">
            <text:p>904.52</text:p>
          </table:table-cell>
          <table:table-cell office:value-type="float" office:value="9056" calcext:value-type="float">
            <text:p>905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13.5" calcext:value-type="float">
            <text:p>913.5</text:p>
          </table:table-cell>
          <table:table-cell office:value-type="float" office:value="22216" calcext:value-type="float">
            <text:p>22216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1.24" calcext:value-type="float">
            <text:p>921.24</text:p>
          </table:table-cell>
          <table:table-cell office:value-type="float" office:value="12163" calcext:value-type="float">
            <text:p>1216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72.9" calcext:value-type="float">
            <text:p>872.9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81.25" calcext:value-type="float">
            <text:p>581.25</text:p>
          </table:table-cell>
          <table:table-cell office:value-type="float" office:value="11039" calcext:value-type="float">
            <text:p>110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880.97" calcext:value-type="float">
            <text:p>880.97</text:p>
          </table:table-cell>
          <table:table-cell office:value-type="float" office:value="22044" calcext:value-type="float">
            <text:p>220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.12" calcext:value-type="float">
            <text:p>105.12</text:p>
          </table:table-cell>
          <table:table-cell office:value-type="float" office:value="10615" calcext:value-type="float">
            <text:p>10615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017.36" calcext:value-type="float">
            <text:p>1017.36</text:p>
          </table:table-cell>
          <table:table-cell office:value-type="float" office:value="21047" calcext:value-type="float">
            <text:p>21047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.47" calcext:value-type="float">
            <text:p>116.47</text:p>
          </table:table-cell>
          <table:table-cell office:value-type="float" office:value="11560" calcext:value-type="float">
            <text:p>1156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028.61" calcext:value-type="float">
            <text:p>1028.61</text:p>
          </table:table-cell>
          <table:table-cell office:value-type="float" office:value="21848" calcext:value-type="float">
            <text:p>21848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30.86" calcext:value-type="float">
            <text:p>930.86</text:p>
          </table:table-cell>
          <table:table-cell office:value-type="float" office:value="10148" calcext:value-type="float">
            <text:p>1014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004.46" calcext:value-type="float">
            <text:p>1004.46</text:p>
          </table:table-cell>
          <table:table-cell office:value-type="float" office:value="10715" calcext:value-type="float">
            <text:p>10715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3.84" calcext:value-type="float">
            <text:p>153.84</text:p>
          </table:table-cell>
          <table:table-cell office:value-type="float" office:value="8040" calcext:value-type="float">
            <text:p>804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998.17" calcext:value-type="float">
            <text:p>998.17</text:p>
          </table:table-cell>
          <table:table-cell office:value-type="float" office:value="21938" calcext:value-type="float">
            <text:p>21938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8.68" calcext:value-type="float">
            <text:p>128.68</text:p>
          </table:table-cell>
          <table:table-cell office:value-type="float" office:value="12769" calcext:value-type="float">
            <text:p>1276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81.25" calcext:value-type="float">
            <text:p>981.25</text:p>
          </table:table-cell>
          <table:table-cell office:value-type="float" office:value="12041" calcext:value-type="float">
            <text:p>120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4.75" calcext:value-type="float">
            <text:p>104.75</text:p>
          </table:table-cell>
          <table:table-cell office:value-type="float" office:value="13978" calcext:value-type="float">
            <text:p>1397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44.85" calcext:value-type="float">
            <text:p>444.85</text:p>
          </table:table-cell>
          <table:table-cell office:value-type="float" office:value="10149" calcext:value-type="float">
            <text:p>10149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5.98" calcext:value-type="float">
            <text:p>105.98</text:p>
          </table:table-cell>
          <table:table-cell office:value-type="float" office:value="13796" calcext:value-type="float">
            <text:p>1379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14560" calcext:value-type="float">
            <text:p>14560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8.85" calcext:value-type="float">
            <text:p>108.85</text:p>
          </table:table-cell>
          <table:table-cell office:value-type="float" office:value="10802" calcext:value-type="float">
            <text:p>1080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992.78" calcext:value-type="float">
            <text:p>992.78</text:p>
          </table:table-cell>
          <table:table-cell office:value-type="float" office:value="20505" calcext:value-type="float">
            <text:p>20505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0.57" calcext:value-type="float">
            <text:p>320.57</text:p>
          </table:table-cell>
          <table:table-cell office:value-type="float" office:value="12939" calcext:value-type="float">
            <text:p>1293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894.17" calcext:value-type="float">
            <text:p>894.17</text:p>
          </table:table-cell>
          <table:table-cell office:value-type="float" office:value="10181" calcext:value-type="float">
            <text:p>10181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41.72" calcext:value-type="float">
            <text:p>941.72</text:p>
          </table:table-cell>
          <table:table-cell office:value-type="float" office:value="10941" calcext:value-type="float">
            <text:p>10941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909.3" calcext:value-type="float">
            <text:p>909.3</text:p>
          </table:table-cell>
          <table:table-cell office:value-type="float" office:value="10768" calcext:value-type="float">
            <text:p>107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7.02" calcext:value-type="float">
            <text:p>407.02</text:p>
          </table:table-cell>
          <table:table-cell office:value-type="float" office:value="9423" calcext:value-type="float">
            <text:p>9423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982.67" calcext:value-type="float">
            <text:p>982.67</text:p>
          </table:table-cell>
          <table:table-cell office:value-type="float" office:value="21659" calcext:value-type="float">
            <text:p>21659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7.7" calcext:value-type="float">
            <text:p>117.7</text:p>
          </table:table-cell>
          <table:table-cell office:value-type="float" office:value="10464" calcext:value-type="float">
            <text:p>10464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006.17" calcext:value-type="float">
            <text:p>1006.17</text:p>
          </table:table-cell>
          <table:table-cell office:value-type="float" office:value="9541" calcext:value-type="float">
            <text:p>9541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9.16" calcext:value-type="float">
            <text:p>129.16</text:p>
          </table:table-cell>
          <table:table-cell office:value-type="float" office:value="9934" calcext:value-type="float">
            <text:p>9934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17.06" calcext:value-type="float">
            <text:p>1017.06</text:p>
          </table:table-cell>
          <table:table-cell office:value-type="float" office:value="9973" calcext:value-type="float">
            <text:p>9973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37.63" calcext:value-type="float">
            <text:p>1037.63</text:p>
          </table:table-cell>
          <table:table-cell office:value-type="float" office:value="13031" calcext:value-type="float">
            <text:p>13031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030.97" calcext:value-type="float">
            <text:p>1030.97</text:p>
          </table:table-cell>
          <table:table-cell office:value-type="float" office:value="23122" calcext:value-type="float">
            <text:p>23122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31.14" calcext:value-type="float">
            <text:p>1031.14</text:p>
          </table:table-cell>
          <table:table-cell office:value-type="float" office:value="11869" calcext:value-type="float">
            <text:p>11869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023.28" calcext:value-type="float">
            <text:p>1023.28</text:p>
          </table:table-cell>
          <table:table-cell office:value-type="float" office:value="13882" calcext:value-type="float">
            <text:p>138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9.97" calcext:value-type="float">
            <text:p>399.97</text:p>
          </table:table-cell>
          <table:table-cell office:value-type="float" office:value="11068" calcext:value-type="float">
            <text:p>1106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4.75" calcext:value-type="float">
            <text:p>114.75</text:p>
          </table:table-cell>
          <table:table-cell office:value-type="float" office:value="10536" calcext:value-type="float">
            <text:p>10536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16.25" calcext:value-type="float">
            <text:p>916.25</text:p>
          </table:table-cell>
          <table:table-cell office:value-type="float" office:value="14840" calcext:value-type="float">
            <text:p>1484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13.08" calcext:value-type="float">
            <text:p>113.08</text:p>
          </table:table-cell>
          <table:table-cell office:value-type="float" office:value="10032" calcext:value-type="float">
            <text:p>10032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21.87" calcext:value-type="float">
            <text:p>821.87</text:p>
          </table:table-cell>
          <table:table-cell office:value-type="float" office:value="9450" calcext:value-type="float">
            <text:p>945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94.53" calcext:value-type="float">
            <text:p>394.53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39.34" calcext:value-type="float">
            <text:p>939.34</text:p>
          </table:table-cell>
          <table:table-cell office:value-type="float" office:value="9647" calcext:value-type="float">
            <text:p>964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998.44" calcext:value-type="float">
            <text:p>998.44</text:p>
          </table:table-cell>
          <table:table-cell office:value-type="float" office:value="19179" calcext:value-type="float">
            <text:p>19179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27.57" calcext:value-type="float">
            <text:p>927.57</text:p>
          </table:table-cell>
          <table:table-cell office:value-type="float" office:value="9328" calcext:value-type="float">
            <text:p>932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976.48" calcext:value-type="float">
            <text:p>976.48</text:p>
          </table:table-cell>
          <table:table-cell office:value-type="float" office:value="8953" calcext:value-type="float">
            <text:p>89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.45" calcext:value-type="float">
            <text:p>104.45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790.83" calcext:value-type="float">
            <text:p>790.83</text:p>
          </table:table-cell>
          <table:table-cell office:value-type="float" office:value="18275" calcext:value-type="float">
            <text:p>18275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1.03" calcext:value-type="float">
            <text:p>281.03</text:p>
          </table:table-cell>
          <table:table-cell office:value-type="float" office:value="11896" calcext:value-type="float">
            <text:p>1189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893.93" calcext:value-type="float">
            <text:p>893.93</text:p>
          </table:table-cell>
          <table:table-cell office:value-type="float" office:value="13972" calcext:value-type="float">
            <text:p>13972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57.72" calcext:value-type="float">
            <text:p>1057.72</text:p>
          </table:table-cell>
          <table:table-cell office:value-type="float" office:value="12734" calcext:value-type="float">
            <text:p>1273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73.33" calcext:value-type="float">
            <text:p>873.33</text:p>
          </table:table-cell>
          <table:table-cell office:value-type="float" office:value="19377" calcext:value-type="float">
            <text:p>19377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0.61" calcext:value-type="float">
            <text:p>910.61</text:p>
          </table:table-cell>
          <table:table-cell office:value-type="float" office:value="11921" calcext:value-type="float">
            <text:p>1192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880.39" calcext:value-type="float">
            <text:p>880.39</text:p>
          </table:table-cell>
          <table:table-cell office:value-type="float" office:value="9973" calcext:value-type="float">
            <text:p>9973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39.39" calcext:value-type="float">
            <text:p>939.39</text:p>
          </table:table-cell>
          <table:table-cell office:value-type="float" office:value="14579" calcext:value-type="float">
            <text:p>1457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905.05" calcext:value-type="float">
            <text:p>905.05</text:p>
          </table:table-cell>
          <table:table-cell office:value-type="float" office:value="9467" calcext:value-type="float">
            <text:p>94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8.79" calcext:value-type="float">
            <text:p>108.79</text:p>
          </table:table-cell>
          <table:table-cell office:value-type="float" office:value="10315" calcext:value-type="float">
            <text:p>103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98.39" calcext:value-type="float">
            <text:p>298.39</text:p>
          </table:table-cell>
          <table:table-cell office:value-type="float" office:value="7393" calcext:value-type="float">
            <text:p>7393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4.96" calcext:value-type="float">
            <text:p>954.96</text:p>
          </table:table-cell>
          <table:table-cell office:value-type="float" office:value="11819" calcext:value-type="float">
            <text:p>1181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891.48" calcext:value-type="float">
            <text:p>891.48</text:p>
          </table:table-cell>
          <table:table-cell office:value-type="float" office:value="21208" calcext:value-type="float">
            <text:p>21208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17.05" calcext:value-type="float">
            <text:p>1017.05</text:p>
          </table:table-cell>
          <table:table-cell office:value-type="float" office:value="14168" calcext:value-type="float">
            <text:p>1416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60.58" calcext:value-type="float">
            <text:p>460.58</text:p>
          </table:table-cell>
          <table:table-cell office:value-type="float" office:value="15151" calcext:value-type="float">
            <text:p>15151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73.66" calcext:value-type="float">
            <text:p>973.66</text:p>
          </table:table-cell>
          <table:table-cell office:value-type="float" office:value="8566" calcext:value-type="float">
            <text:p>856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14.04" calcext:value-type="float">
            <text:p>614.04</text:p>
          </table:table-cell>
          <table:table-cell office:value-type="float" office:value="25962" calcext:value-type="float">
            <text:p>25962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99.63" calcext:value-type="float">
            <text:p>999.63</text:p>
          </table:table-cell>
          <table:table-cell office:value-type="float" office:value="15082" calcext:value-type="float">
            <text:p>1508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44.12" calcext:value-type="float">
            <text:p>144.12</text:p>
          </table:table-cell>
          <table:table-cell office:value-type="float" office:value="8476" calcext:value-type="float">
            <text:p>84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5.76" calcext:value-type="float">
            <text:p>115.76</text:p>
          </table:table-cell>
          <table:table-cell office:value-type="float" office:value="8786" calcext:value-type="float">
            <text:p>878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07.32" calcext:value-type="float">
            <text:p>707.32</text:p>
          </table:table-cell>
          <table:table-cell office:value-type="float" office:value="18829" calcext:value-type="float">
            <text:p>18829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6.53" calcext:value-type="float">
            <text:p>106.53</text:p>
          </table:table-cell>
          <table:table-cell office:value-type="float" office:value="8384" calcext:value-type="float">
            <text:p>83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97.87" calcext:value-type="float">
            <text:p>697.87</text:p>
          </table:table-cell>
          <table:table-cell office:value-type="float" office:value="19212" calcext:value-type="float">
            <text:p>19212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0.1" calcext:value-type="float">
            <text:p>410.1</text:p>
          </table:table-cell>
          <table:table-cell office:value-type="float" office:value="14415" calcext:value-type="float">
            <text:p>1441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69.64" calcext:value-type="float">
            <text:p>869.64</text:p>
          </table:table-cell>
          <table:table-cell office:value-type="float" office:value="9998" calcext:value-type="float">
            <text:p>9998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35.74" calcext:value-type="float">
            <text:p>935.74</text:p>
          </table:table-cell>
          <table:table-cell office:value-type="float" office:value="9853" calcext:value-type="float">
            <text:p>985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89.11" calcext:value-type="float">
            <text:p>889.11</text:p>
          </table:table-cell>
          <table:table-cell office:value-type="float" office:value="7988" calcext:value-type="float">
            <text:p>7988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24.99" calcext:value-type="float">
            <text:p>924.99</text:p>
          </table:table-cell>
          <table:table-cell office:value-type="float" office:value="12891" calcext:value-type="float">
            <text:p>1289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78.54" calcext:value-type="float">
            <text:p>878.54</text:p>
          </table:table-cell>
          <table:table-cell office:value-type="float" office:value="13257" calcext:value-type="float">
            <text:p>132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7.18" calcext:value-type="float">
            <text:p>107.18</text:p>
          </table:table-cell>
          <table:table-cell office:value-type="float" office:value="10526" calcext:value-type="float">
            <text:p>1052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44.07" calcext:value-type="float">
            <text:p>844.07</text:p>
          </table:table-cell>
          <table:table-cell office:value-type="float" office:value="10235" calcext:value-type="float">
            <text:p>10235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2.36" calcext:value-type="float">
            <text:p>252.36</text:p>
          </table:table-cell>
          <table:table-cell office:value-type="float" office:value="12199" calcext:value-type="float">
            <text:p>1219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20.5" calcext:value-type="float">
            <text:p>920.5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6.72" calcext:value-type="float">
            <text:p>896.72</text:p>
          </table:table-cell>
          <table:table-cell office:value-type="float" office:value="11853" calcext:value-type="float">
            <text:p>11853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906.21" calcext:value-type="float">
            <text:p>906.21</text:p>
          </table:table-cell>
          <table:table-cell office:value-type="float" office:value="17699" calcext:value-type="float">
            <text:p>17699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32.19" calcext:value-type="float">
            <text:p>932.19</text:p>
          </table:table-cell>
          <table:table-cell office:value-type="float" office:value="12161" calcext:value-type="float">
            <text:p>1216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6.02" calcext:value-type="float">
            <text:p>306.02</text:p>
          </table:table-cell>
          <table:table-cell office:value-type="float" office:value="18360" calcext:value-type="float">
            <text:p>18360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8.23" calcext:value-type="float">
            <text:p>828.23</text:p>
          </table:table-cell>
          <table:table-cell office:value-type="float" office:value="13819" calcext:value-type="float">
            <text:p>1381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66.96" calcext:value-type="float">
            <text:p>866.96</text:p>
          </table:table-cell>
          <table:table-cell office:value-type="float" office:value="9581" calcext:value-type="float">
            <text:p>9581</text:p>
          </table:table-cell>
        </table:table-row>
        <table:table-row table:style-name="ro1">
          <table:table-cell/>
          <table:table-cell table:formula="of:=AVERAGE([.B1:.B90])" office:value-type="float" office:value="591.917" calcext:value-type="float">
            <text:p>591.917</text:p>
          </table:table-cell>
          <table:table-cell table:number-columns-repeated="3"/>
          <table:table-cell table:formula="of:=AVERAGE([.F1:.F90])" office:value-type="float" office:value="781.6202" calcext:value-type="float">
            <text:p>781.6202</text:p>
          </table:table-cell>
          <table:table-cell/>
        </table:table-row>
        <table:table-row table:style-name="ro1">
          <table:table-cell/>
          <table:table-cell table:formula="of:=STDEV([.B1:.B90])" office:value-type="float" office:value="382.234436296386" calcext:value-type="float">
            <text:p>382.234436296386</text:p>
          </table:table-cell>
          <table:table-cell table:number-columns-repeated="3"/>
          <table:table-cell table:formula="of:=STDEV([.F1:.F90])" office:value-type="float" office:value="282.223857562592" calcext:value-type="float">
            <text:p>282.223857562592</text:p>
          </table:table-cell>
          <table:table-cell/>
        </table:table-row>
      </table:table>
      <table:table table:name="gh-throughput-pn" table:style-name="ta1">
        <table:table-column table:style-name="co1" table:number-columns-repeated="27" table:default-cell-style-name="Default"/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75.49" calcext:value-type="float">
            <text:p>14875.4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261.35" calcext:value-type="float">
            <text:p>14261.3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351.02" calcext:value-type="float">
            <text:p>15351.0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880.12" calcext:value-type="float">
            <text:p>14880.1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485.77" calcext:value-type="float">
            <text:p>15485.7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572.17" calcext:value-type="float">
            <text:p>20572.1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168.84" calcext:value-type="float">
            <text:p>11168.8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110.22" calcext:value-type="float">
            <text:p>16110.2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874.31" calcext:value-type="float">
            <text:p>11874.3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082.68" calcext:value-type="float">
            <text:p>16082.6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139.68" calcext:value-type="float">
            <text:p>14139.6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399.98" calcext:value-type="float">
            <text:p>14399.9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11.17" calcext:value-type="float">
            <text:p>15211.1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746.51" calcext:value-type="float">
            <text:p>14746.5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467.22" calcext:value-type="float">
            <text:p>14467.2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973.88" calcext:value-type="float">
            <text:p>15973.8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953.91" calcext:value-type="float">
            <text:p>16953.9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082.35" calcext:value-type="float">
            <text:p>15082.3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478.2" calcext:value-type="float">
            <text:p>14478.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405.86" calcext:value-type="float">
            <text:p>15405.8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732.02" calcext:value-type="float">
            <text:p>14732.0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103.13" calcext:value-type="float">
            <text:p>11103.1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455.82" calcext:value-type="float">
            <text:p>15455.8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1340.08" calcext:value-type="float">
            <text:p>21340.0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876.59" calcext:value-type="float">
            <text:p>13876.5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021.79" calcext:value-type="float">
            <text:p>15021.7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186.76" calcext:value-type="float">
            <text:p>13186.7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531.47" calcext:value-type="float">
            <text:p>14531.4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917.72" calcext:value-type="float">
            <text:p>15917.7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308.9" calcext:value-type="float">
            <text:p>10308.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493.96" calcext:value-type="float">
            <text:p>14493.9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478.25" calcext:value-type="float">
            <text:p>13478.2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92.53" calcext:value-type="float">
            <text:p>14992.5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297.96" calcext:value-type="float">
            <text:p>16297.9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091.02" calcext:value-type="float">
            <text:p>14091.0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469.67" calcext:value-type="float">
            <text:p>14469.6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91.49" calcext:value-type="float">
            <text:p>15291.4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690.66" calcext:value-type="float">
            <text:p>14690.6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7575.19" calcext:value-type="float">
            <text:p>17575.1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720.32" calcext:value-type="float">
            <text:p>15720.3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253.78" calcext:value-type="float">
            <text:p>16253.7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450.8" calcext:value-type="float">
            <text:p>13450.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818.4" calcext:value-type="float">
            <text:p>15818.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774.68" calcext:value-type="float">
            <text:p>15774.6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028.56" calcext:value-type="float">
            <text:p>14028.5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729.06" calcext:value-type="float">
            <text:p>13729.0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690.89" calcext:value-type="float">
            <text:p>15690.8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728.16" calcext:value-type="float">
            <text:p>15728.1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933.11" calcext:value-type="float">
            <text:p>13933.1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249.11" calcext:value-type="float">
            <text:p>16249.1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381.8" calcext:value-type="float">
            <text:p>13381.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878.4" calcext:value-type="float">
            <text:p>11878.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757.76" calcext:value-type="float">
            <text:p>15757.7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553.56" calcext:value-type="float">
            <text:p>14553.5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06.53" calcext:value-type="float">
            <text:p>14306.5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280.94" calcext:value-type="float">
            <text:p>15280.9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498.47" calcext:value-type="float">
            <text:p>14498.4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143.33" calcext:value-type="float">
            <text:p>12143.3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113.76" calcext:value-type="float">
            <text:p>15113.7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522.19" calcext:value-type="float">
            <text:p>11522.1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7158.68" calcext:value-type="float">
            <text:p>17158.6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202.79" calcext:value-type="float">
            <text:p>15202.7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260.92" calcext:value-type="float">
            <text:p>14260.9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84.77" calcext:value-type="float">
            <text:p>10284.7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45.14" calcext:value-type="float">
            <text:p>14845.1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419.24" calcext:value-type="float">
            <text:p>13419.2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518.55" calcext:value-type="float">
            <text:p>16518.5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572.7" calcext:value-type="float">
            <text:p>10572.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47.07" calcext:value-type="float">
            <text:p>14947.0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129.69" calcext:value-type="float">
            <text:p>12129.6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644.99" calcext:value-type="float">
            <text:p>15644.9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656.07" calcext:value-type="float">
            <text:p>14656.0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113.97" calcext:value-type="float">
            <text:p>15113.9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8562.17" calcext:value-type="float">
            <text:p>18562.1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27.36" calcext:value-type="float">
            <text:p>14527.3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068.73" calcext:value-type="float">
            <text:p>14068.7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683.9" calcext:value-type="float">
            <text:p>15683.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068.06" calcext:value-type="float">
            <text:p>14068.0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923.13" calcext:value-type="float">
            <text:p>16923.1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669.33" calcext:value-type="float">
            <text:p>14669.3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873.91" calcext:value-type="float">
            <text:p>15873.9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824.41" calcext:value-type="float">
            <text:p>14824.4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458.15" calcext:value-type="float">
            <text:p>15458.1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082.8" calcext:value-type="float">
            <text:p>13082.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11.02" calcext:value-type="float">
            <text:p>15211.0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015.87" calcext:value-type="float">
            <text:p>14015.8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877.71" calcext:value-type="float">
            <text:p>13877.7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021.74" calcext:value-type="float">
            <text:p>13021.7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02.25" calcext:value-type="float">
            <text:p>14302.2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845.28" calcext:value-type="float">
            <text:p>14845.2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724.74" calcext:value-type="float">
            <text:p>14724.7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123.14" calcext:value-type="float">
            <text:p>15123.1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178.03" calcext:value-type="float">
            <text:p>16178.0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059.53" calcext:value-type="float">
            <text:p>16059.5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227.52" calcext:value-type="float">
            <text:p>16227.5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342.47" calcext:value-type="float">
            <text:p>15342.4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090.83" calcext:value-type="float">
            <text:p>16090.8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105.55" calcext:value-type="float">
            <text:p>14105.5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824.45" calcext:value-type="float">
            <text:p>15824.4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830.27" calcext:value-type="float">
            <text:p>16830.27</text:p>
          </table:table-cell>
        </table:table-row>
        <table:table-row table:style-name="ro1">
          <table:table-cell table:number-columns-repeated="12"/>
          <table:table-cell table:formula="of:=AVERAGE([.M1:.M90])" office:value-type="float" office:value="15035.8818" calcext:value-type="float">
            <text:p>15035.8818</text:p>
          </table:table-cell>
          <table:table-cell table:number-columns-repeated="13"/>
          <table:table-cell table:formula="of:=AVERAGE([.AA1:.AA90])" office:value-type="float" office:value="14593.4438" calcext:value-type="float">
            <text:p>14593.4438</text:p>
          </table:table-cell>
        </table:table-row>
        <table:table-row table:style-name="ro1">
          <table:table-cell table:number-columns-repeated="12"/>
          <table:table-cell table:formula="of:=STDEV([.M1:.M90])" office:value-type="float" office:value="1212.92718664258" calcext:value-type="float">
            <text:p>1212.92718664258</text:p>
          </table:table-cell>
          <table:table-cell table:number-columns-repeated="13"/>
          <table:table-cell table:formula="of:=STDEV([.AA1:.AA90])" office:value-type="float" office:value="2157.40620969822" calcext:value-type="float">
            <text:p>2157.40620969822</text:p>
          </table:table-cell>
        </table:table-row>
      </table:table>
      <table:table table:name="ghfly-latency-pn" table:style-name="ta1">
        <table:table-column table:style-name="co1" table:number-columns-repeated="8" table:default-cell-style-name="Default"/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1.29" calcext:value-type="float">
            <text:p>301.29</text:p>
          </table:table-cell>
          <table:table-cell office:value-type="float" office:value="11630" calcext:value-type="float">
            <text:p>1163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806.63" calcext:value-type="float">
            <text:p>806.63</text:p>
          </table:table-cell>
          <table:table-cell office:value-type="float" office:value="205743" calcext:value-type="float">
            <text:p>205743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2.07" calcext:value-type="float">
            <text:p>932.07</text:p>
          </table:table-cell>
          <table:table-cell office:value-type="float" office:value="9510" calcext:value-type="float">
            <text:p>951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301.91" calcext:value-type="float">
            <text:p>301.91</text:p>
          </table:table-cell>
          <table:table-cell office:value-type="float" office:value="21084" calcext:value-type="float">
            <text:p>21084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43.79" calcext:value-type="float">
            <text:p>943.79</text:p>
          </table:table-cell>
          <table:table-cell office:value-type="float" office:value="13758" calcext:value-type="float">
            <text:p>1375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878.22" calcext:value-type="float">
            <text:p>878.22</text:p>
          </table:table-cell>
          <table:table-cell office:value-type="float" office:value="20346" calcext:value-type="float">
            <text:p>20346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5.3" calcext:value-type="float">
            <text:p>105.3</text:p>
          </table:table-cell>
          <table:table-cell office:value-type="float" office:value="12092" calcext:value-type="float">
            <text:p>12092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884.45" calcext:value-type="float">
            <text:p>884.45</text:p>
          </table:table-cell>
          <table:table-cell office:value-type="float" office:value="21647" calcext:value-type="float">
            <text:p>21647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8.97" calcext:value-type="float">
            <text:p>108.97</text:p>
          </table:table-cell>
          <table:table-cell office:value-type="float" office:value="9899" calcext:value-type="float">
            <text:p>989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46.59" calcext:value-type="float">
            <text:p>846.59</text:p>
          </table:table-cell>
          <table:table-cell office:value-type="float" office:value="10265" calcext:value-type="float">
            <text:p>102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6.25" calcext:value-type="float">
            <text:p>106.25</text:p>
          </table:table-cell>
          <table:table-cell office:value-type="float" office:value="9026" calcext:value-type="float">
            <text:p>9026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884.95" calcext:value-type="float">
            <text:p>884.95</text:p>
          </table:table-cell>
          <table:table-cell office:value-type="float" office:value="19420" calcext:value-type="float">
            <text:p>19420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7.92" calcext:value-type="float">
            <text:p>107.92</text:p>
          </table:table-cell>
          <table:table-cell office:value-type="float" office:value="11634" calcext:value-type="float">
            <text:p>1163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910.05" calcext:value-type="float">
            <text:p>910.05</text:p>
          </table:table-cell>
          <table:table-cell office:value-type="float" office:value="21446" calcext:value-type="float">
            <text:p>21446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6.05" calcext:value-type="float">
            <text:p>206.05</text:p>
          </table:table-cell>
          <table:table-cell office:value-type="float" office:value="12150" calcext:value-type="float">
            <text:p>1215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860.89" calcext:value-type="float">
            <text:p>860.89</text:p>
          </table:table-cell>
          <table:table-cell office:value-type="float" office:value="22711" calcext:value-type="float">
            <text:p>22711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62.21" calcext:value-type="float">
            <text:p>562.21</text:p>
          </table:table-cell>
          <table:table-cell office:value-type="float" office:value="9177" calcext:value-type="float">
            <text:p>917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81.71" calcext:value-type="float">
            <text:p>681.71</text:p>
          </table:table-cell>
          <table:table-cell office:value-type="float" office:value="20957" calcext:value-type="float">
            <text:p>20957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8.63" calcext:value-type="float">
            <text:p>218.63</text:p>
          </table:table-cell>
          <table:table-cell office:value-type="float" office:value="11439" calcext:value-type="float">
            <text:p>1143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81.34" calcext:value-type="float">
            <text:p>181.34</text:p>
          </table:table-cell>
          <table:table-cell office:value-type="float" office:value="10541" calcext:value-type="float">
            <text:p>105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2.63" calcext:value-type="float">
            <text:p>112.63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43.03" calcext:value-type="float">
            <text:p>243.03</text:p>
          </table:table-cell>
          <table:table-cell office:value-type="float" office:value="24640" calcext:value-type="float">
            <text:p>24640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7.35" calcext:value-type="float">
            <text:p>107.35</text:p>
          </table:table-cell>
          <table:table-cell office:value-type="float" office:value="9640" calcext:value-type="float">
            <text:p>964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06.63" calcext:value-type="float">
            <text:p>906.63</text:p>
          </table:table-cell>
          <table:table-cell office:value-type="float" office:value="14294" calcext:value-type="float">
            <text:p>14294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8.21" calcext:value-type="float">
            <text:p>108.21</text:p>
          </table:table-cell>
          <table:table-cell office:value-type="float" office:value="9342" calcext:value-type="float">
            <text:p>9342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985.85" calcext:value-type="float">
            <text:p>985.85</text:p>
          </table:table-cell>
          <table:table-cell office:value-type="float" office:value="22783" calcext:value-type="float">
            <text:p>22783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3.53" calcext:value-type="float">
            <text:p>113.53</text:p>
          </table:table-cell>
          <table:table-cell office:value-type="float" office:value="10856" calcext:value-type="float">
            <text:p>10856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979.07" calcext:value-type="float">
            <text:p>979.07</text:p>
          </table:table-cell>
          <table:table-cell office:value-type="float" office:value="20622" calcext:value-type="float">
            <text:p>20622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6.26" calcext:value-type="float">
            <text:p>1046.26</text:p>
          </table:table-cell>
          <table:table-cell office:value-type="float" office:value="14749" calcext:value-type="float">
            <text:p>1474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12.19" calcext:value-type="float">
            <text:p>812.19</text:p>
          </table:table-cell>
          <table:table-cell office:value-type="float" office:value="21563" calcext:value-type="float">
            <text:p>215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2.04" calcext:value-type="float">
            <text:p>112.04</text:p>
          </table:table-cell>
          <table:table-cell office:value-type="float" office:value="7692" calcext:value-type="float">
            <text:p>769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671.53" calcext:value-type="float">
            <text:p>671.53</text:p>
          </table:table-cell>
          <table:table-cell office:value-type="float" office:value="28743" calcext:value-type="float">
            <text:p>28743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7.57" calcext:value-type="float">
            <text:p>787.57</text:p>
          </table:table-cell>
          <table:table-cell office:value-type="float" office:value="10485" calcext:value-type="float">
            <text:p>10485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724.82" calcext:value-type="float">
            <text:p>724.82</text:p>
          </table:table-cell>
          <table:table-cell office:value-type="float" office:value="22006" calcext:value-type="float">
            <text:p>22006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6.31" calcext:value-type="float">
            <text:p>376.31</text:p>
          </table:table-cell>
          <table:table-cell office:value-type="float" office:value="12485" calcext:value-type="float">
            <text:p>1248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895.01" calcext:value-type="float">
            <text:p>895.01</text:p>
          </table:table-cell>
          <table:table-cell office:value-type="float" office:value="21747" calcext:value-type="float">
            <text:p>21747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34.66" calcext:value-type="float">
            <text:p>934.66</text:p>
          </table:table-cell>
          <table:table-cell office:value-type="float" office:value="10841" calcext:value-type="float">
            <text:p>1084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69.24" calcext:value-type="float">
            <text:p>869.24</text:p>
          </table:table-cell>
          <table:table-cell office:value-type="float" office:value="21904" calcext:value-type="float">
            <text:p>21904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6.47" calcext:value-type="float">
            <text:p>956.47</text:p>
          </table:table-cell>
          <table:table-cell office:value-type="float" office:value="11400" calcext:value-type="float">
            <text:p>1140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45.53" calcext:value-type="float">
            <text:p>845.53</text:p>
          </table:table-cell>
          <table:table-cell office:value-type="float" office:value="22043" calcext:value-type="float">
            <text:p>220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8.42" calcext:value-type="float">
            <text:p>108.42</text:p>
          </table:table-cell>
          <table:table-cell office:value-type="float" office:value="9893" calcext:value-type="float">
            <text:p>9893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994.28" calcext:value-type="float">
            <text:p>994.28</text:p>
          </table:table-cell>
          <table:table-cell office:value-type="float" office:value="21455" calcext:value-type="float">
            <text:p>21455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.28" calcext:value-type="float">
            <text:p>110.28</text:p>
          </table:table-cell>
          <table:table-cell office:value-type="float" office:value="8727" calcext:value-type="float">
            <text:p>87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93.22" calcext:value-type="float">
            <text:p>993.22</text:p>
          </table:table-cell>
          <table:table-cell office:value-type="float" office:value="10445" calcext:value-type="float">
            <text:p>10445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0.35" calcext:value-type="float">
            <text:p>110.35</text:p>
          </table:table-cell>
          <table:table-cell office:value-type="float" office:value="9279" calcext:value-type="float">
            <text:p>927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83.39" calcext:value-type="float">
            <text:p>983.39</text:p>
          </table:table-cell>
          <table:table-cell office:value-type="float" office:value="20803" calcext:value-type="float">
            <text:p>20803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93.87" calcext:value-type="float">
            <text:p>893.87</text:p>
          </table:table-cell>
          <table:table-cell office:value-type="float" office:value="9324" calcext:value-type="float">
            <text:p>932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986.43" calcext:value-type="float">
            <text:p>986.43</text:p>
          </table:table-cell>
          <table:table-cell office:value-type="float" office:value="23738" calcext:value-type="float">
            <text:p>23738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1.66" calcext:value-type="float">
            <text:p>941.66</text:p>
          </table:table-cell>
          <table:table-cell office:value-type="float" office:value="9790" calcext:value-type="float">
            <text:p>979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961.03" calcext:value-type="float">
            <text:p>961.03</text:p>
          </table:table-cell>
          <table:table-cell office:value-type="float" office:value="13515" calcext:value-type="float">
            <text:p>135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46.56" calcext:value-type="float">
            <text:p>646.56</text:p>
          </table:table-cell>
          <table:table-cell office:value-type="float" office:value="12991" calcext:value-type="float">
            <text:p>1299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493.72" calcext:value-type="float">
            <text:p>493.72</text:p>
          </table:table-cell>
          <table:table-cell office:value-type="float" office:value="20245" calcext:value-type="float">
            <text:p>20245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55.93" calcext:value-type="float">
            <text:p>955.93</text:p>
          </table:table-cell>
          <table:table-cell office:value-type="float" office:value="12492" calcext:value-type="float">
            <text:p>1249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76.16" calcext:value-type="float">
            <text:p>876.16</text:p>
          </table:table-cell>
          <table:table-cell office:value-type="float" office:value="13824" calcext:value-type="float">
            <text:p>13824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43.83" calcext:value-type="float">
            <text:p>943.83</text:p>
          </table:table-cell>
          <table:table-cell office:value-type="float" office:value="11105" calcext:value-type="float">
            <text:p>1110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899.26" calcext:value-type="float">
            <text:p>899.26</text:p>
          </table:table-cell>
          <table:table-cell office:value-type="float" office:value="20735" calcext:value-type="float">
            <text:p>20735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3.44" calcext:value-type="float">
            <text:p>973.44</text:p>
          </table:table-cell>
          <table:table-cell office:value-type="float" office:value="12699" calcext:value-type="float">
            <text:p>1269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596.04" calcext:value-type="float">
            <text:p>596.04</text:p>
          </table:table-cell>
          <table:table-cell office:value-type="float" office:value="16413" calcext:value-type="float">
            <text:p>16413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68.46" calcext:value-type="float">
            <text:p>968.46</text:p>
          </table:table-cell>
          <table:table-cell office:value-type="float" office:value="11259" calcext:value-type="float">
            <text:p>1125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66.58" calcext:value-type="float">
            <text:p>166.58</text:p>
          </table:table-cell>
          <table:table-cell office:value-type="float" office:value="21738" calcext:value-type="float">
            <text:p>217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6.1" calcext:value-type="float">
            <text:p>156.1</text:p>
          </table:table-cell>
          <table:table-cell office:value-type="float" office:value="10574" calcext:value-type="float">
            <text:p>10574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988.06" calcext:value-type="float">
            <text:p>988.06</text:p>
          </table:table-cell>
          <table:table-cell office:value-type="float" office:value="19510" calcext:value-type="float">
            <text:p>19510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09.56" calcext:value-type="float">
            <text:p>909.56</text:p>
          </table:table-cell>
          <table:table-cell office:value-type="float" office:value="15459" calcext:value-type="float">
            <text:p>1545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893.76" calcext:value-type="float">
            <text:p>893.76</text:p>
          </table:table-cell>
          <table:table-cell office:value-type="float" office:value="21184" calcext:value-type="float">
            <text:p>21184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3.5" calcext:value-type="float">
            <text:p>933.5</text:p>
          </table:table-cell>
          <table:table-cell office:value-type="float" office:value="17378" calcext:value-type="float">
            <text:p>1737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30.38" calcext:value-type="float">
            <text:p>830.38</text:p>
          </table:table-cell>
          <table:table-cell office:value-type="float" office:value="20445" calcext:value-type="float">
            <text:p>20445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50.9" calcext:value-type="float">
            <text:p>950.9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43" calcext:value-type="float">
            <text:p>443</text:p>
          </table:table-cell>
          <table:table-cell office:value-type="float" office:value="11006" calcext:value-type="float">
            <text:p>11006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21.42" calcext:value-type="float">
            <text:p>921.42</text:p>
          </table:table-cell>
          <table:table-cell office:value-type="float" office:value="11029" calcext:value-type="float">
            <text:p>1102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10.45" calcext:value-type="float">
            <text:p>110.45</text:p>
          </table:table-cell>
          <table:table-cell office:value-type="float" office:value="13512" calcext:value-type="float">
            <text:p>135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7.39" calcext:value-type="float">
            <text:p>107.3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1016.64" calcext:value-type="float">
            <text:p>1016.64</text:p>
          </table:table-cell>
          <table:table-cell office:value-type="float" office:value="9363" calcext:value-type="float">
            <text:p>9363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3.64" calcext:value-type="float">
            <text:p>103.64</text:p>
          </table:table-cell>
          <table:table-cell office:value-type="float" office:value="8349" calcext:value-type="float">
            <text:p>834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945.31" calcext:value-type="float">
            <text:p>945.31</text:p>
          </table:table-cell>
          <table:table-cell office:value-type="float" office:value="20199" calcext:value-type="float">
            <text:p>20199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.56" calcext:value-type="float">
            <text:p>135.56</text:p>
          </table:table-cell>
          <table:table-cell office:value-type="float" office:value="10089" calcext:value-type="float">
            <text:p>10089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000.55" calcext:value-type="float">
            <text:p>1000.55</text:p>
          </table:table-cell>
          <table:table-cell office:value-type="float" office:value="22223" calcext:value-type="float">
            <text:p>22223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6.82" calcext:value-type="float">
            <text:p>316.82</text:p>
          </table:table-cell>
          <table:table-cell office:value-type="float" office:value="11178" calcext:value-type="float">
            <text:p>1117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25.9" calcext:value-type="float">
            <text:p>925.9</text:p>
          </table:table-cell>
          <table:table-cell office:value-type="float" office:value="8656" calcext:value-type="float">
            <text:p>8656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53.45" calcext:value-type="float">
            <text:p>953.45</text:p>
          </table:table-cell>
          <table:table-cell office:value-type="float" office:value="12891" calcext:value-type="float">
            <text:p>12891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000.11" calcext:value-type="float">
            <text:p>1000.11</text:p>
          </table:table-cell>
          <table:table-cell office:value-type="float" office:value="21695" calcext:value-type="float">
            <text:p>216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6.6" calcext:value-type="float">
            <text:p>106.6</text:p>
          </table:table-cell>
          <table:table-cell office:value-type="float" office:value="8212" calcext:value-type="float">
            <text:p>821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04.22" calcext:value-type="float">
            <text:p>604.22</text:p>
          </table:table-cell>
          <table:table-cell office:value-type="float" office:value="10508" calcext:value-type="float">
            <text:p>10508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2.08" calcext:value-type="float">
            <text:p>162.08</text:p>
          </table:table-cell>
          <table:table-cell office:value-type="float" office:value="8373" calcext:value-type="float">
            <text:p>8373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862.11" calcext:value-type="float">
            <text:p>862.11</text:p>
          </table:table-cell>
          <table:table-cell office:value-type="float" office:value="10807" calcext:value-type="float">
            <text:p>10807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0.87" calcext:value-type="float">
            <text:p>1040.87</text:p>
          </table:table-cell>
          <table:table-cell office:value-type="float" office:value="13644" calcext:value-type="float">
            <text:p>1364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821.27" calcext:value-type="float">
            <text:p>821.27</text:p>
          </table:table-cell>
          <table:table-cell office:value-type="float" office:value="7679" calcext:value-type="float">
            <text:p>7679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49.22" calcext:value-type="float">
            <text:p>949.22</text:p>
          </table:table-cell>
          <table:table-cell office:value-type="float" office:value="18462" calcext:value-type="float">
            <text:p>1846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42.02" calcext:value-type="float">
            <text:p>742.02</text:p>
          </table:table-cell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35.39" calcext:value-type="float">
            <text:p>935.39</text:p>
          </table:table-cell>
          <table:table-cell office:value-type="float" office:value="11476" calcext:value-type="float">
            <text:p>1147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73.33" calcext:value-type="float">
            <text:p>873.33</text:p>
          </table:table-cell>
          <table:table-cell office:value-type="float" office:value="17769" calcext:value-type="float">
            <text:p>177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7.2" calcext:value-type="float">
            <text:p>107.2</text:p>
          </table:table-cell>
          <table:table-cell office:value-type="float" office:value="9108" calcext:value-type="float">
            <text:p>910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00.69" calcext:value-type="float">
            <text:p>800.69</text:p>
          </table:table-cell>
          <table:table-cell office:value-type="float" office:value="10387" calcext:value-type="float">
            <text:p>10387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7.23" calcext:value-type="float">
            <text:p>107.23</text:p>
          </table:table-cell>
          <table:table-cell office:value-type="float" office:value="8822" calcext:value-type="float">
            <text:p>8822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73.86" calcext:value-type="float">
            <text:p>773.86</text:p>
          </table:table-cell>
          <table:table-cell office:value-type="float" office:value="21272" calcext:value-type="float">
            <text:p>21272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5.59" calcext:value-type="float">
            <text:p>105.59</text:p>
          </table:table-cell>
          <table:table-cell office:value-type="float" office:value="8492" calcext:value-type="float">
            <text:p>8492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93.7" calcext:value-type="float">
            <text:p>893.7</text:p>
          </table:table-cell>
          <table:table-cell office:value-type="float" office:value="20195" calcext:value-type="float">
            <text:p>20195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.06" calcext:value-type="float">
            <text:p>103.06</text:p>
          </table:table-cell>
          <table:table-cell office:value-type="float" office:value="9217" calcext:value-type="float">
            <text:p>921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656.87" calcext:value-type="float">
            <text:p>656.87</text:p>
          </table:table-cell>
          <table:table-cell office:value-type="float" office:value="20354" calcext:value-type="float">
            <text:p>20354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9.66" calcext:value-type="float">
            <text:p>219.66</text:p>
          </table:table-cell>
          <table:table-cell office:value-type="float" office:value="12074" calcext:value-type="float">
            <text:p>12074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896.4" calcext:value-type="float">
            <text:p>896.4</text:p>
          </table:table-cell>
          <table:table-cell office:value-type="float" office:value="12036" calcext:value-type="float">
            <text:p>12036</text:p>
          </table:table-cell>
        </table:table-row>
        <table:table-row table:style-name="ro1">
          <table:table-cell/>
          <table:table-cell table:formula="of:=AVERAGE([.B1:.B90])" office:value-type="float" office:value="484.511" calcext:value-type="float">
            <text:p>484.511</text:p>
          </table:table-cell>
          <table:table-cell table:number-columns-repeated="4"/>
          <table:table-cell table:formula="of:=AVERAGE([.G1:.G90])" office:value-type="float" office:value="783.9676" calcext:value-type="float">
            <text:p>783.9676</text:p>
          </table:table-cell>
          <table:table-cell/>
        </table:table-row>
        <table:table-row table:style-name="ro1">
          <table:table-cell/>
          <table:table-cell table:formula="of:=STDEV([.B1:.B90])" office:value-type="float" office:value="394.28809854481" calcext:value-type="float">
            <text:p>394.28809854481</text:p>
          </table:table-cell>
          <table:table-cell table:number-columns-repeated="4"/>
          <table:table-cell table:formula="of:=STDEV([.G1:.G90])" office:value-type="float" office:value="235.663925335055" calcext:value-type="float">
            <text:p>235.663925335055</text:p>
          </table:table-cell>
          <table:table-cell/>
        </table:table-row>
      </table:table>
      <table:table table:name="ghfly-throughput-pn" table:style-name="ta1">
        <table:table-column table:style-name="co1" table:number-columns-repeated="28" table:default-cell-style-name="Default"/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943.8" calcext:value-type="float">
            <text:p>15943.8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912.98" calcext:value-type="float">
            <text:p>13912.9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116.02" calcext:value-type="float">
            <text:p>15116.02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407.84" calcext:value-type="float">
            <text:p>13407.8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340.94" calcext:value-type="float">
            <text:p>16340.94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751.25" calcext:value-type="float">
            <text:p>14751.2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043.93" calcext:value-type="float">
            <text:p>16043.93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47.82" calcext:value-type="float">
            <text:p>14647.8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136.53" calcext:value-type="float">
            <text:p>16136.53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055.23" calcext:value-type="float">
            <text:p>13055.2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394.62" calcext:value-type="float">
            <text:p>15394.62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036.07" calcext:value-type="float">
            <text:p>15036.0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53.93" calcext:value-type="float">
            <text:p>14553.93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968.62" calcext:value-type="float">
            <text:p>15968.6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94.04" calcext:value-type="float">
            <text:p>15294.04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148.93" calcext:value-type="float">
            <text:p>15148.9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584.9" calcext:value-type="float">
            <text:p>12584.9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17.24" calcext:value-type="float">
            <text:p>14817.2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043.7" calcext:value-type="float">
            <text:p>15043.7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294.55" calcext:value-type="float">
            <text:p>14294.5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901.44" calcext:value-type="float">
            <text:p>13901.44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119.9" calcext:value-type="float">
            <text:p>15119.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81.04" calcext:value-type="float">
            <text:p>14381.04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234.46" calcext:value-type="float">
            <text:p>14234.4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54.69" calcext:value-type="float">
            <text:p>14554.69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73.47" calcext:value-type="float">
            <text:p>14873.4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816.77" calcext:value-type="float">
            <text:p>15816.77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77.43" calcext:value-type="float">
            <text:p>14377.4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96.78" calcext:value-type="float">
            <text:p>15296.78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308.63" calcext:value-type="float">
            <text:p>15308.6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966.06" calcext:value-type="float">
            <text:p>12966.06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76.88" calcext:value-type="float">
            <text:p>14376.8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97.29" calcext:value-type="float">
            <text:p>14697.29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48.98" calcext:value-type="float">
            <text:p>14948.9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74.67" calcext:value-type="float">
            <text:p>14874.67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82.49" calcext:value-type="float">
            <text:p>14682.4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494.1" calcext:value-type="float">
            <text:p>14494.1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95.41" calcext:value-type="float">
            <text:p>14995.4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111.77" calcext:value-type="float">
            <text:p>16111.77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86.57" calcext:value-type="float">
            <text:p>15286.5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766.23" calcext:value-type="float">
            <text:p>15766.23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028.65" calcext:value-type="float">
            <text:p>14028.6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022.68" calcext:value-type="float">
            <text:p>16022.68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782.18" calcext:value-type="float">
            <text:p>15782.1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701.73" calcext:value-type="float">
            <text:p>16701.73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770.49" calcext:value-type="float">
            <text:p>15770.4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63.61" calcext:value-type="float">
            <text:p>14963.61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581.75" calcext:value-type="float">
            <text:p>13581.7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721.35" calcext:value-type="float">
            <text:p>15721.35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10.24" calcext:value-type="float">
            <text:p>14910.2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092.23" calcext:value-type="float">
            <text:p>12092.23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701.92" calcext:value-type="float">
            <text:p>13701.9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129.61" calcext:value-type="float">
            <text:p>15129.61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191.6" calcext:value-type="float">
            <text:p>14191.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291.68" calcext:value-type="float">
            <text:p>16291.68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709.01" calcext:value-type="float">
            <text:p>14709.0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763.8" calcext:value-type="float">
            <text:p>14763.8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63.54" calcext:value-type="float">
            <text:p>14563.5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690.09" calcext:value-type="float">
            <text:p>15690.09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116.79" calcext:value-type="float">
            <text:p>15116.7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686.32" calcext:value-type="float">
            <text:p>15686.32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03.1" calcext:value-type="float">
            <text:p>14503.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125.06" calcext:value-type="float">
            <text:p>16125.06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734.33" calcext:value-type="float">
            <text:p>15734.3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74.36" calcext:value-type="float">
            <text:p>14874.36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054.1" calcext:value-type="float">
            <text:p>15054.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.01" calcext:value-type="float">
            <text:p>30.01</text:p>
          </table:table-cell>
          <table:table-cell table:number-columns-repeated="3"/>
          <table:table-cell office:value-type="float" office:value="15319.22" calcext:value-type="float">
            <text:p>15319.22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66.85" calcext:value-type="float">
            <text:p>14866.8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7233.49" calcext:value-type="float">
            <text:p>17233.49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90.85" calcext:value-type="float">
            <text:p>14690.8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363.83" calcext:value-type="float">
            <text:p>15363.83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327.95" calcext:value-type="float">
            <text:p>13327.9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391.19" calcext:value-type="float">
            <text:p>16391.19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8517.32" calcext:value-type="float">
            <text:p>18517.3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033.56" calcext:value-type="float">
            <text:p>13033.56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679.97" calcext:value-type="float">
            <text:p>14679.9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17.14" calcext:value-type="float">
            <text:p>14817.14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207.12" calcext:value-type="float">
            <text:p>13207.1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944.6" calcext:value-type="float">
            <text:p>15944.6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573.15" calcext:value-type="float">
            <text:p>14573.1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726.76" calcext:value-type="float">
            <text:p>14726.76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694.87" calcext:value-type="float">
            <text:p>11694.8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7894.35" calcext:value-type="float">
            <text:p>17894.35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116.07" calcext:value-type="float">
            <text:p>16116.0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7084.41" calcext:value-type="float">
            <text:p>17084.41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170.95" calcext:value-type="float">
            <text:p>17170.9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374.28" calcext:value-type="float">
            <text:p>15374.28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015.51" calcext:value-type="float">
            <text:p>19015.5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46.79" calcext:value-type="float">
            <text:p>14546.79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448.93" calcext:value-type="float">
            <text:p>16448.9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191.33" calcext:value-type="float">
            <text:p>15191.33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823.67" calcext:value-type="float">
            <text:p>14823.6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364.16" calcext:value-type="float">
            <text:p>15364.16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020.29" calcext:value-type="float">
            <text:p>17020.2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711.37" calcext:value-type="float">
            <text:p>15711.37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113.12" calcext:value-type="float">
            <text:p>16113.1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750.92" calcext:value-type="float">
            <text:p>12750.92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549.91" calcext:value-type="float">
            <text:p>13549.9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3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271.98" calcext:value-type="float">
            <text:p>14271.98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613.86" calcext:value-type="float">
            <text:p>14613.86</text:p>
          </table:table-cell>
        </table:table-row>
        <table:table-row table:style-name="ro1">
          <table:table-cell table:number-columns-repeated="12"/>
          <table:table-cell table:formula="of:=AVERAGE([.M1:.M90])" office:value-type="float" office:value="15207.903" calcext:value-type="float">
            <text:p>15207.903</text:p>
          </table:table-cell>
          <table:table-cell table:number-columns-repeated="14"/>
          <table:table-cell table:formula="of:=AVERAGE([.AB1:.AB90])" office:value-type="float" office:value="14906.4568" calcext:value-type="float">
            <text:p>14906.4568</text:p>
          </table:table-cell>
        </table:table-row>
        <table:table-row table:style-name="ro1">
          <table:table-cell table:number-columns-repeated="12"/>
          <table:table-cell table:formula="of:=STDEV([.M1:.M90])" office:value-type="float" office:value="1163.30061613804" calcext:value-type="float">
            <text:p>1163.30061613804</text:p>
          </table:table-cell>
          <table:table-cell table:number-columns-repeated="14"/>
          <table:table-cell table:formula="of:=STDEV([.AB1:.AB90])" office:value-type="float" office:value="1273.65226508369" calcext:value-type="float">
            <text:p>1273.65226508369</text:p>
          </table:table-cell>
        </table:table-row>
      </table:table>
      <table:table table:name="gh-latency-pls" table:style-name="ta1">
        <table:table-column table:style-name="co1" table:number-columns-repeated="10" table:default-cell-style-name="Default"/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2.62" calcext:value-type="float">
            <text:p>132.62</text:p>
          </table:table-cell>
          <table:table-cell office:value-type="float" office:value="12526" calcext:value-type="float">
            <text:p>12526</text:p>
          </table:table-cell>
          <table:table-cell/>
          <table:table-cell office:value-type="string" calcext:value-type="string">
            <text:p>Run 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923.04" calcext:value-type="float">
            <text:p>923.04</text:p>
          </table:table-cell>
          <table:table-cell office:value-type="float" office:value="207563" calcext:value-type="float">
            <text:p>20756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43.92" calcext:value-type="float">
            <text:p>943.92</text:p>
          </table:table-cell>
          <table:table-cell office:value-type="float" office:value="12029" calcext:value-type="float">
            <text:p>12029</text:p>
          </table:table-cell>
          <table:table-cell/>
          <table:table-cell office:value-type="string" calcext:value-type="string">
            <text:p>Run 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838.91" calcext:value-type="float">
            <text:p>838.91</text:p>
          </table:table-cell>
          <table:table-cell office:value-type="float" office:value="11799" calcext:value-type="float">
            <text:p>1179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3.52" calcext:value-type="float">
            <text:p>943.52</text:p>
          </table:table-cell>
          <table:table-cell office:value-type="float" office:value="10312" calcext:value-type="float">
            <text:p>10312</text:p>
          </table:table-cell>
          <table:table-cell/>
          <table:table-cell office:value-type="string" calcext:value-type="string">
            <text:p>Run 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739.79" calcext:value-type="float">
            <text:p>739.79</text:p>
          </table:table-cell>
          <table:table-cell office:value-type="float" office:value="10201" calcext:value-type="float">
            <text:p>1020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96.52" calcext:value-type="float">
            <text:p>396.52</text:p>
          </table:table-cell>
          <table:table-cell office:value-type="float" office:value="17098" calcext:value-type="float">
            <text:p>17098</text:p>
          </table:table-cell>
          <table:table-cell/>
          <table:table-cell office:value-type="string" calcext:value-type="string">
            <text:p>Run 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896.18" calcext:value-type="float">
            <text:p>896.18</text:p>
          </table:table-cell>
          <table:table-cell office:value-type="float" office:value="9145" calcext:value-type="float">
            <text:p>9145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27.57" calcext:value-type="float">
            <text:p>927.57</text:p>
          </table:table-cell>
          <table:table-cell office:value-type="float" office:value="11970" calcext:value-type="float">
            <text:p>1197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65.69" calcext:value-type="float">
            <text:p>865.69</text:p>
          </table:table-cell>
          <table:table-cell office:value-type="float" office:value="17063" calcext:value-type="float">
            <text:p>1706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.6" calcext:value-type="float">
            <text:p>103.6</text:p>
          </table:table-cell>
          <table:table-cell office:value-type="float" office:value="9884" calcext:value-type="float">
            <text:p>9884</text:p>
          </table:table-cell>
          <table:table-cell/>
          <table:table-cell office:value-type="string" calcext:value-type="string">
            <text:p>Run 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932.09" calcext:value-type="float">
            <text:p>932.09</text:p>
          </table:table-cell>
          <table:table-cell office:value-type="float" office:value="208921" calcext:value-type="float">
            <text:p>20892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1.86" calcext:value-type="float">
            <text:p>131.86</text:p>
          </table:table-cell>
          <table:table-cell office:value-type="float" office:value="9404" calcext:value-type="float">
            <text:p>9404</text:p>
          </table:table-cell>
          <table:table-cell/>
          <table:table-cell office:value-type="string" calcext:value-type="string">
            <text:p>Run 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903.96" calcext:value-type="float">
            <text:p>903.96</text:p>
          </table:table-cell>
          <table:table-cell office:value-type="float" office:value="12293" calcext:value-type="float">
            <text:p>12293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31.31" calcext:value-type="float">
            <text:p>931.31</text:p>
          </table:table-cell>
          <table:table-cell office:value-type="float" office:value="11345" calcext:value-type="float">
            <text:p>11345</text:p>
          </table:table-cell>
          <table:table-cell/>
          <table:table-cell office:value-type="string" calcext:value-type="string">
            <text:p>Run 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905.3" calcext:value-type="float">
            <text:p>905.3</text:p>
          </table:table-cell>
          <table:table-cell office:value-type="float" office:value="18878" calcext:value-type="float">
            <text:p>1887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5.14" calcext:value-type="float">
            <text:p>925.14</text:p>
          </table:table-cell>
          <table:table-cell office:value-type="float" office:value="10672" calcext:value-type="float">
            <text:p>10672</text:p>
          </table:table-cell>
          <table:table-cell/>
          <table:table-cell office:value-type="string" calcext:value-type="string">
            <text:p>Run 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876.65" calcext:value-type="float">
            <text:p>876.65</text:p>
          </table:table-cell>
          <table:table-cell office:value-type="float" office:value="11843" calcext:value-type="float">
            <text:p>1184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43.48" calcext:value-type="float">
            <text:p>943.48</text:p>
          </table:table-cell>
          <table:table-cell office:value-type="float" office:value="15970" calcext:value-type="float">
            <text:p>1597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812.52" calcext:value-type="float">
            <text:p>812.52</text:p>
          </table:table-cell>
          <table:table-cell office:value-type="float" office:value="21316" calcext:value-type="float">
            <text:p>2131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6.74" calcext:value-type="float">
            <text:p>106.74</text:p>
          </table:table-cell>
          <table:table-cell office:value-type="float" office:value="8992" calcext:value-type="float">
            <text:p>8992</text:p>
          </table:table-cell>
          <table:table-cell/>
          <table:table-cell office:value-type="string" calcext:value-type="string">
            <text:p>Run 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658.65" calcext:value-type="float">
            <text:p>658.65</text:p>
          </table:table-cell>
          <table:table-cell office:value-type="float" office:value="9257" calcext:value-type="float">
            <text:p>925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8.17" calcext:value-type="float">
            <text:p>108.17</text:p>
          </table:table-cell>
          <table:table-cell office:value-type="float" office:value="8055" calcext:value-type="float">
            <text:p>8055</text:p>
          </table:table-cell>
          <table:table-cell/>
          <table:table-cell office:value-type="string" calcext:value-type="string">
            <text:p>Run 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638.81" calcext:value-type="float">
            <text:p>638.81</text:p>
          </table:table-cell>
          <table:table-cell office:value-type="float" office:value="7470" calcext:value-type="float">
            <text:p>747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4.66" calcext:value-type="float">
            <text:p>124.66</text:p>
          </table:table-cell>
          <table:table-cell office:value-type="float" office:value="12080" calcext:value-type="float">
            <text:p>12080</text:p>
          </table:table-cell>
          <table:table-cell/>
          <table:table-cell office:value-type="string" calcext:value-type="string">
            <text:p>Run 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901.75" calcext:value-type="float">
            <text:p>901.75</text:p>
          </table:table-cell>
          <table:table-cell office:value-type="float" office:value="9195" calcext:value-type="float">
            <text:p>9195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59.88" calcext:value-type="float">
            <text:p>959.88</text:p>
          </table:table-cell>
          <table:table-cell office:value-type="float" office:value="12503" calcext:value-type="float">
            <text:p>12503</text:p>
          </table:table-cell>
          <table:table-cell/>
          <table:table-cell office:value-type="string" calcext:value-type="string">
            <text:p>Run 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823.35" calcext:value-type="float">
            <text:p>823.35</text:p>
          </table:table-cell>
          <table:table-cell office:value-type="float" office:value="17796" calcext:value-type="float">
            <text:p>1779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38.25" calcext:value-type="float">
            <text:p>938.25</text:p>
          </table:table-cell>
          <table:table-cell office:value-type="float" office:value="15314" calcext:value-type="float">
            <text:p>153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39.17" calcext:value-type="float">
            <text:p>839.17</text:p>
          </table:table-cell>
          <table:table-cell office:value-type="float" office:value="8362" calcext:value-type="float">
            <text:p>836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5.76" calcext:value-type="float">
            <text:p>225.76</text:p>
          </table:table-cell>
          <table:table-cell office:value-type="float" office:value="12129" calcext:value-type="float">
            <text:p>12129</text:p>
          </table:table-cell>
          <table:table-cell/>
          <table:table-cell office:value-type="string" calcext:value-type="string">
            <text:p>Run 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921.96" calcext:value-type="float">
            <text:p>921.96</text:p>
          </table:table-cell>
          <table:table-cell office:value-type="float" office:value="207811" calcext:value-type="float">
            <text:p>20781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29.91" calcext:value-type="float">
            <text:p>929.91</text:p>
          </table:table-cell>
          <table:table-cell office:value-type="float" office:value="12776" calcext:value-type="float">
            <text:p>12776</text:p>
          </table:table-cell>
          <table:table-cell/>
          <table:table-cell office:value-type="string" calcext:value-type="string">
            <text:p>Run 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942.57" calcext:value-type="float">
            <text:p>942.57</text:p>
          </table:table-cell>
          <table:table-cell office:value-type="float" office:value="205941" calcext:value-type="float">
            <text:p>20594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88.83" calcext:value-type="float">
            <text:p>888.83</text:p>
          </table:table-cell>
          <table:table-cell office:value-type="float" office:value="10276" calcext:value-type="float">
            <text:p>10276</text:p>
          </table:table-cell>
          <table:table-cell/>
          <table:table-cell office:value-type="string" calcext:value-type="string">
            <text:p>Run 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978.94" calcext:value-type="float">
            <text:p>978.94</text:p>
          </table:table-cell>
          <table:table-cell office:value-type="float" office:value="7568" calcext:value-type="float">
            <text:p>756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8.04" calcext:value-type="float">
            <text:p>918.04</text:p>
          </table:table-cell>
          <table:table-cell office:value-type="float" office:value="8975" calcext:value-type="float">
            <text:p>8975</text:p>
          </table:table-cell>
          <table:table-cell/>
          <table:table-cell office:value-type="string" calcext:value-type="string">
            <text:p>Run 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993.46" calcext:value-type="float">
            <text:p>993.46</text:p>
          </table:table-cell>
          <table:table-cell office:value-type="float" office:value="11902" calcext:value-type="float">
            <text:p>11902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29.53" calcext:value-type="float">
            <text:p>1029.53</text:p>
          </table:table-cell>
          <table:table-cell office:value-type="float" office:value="11256" calcext:value-type="float">
            <text:p>1125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72.21" calcext:value-type="float">
            <text:p>872.21</text:p>
          </table:table-cell>
          <table:table-cell office:value-type="float" office:value="19167" calcext:value-type="float">
            <text:p>1916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0.37" calcext:value-type="float">
            <text:p>110.37</text:p>
          </table:table-cell>
          <table:table-cell office:value-type="float" office:value="11793" calcext:value-type="float">
            <text:p>11793</text:p>
          </table:table-cell>
          <table:table-cell/>
          <table:table-cell office:value-type="string" calcext:value-type="string">
            <text:p>Run 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905.13" calcext:value-type="float">
            <text:p>905.13</text:p>
          </table:table-cell>
          <table:table-cell office:value-type="float" office:value="208591" calcext:value-type="float">
            <text:p>20859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2.56" calcext:value-type="float">
            <text:p>242.56</text:p>
          </table:table-cell>
          <table:table-cell office:value-type="float" office:value="11941" calcext:value-type="float">
            <text:p>11941</text:p>
          </table:table-cell>
          <table:table-cell/>
          <table:table-cell office:value-type="string" calcext:value-type="string">
            <text:p>Run 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884.97" calcext:value-type="float">
            <text:p>884.97</text:p>
          </table:table-cell>
          <table:table-cell office:value-type="float" office:value="20354" calcext:value-type="float">
            <text:p>20354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44.22" calcext:value-type="float">
            <text:p>944.22</text:p>
          </table:table-cell>
          <table:table-cell office:value-type="float" office:value="10755" calcext:value-type="float">
            <text:p>10755</text:p>
          </table:table-cell>
          <table:table-cell/>
          <table:table-cell office:value-type="string" calcext:value-type="string">
            <text:p>Run 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914.28" calcext:value-type="float">
            <text:p>914.28</text:p>
          </table:table-cell>
          <table:table-cell office:value-type="float" office:value="9217" calcext:value-type="float">
            <text:p>921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9.77" calcext:value-type="float">
            <text:p>319.77</text:p>
          </table:table-cell>
          <table:table-cell office:value-type="float" office:value="11101" calcext:value-type="float">
            <text:p>11101</text:p>
          </table:table-cell>
          <table:table-cell/>
          <table:table-cell office:value-type="string" calcext:value-type="string">
            <text:p>Run 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90.54" calcext:value-type="float">
            <text:p>290.54</text:p>
          </table:table-cell>
          <table:table-cell office:value-type="float" office:value="17672" calcext:value-type="float">
            <text:p>17672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14.14" calcext:value-type="float">
            <text:p>914.14</text:p>
          </table:table-cell>
          <table:table-cell office:value-type="float" office:value="11127" calcext:value-type="float">
            <text:p>1112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97.24" calcext:value-type="float">
            <text:p>597.24</text:p>
          </table:table-cell>
          <table:table-cell office:value-type="float" office:value="17347" calcext:value-type="float">
            <text:p>1734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.18" calcext:value-type="float">
            <text:p>106.18</text:p>
          </table:table-cell>
          <table:table-cell office:value-type="float" office:value="8172" calcext:value-type="float">
            <text:p>8172</text:p>
          </table:table-cell>
          <table:table-cell/>
          <table:table-cell office:value-type="string" calcext:value-type="string">
            <text:p>Run 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85.22" calcext:value-type="float">
            <text:p>785.22</text:p>
          </table:table-cell>
          <table:table-cell office:value-type="float" office:value="208031" calcext:value-type="float">
            <text:p>20803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9112" calcext:value-type="float">
            <text:p>9112</text:p>
          </table:table-cell>
          <table:table-cell/>
          <table:table-cell office:value-type="string" calcext:value-type="string">
            <text:p>Run 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907.64" calcext:value-type="float">
            <text:p>907.64</text:p>
          </table:table-cell>
          <table:table-cell office:value-type="float" office:value="18258" calcext:value-type="float">
            <text:p>18258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4.8" calcext:value-type="float">
            <text:p>104.8</text:p>
          </table:table-cell>
          <table:table-cell office:value-type="float" office:value="10666" calcext:value-type="float">
            <text:p>10666</text:p>
          </table:table-cell>
          <table:table-cell/>
          <table:table-cell office:value-type="string" calcext:value-type="string">
            <text:p>Run 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899.14" calcext:value-type="float">
            <text:p>899.14</text:p>
          </table:table-cell>
          <table:table-cell office:value-type="float" office:value="13069" calcext:value-type="float">
            <text:p>1306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110" calcext:value-type="float">
            <text:p>10110</text:p>
          </table:table-cell>
          <table:table-cell/>
          <table:table-cell office:value-type="string" calcext:value-type="string">
            <text:p>Run 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40.93" calcext:value-type="float">
            <text:p>840.93</text:p>
          </table:table-cell>
          <table:table-cell office:value-type="float" office:value="13773" calcext:value-type="float">
            <text:p>1377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5.97" calcext:value-type="float">
            <text:p>115.97</text:p>
          </table:table-cell>
          <table:table-cell office:value-type="float" office:value="10005" calcext:value-type="float">
            <text:p>1000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93.89" calcext:value-type="float">
            <text:p>893.89</text:p>
          </table:table-cell>
          <table:table-cell office:value-type="float" office:value="12090" calcext:value-type="float">
            <text:p>1209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8.44" calcext:value-type="float">
            <text:p>358.44</text:p>
          </table:table-cell>
          <table:table-cell office:value-type="float" office:value="9951" calcext:value-type="float">
            <text:p>9951</text:p>
          </table:table-cell>
          <table:table-cell/>
          <table:table-cell office:value-type="string" calcext:value-type="string">
            <text:p>Run 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82.9" calcext:value-type="float">
            <text:p>582.9</text:p>
          </table:table-cell>
          <table:table-cell office:value-type="float" office:value="208281" calcext:value-type="float">
            <text:p>20828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3.37" calcext:value-type="float">
            <text:p>413.37</text:p>
          </table:table-cell>
          <table:table-cell office:value-type="float" office:value="14201" calcext:value-type="float">
            <text:p>14201</text:p>
          </table:table-cell>
          <table:table-cell/>
          <table:table-cell office:value-type="string" calcext:value-type="string">
            <text:p>Run 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876.4" calcext:value-type="float">
            <text:p>876.4</text:p>
          </table:table-cell>
          <table:table-cell office:value-type="float" office:value="207710" calcext:value-type="float">
            <text:p>20771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53.88" calcext:value-type="float">
            <text:p>953.88</text:p>
          </table:table-cell>
          <table:table-cell office:value-type="float" office:value="12875" calcext:value-type="float">
            <text:p>12875</text:p>
          </table:table-cell>
          <table:table-cell/>
          <table:table-cell office:value-type="string" calcext:value-type="string">
            <text:p>Run 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876.03" calcext:value-type="float">
            <text:p>876.03</text:p>
          </table:table-cell>
          <table:table-cell office:value-type="float" office:value="10361" calcext:value-type="float">
            <text:p>1036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64.05" calcext:value-type="float">
            <text:p>564.05</text:p>
          </table:table-cell>
          <table:table-cell office:value-type="float" office:value="10141" calcext:value-type="float">
            <text:p>10141</text:p>
          </table:table-cell>
          <table:table-cell/>
          <table:table-cell office:value-type="string" calcext:value-type="string">
            <text:p>Run 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881.66" calcext:value-type="float">
            <text:p>881.66</text:p>
          </table:table-cell>
          <table:table-cell office:value-type="float" office:value="23014" calcext:value-type="float">
            <text:p>2301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22.9" calcext:value-type="float">
            <text:p>922.9</text:p>
          </table:table-cell>
          <table:table-cell office:value-type="float" office:value="11525" calcext:value-type="float">
            <text:p>1152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.13" calcext:value-type="float">
            <text:p>240.13</text:p>
          </table:table-cell>
          <table:table-cell office:value-type="float" office:value="204864" calcext:value-type="float">
            <text:p>20486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8.6" calcext:value-type="float">
            <text:p>108.6</text:p>
          </table:table-cell>
          <table:table-cell office:value-type="float" office:value="8049" calcext:value-type="float">
            <text:p>8049</text:p>
          </table:table-cell>
          <table:table-cell/>
          <table:table-cell office:value-type="string" calcext:value-type="string">
            <text:p>Run 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61.79" calcext:value-type="float">
            <text:p>261.79</text:p>
          </table:table-cell>
          <table:table-cell office:value-type="float" office:value="207565" calcext:value-type="float">
            <text:p>20756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5.75" calcext:value-type="float">
            <text:p>105.75</text:p>
          </table:table-cell>
          <table:table-cell office:value-type="float" office:value="8218" calcext:value-type="float">
            <text:p>8218</text:p>
          </table:table-cell>
          <table:table-cell/>
          <table:table-cell office:value-type="string" calcext:value-type="string">
            <text:p>Run 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117.25" calcext:value-type="float">
            <text:p>117.25</text:p>
          </table:table-cell>
          <table:table-cell office:value-type="float" office:value="206404" calcext:value-type="float">
            <text:p>20640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7.89" calcext:value-type="float">
            <text:p>107.89</text:p>
          </table:table-cell>
          <table:table-cell office:value-type="float" office:value="8069" calcext:value-type="float">
            <text:p>8069</text:p>
          </table:table-cell>
          <table:table-cell/>
          <table:table-cell office:value-type="string" calcext:value-type="string">
            <text:p>Run 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238.08" calcext:value-type="float">
            <text:p>238.08</text:p>
          </table:table-cell>
          <table:table-cell office:value-type="float" office:value="6984" calcext:value-type="float">
            <text:p>698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4.63" calcext:value-type="float">
            <text:p>664.63</text:p>
          </table:table-cell>
          <table:table-cell office:value-type="float" office:value="10482" calcext:value-type="float">
            <text:p>10482</text:p>
          </table:table-cell>
          <table:table-cell/>
          <table:table-cell office:value-type="string" calcext:value-type="string">
            <text:p>Run 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35.23" calcext:value-type="float">
            <text:p>635.23</text:p>
          </table:table-cell>
          <table:table-cell office:value-type="float" office:value="8590" calcext:value-type="float">
            <text:p>859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1.32" calcext:value-type="float">
            <text:p>931.32</text:p>
          </table:table-cell>
          <table:table-cell office:value-type="float" office:value="13014" calcext:value-type="float">
            <text:p>1301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50.59" calcext:value-type="float">
            <text:p>550.59</text:p>
          </table:table-cell>
          <table:table-cell office:value-type="float" office:value="19254" calcext:value-type="float">
            <text:p>1925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1.09" calcext:value-type="float">
            <text:p>111.09</text:p>
          </table:table-cell>
          <table:table-cell office:value-type="float" office:value="10026" calcext:value-type="float">
            <text:p>10026</text:p>
          </table:table-cell>
          <table:table-cell/>
          <table:table-cell office:value-type="string" calcext:value-type="string">
            <text:p>Run 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946.96" calcext:value-type="float">
            <text:p>946.96</text:p>
          </table:table-cell>
          <table:table-cell office:value-type="float" office:value="207366" calcext:value-type="float">
            <text:p>20736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.07" calcext:value-type="float">
            <text:p>105.07</text:p>
          </table:table-cell>
          <table:table-cell office:value-type="float" office:value="8970" calcext:value-type="float">
            <text:p>8970</text:p>
          </table:table-cell>
          <table:table-cell/>
          <table:table-cell office:value-type="string" calcext:value-type="string">
            <text:p>Run 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921.76" calcext:value-type="float">
            <text:p>921.76</text:p>
          </table:table-cell>
          <table:table-cell office:value-type="float" office:value="20898" calcext:value-type="float">
            <text:p>2089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.17" calcext:value-type="float">
            <text:p>107.17</text:p>
          </table:table-cell>
          <table:table-cell office:value-type="float" office:value="10535" calcext:value-type="float">
            <text:p>10535</text:p>
          </table:table-cell>
          <table:table-cell/>
          <table:table-cell office:value-type="string" calcext:value-type="string">
            <text:p>Run 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871.75" calcext:value-type="float">
            <text:p>871.75</text:p>
          </table:table-cell>
          <table:table-cell office:value-type="float" office:value="10801" calcext:value-type="float">
            <text:p>1080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.13" calcext:value-type="float">
            <text:p>106.13</text:p>
          </table:table-cell>
          <table:table-cell office:value-type="float" office:value="10785" calcext:value-type="float">
            <text:p>10785</text:p>
          </table:table-cell>
          <table:table-cell/>
          <table:table-cell office:value-type="string" calcext:value-type="string">
            <text:p>Run 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871.35" calcext:value-type="float">
            <text:p>871.35</text:p>
          </table:table-cell>
          <table:table-cell office:value-type="float" office:value="21480" calcext:value-type="float">
            <text:p>2148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.71" calcext:value-type="float">
            <text:p>105.71</text:p>
          </table:table-cell>
          <table:table-cell office:value-type="float" office:value="9074" calcext:value-type="float">
            <text:p>907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05.42" calcext:value-type="float">
            <text:p>205.42</text:p>
          </table:table-cell>
          <table:table-cell office:value-type="float" office:value="10213" calcext:value-type="float">
            <text:p>1021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5.57" calcext:value-type="float">
            <text:p>105.57</text:p>
          </table:table-cell>
          <table:table-cell office:value-type="float" office:value="10926" calcext:value-type="float">
            <text:p>10926</text:p>
          </table:table-cell>
          <table:table-cell/>
          <table:table-cell office:value-type="string" calcext:value-type="string">
            <text:p>Run 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1043.09" calcext:value-type="float">
            <text:p>1043.09</text:p>
          </table:table-cell>
          <table:table-cell office:value-type="float" office:value="208936" calcext:value-type="float">
            <text:p>20893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5.67" calcext:value-type="float">
            <text:p>105.67</text:p>
          </table:table-cell>
          <table:table-cell office:value-type="float" office:value="10350" calcext:value-type="float">
            <text:p>10350</text:p>
          </table:table-cell>
          <table:table-cell/>
          <table:table-cell office:value-type="string" calcext:value-type="string">
            <text:p>Run 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71.32" calcext:value-type="float">
            <text:p>971.32</text:p>
          </table:table-cell>
          <table:table-cell office:value-type="float" office:value="209162" calcext:value-type="float">
            <text:p>20916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0.32" calcext:value-type="float">
            <text:p>110.32</text:p>
          </table:table-cell>
          <table:table-cell office:value-type="float" office:value="9040" calcext:value-type="float">
            <text:p>9040</text:p>
          </table:table-cell>
          <table:table-cell/>
          <table:table-cell office:value-type="string" calcext:value-type="string">
            <text:p>Run 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879.06" calcext:value-type="float">
            <text:p>879.06</text:p>
          </table:table-cell>
          <table:table-cell office:value-type="float" office:value="12521" calcext:value-type="float">
            <text:p>1252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0.81" calcext:value-type="float">
            <text:p>170.81</text:p>
          </table:table-cell>
          <table:table-cell office:value-type="float" office:value="10597" calcext:value-type="float">
            <text:p>10597</text:p>
          </table:table-cell>
          <table:table-cell/>
          <table:table-cell office:value-type="string" calcext:value-type="string">
            <text:p>Run 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941.78" calcext:value-type="float">
            <text:p>941.78</text:p>
          </table:table-cell>
          <table:table-cell office:value-type="float" office:value="9110" calcext:value-type="float">
            <text:p>91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6.5" calcext:value-type="float">
            <text:p>116.5</text:p>
          </table:table-cell>
          <table:table-cell office:value-type="float" office:value="11949" calcext:value-type="float">
            <text:p>1194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894.46" calcext:value-type="float">
            <text:p>894.46</text:p>
          </table:table-cell>
          <table:table-cell office:value-type="float" office:value="188693" calcext:value-type="float">
            <text:p>188693</text:p>
          </table:table-cell>
          <table:table-cell table:number-columns-repeated="3"/>
        </table:table-row>
        <table:table-row table:style-name="ro1">
          <table:table-cell/>
          <table:table-cell table:formula="of:=AVERAGE([.B1:.B90])" office:value-type="float" office:value="439.065" calcext:value-type="float">
            <text:p>439.065</text:p>
          </table:table-cell>
          <table:table-cell table:number-columns-repeated="3"/>
          <table:table-cell table:formula="of:=AVERAGE([.F1:.F90])" office:value-type="float" office:value="779.8198" calcext:value-type="float">
            <text:p>779.8198</text:p>
          </table:table-cell>
          <table:table-cell table:number-columns-repeated="4"/>
        </table:table-row>
        <table:table-row table:style-name="ro1">
          <table:table-cell/>
          <table:table-cell table:formula="of:=STDEV([.B1:.B90])" office:value-type="float" office:value="380.21498327544" calcext:value-type="float">
            <text:p>380.21498327544</text:p>
          </table:table-cell>
          <table:table-cell table:number-columns-repeated="3"/>
          <table:table-cell table:formula="of:=STDEV([.F1:.F90])" office:value-type="float" office:value="232.77098588825" calcext:value-type="float">
            <text:p>232.77098588825</text:p>
          </table:table-cell>
          <table:table-cell table:number-columns-repeated="4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</table:table-row>
      </table:table>
      <table:table table:name="gh-throughput-pls" table:style-name="ta1">
        <table:table-column table:style-name="co1" table:number-columns-repeated="27" table:default-cell-style-name="Default"/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103.87" calcext:value-type="float">
            <text:p>16103.8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871.98" calcext:value-type="float">
            <text:p>13871.9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7283.07" calcext:value-type="float">
            <text:p>17283.0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049.74" calcext:value-type="float">
            <text:p>15049.7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874.11" calcext:value-type="float">
            <text:p>16874.1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607.16" calcext:value-type="float">
            <text:p>16607.1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408.72" calcext:value-type="float">
            <text:p>16408.7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006.86" calcext:value-type="float">
            <text:p>15006.8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09.17" calcext:value-type="float">
            <text:p>14509.1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996.09" calcext:value-type="float">
            <text:p>15996.0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44.91" calcext:value-type="float">
            <text:p>14344.9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356.76" calcext:value-type="float">
            <text:p>14356.7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783.94" calcext:value-type="float">
            <text:p>15783.9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728.82" calcext:value-type="float">
            <text:p>15728.8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14.35" calcext:value-type="float">
            <text:p>14614.3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817.15" calcext:value-type="float">
            <text:p>16817.1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044.78" calcext:value-type="float">
            <text:p>13044.7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914.33" calcext:value-type="float">
            <text:p>15914.3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24.68" calcext:value-type="float">
            <text:p>15224.6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417.25" calcext:value-type="float">
            <text:p>14417.2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902.63" calcext:value-type="float">
            <text:p>16902.6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806.24" calcext:value-type="float">
            <text:p>15806.2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7287.37" calcext:value-type="float">
            <text:p>17287.3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429.62" calcext:value-type="float">
            <text:p>15429.6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00.97" calcext:value-type="float">
            <text:p>14800.9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447.21" calcext:value-type="float">
            <text:p>14447.2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079.29" calcext:value-type="float">
            <text:p>15079.2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270.9" calcext:value-type="float">
            <text:p>15270.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28.05" calcext:value-type="float">
            <text:p>15228.0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630.73" calcext:value-type="float">
            <text:p>14630.7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7702.91" calcext:value-type="float">
            <text:p>17702.9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978.25" calcext:value-type="float">
            <text:p>13978.2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832.4" calcext:value-type="float">
            <text:p>16832.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758.87" calcext:value-type="float">
            <text:p>14758.8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41.61" calcext:value-type="float">
            <text:p>14641.6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426.94" calcext:value-type="float">
            <text:p>14426.9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78.8" calcext:value-type="float">
            <text:p>14378.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242.39" calcext:value-type="float">
            <text:p>14242.3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891.43" calcext:value-type="float">
            <text:p>13891.4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230.66" calcext:value-type="float">
            <text:p>17230.6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672.12" calcext:value-type="float">
            <text:p>15672.1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533.35" calcext:value-type="float">
            <text:p>13533.3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007.08" calcext:value-type="float">
            <text:p>14007.0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796.59" calcext:value-type="float">
            <text:p>14796.5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18.4" calcext:value-type="float">
            <text:p>14918.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350.78" calcext:value-type="float">
            <text:p>15350.7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92.07" calcext:value-type="float">
            <text:p>15292.0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8298.81" calcext:value-type="float">
            <text:p>18298.8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087.12" calcext:value-type="float">
            <text:p>15087.1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477.08" calcext:value-type="float">
            <text:p>15477.0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01.96" calcext:value-type="float">
            <text:p>14901.9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284.89" calcext:value-type="float">
            <text:p>14284.8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095.38" calcext:value-type="float">
            <text:p>15095.3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838.71" calcext:value-type="float">
            <text:p>15838.7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581.86" calcext:value-type="float">
            <text:p>15581.8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896.19" calcext:value-type="float">
            <text:p>15896.1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804.2" calcext:value-type="float">
            <text:p>15804.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269.38" calcext:value-type="float">
            <text:p>16269.3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970.02" calcext:value-type="float">
            <text:p>15970.0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968.86" calcext:value-type="float">
            <text:p>14968.8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660.68" calcext:value-type="float">
            <text:p>15660.6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221.86" calcext:value-type="float">
            <text:p>15221.8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86.84" calcext:value-type="float">
            <text:p>14686.8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351.93" calcext:value-type="float">
            <text:p>15351.9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433.53" calcext:value-type="float">
            <text:p>15433.5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561.6" calcext:value-type="float">
            <text:p>13561.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9453.35" calcext:value-type="float">
            <text:p>19453.3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009.07" calcext:value-type="float">
            <text:p>16009.0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80.94" calcext:value-type="float">
            <text:p>14380.9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700.52" calcext:value-type="float">
            <text:p>16700.5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821.64" calcext:value-type="float">
            <text:p>16821.6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521.95" calcext:value-type="float">
            <text:p>13521.9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536.4" calcext:value-type="float">
            <text:p>15536.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229.58" calcext:value-type="float">
            <text:p>19229.5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43.08" calcext:value-type="float">
            <text:p>15243.0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047.74" calcext:value-type="float">
            <text:p>14047.7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444.94" calcext:value-type="float">
            <text:p>15444.9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845.68" calcext:value-type="float">
            <text:p>13845.6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663.33" calcext:value-type="float">
            <text:p>15663.3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471.91" calcext:value-type="float">
            <text:p>14471.9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7943.75" calcext:value-type="float">
            <text:p>17943.7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106.24" calcext:value-type="float">
            <text:p>15106.2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055.1" calcext:value-type="float">
            <text:p>14055.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273.59" calcext:value-type="float">
            <text:p>15273.5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538.03" calcext:value-type="float">
            <text:p>11538.0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159.91" calcext:value-type="float">
            <text:p>17159.9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50.61" calcext:value-type="float">
            <text:p>14550.6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316.93" calcext:value-type="float">
            <text:p>17316.9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670.02" calcext:value-type="float">
            <text:p>15670.0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114.11" calcext:value-type="float">
            <text:p>19114.1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982.15" calcext:value-type="float">
            <text:p>16982.1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924.65" calcext:value-type="float">
            <text:p>13924.6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038.59" calcext:value-type="float">
            <text:p>14038.5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125.14" calcext:value-type="float">
            <text:p>14125.1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673.53" calcext:value-type="float">
            <text:p>13673.5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688.17" calcext:value-type="float">
            <text:p>17688.1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351.94" calcext:value-type="float">
            <text:p>12351.9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8543.46" calcext:value-type="float">
            <text:p>18543.4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806.98" calcext:value-type="float">
            <text:p>15806.9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388.87" calcext:value-type="float">
            <text:p>15388.87</text:p>
          </table:table-cell>
        </table:table-row>
        <table:table-row table:style-name="ro1">
          <table:table-cell table:number-columns-repeated="12"/>
          <table:table-cell table:formula="of:=AVERAGE([.M1:.M90])" office:value-type="float" office:value="15364.054" calcext:value-type="float">
            <text:p>15364.054</text:p>
          </table:table-cell>
          <table:table-cell/>
          <table:table-cell office:value-type="string" calcext:value-type="string">
            <text:p>Average:</text:p>
          </table:table-cell>
          <table:table-cell office:value-type="string" calcext:value-type="string">
            <text:p>131072.00,16386.80,16384.00,10.00,15934.06,0.00</text:p>
          </table:table-cell>
          <table:table-cell table:number-columns-repeated="10"/>
          <table:table-cell table:formula="of:=AVERAGE([.AA1:.AA90])" office:value-type="float" office:value="15486.11" calcext:value-type="float">
            <text:p>15486.11</text:p>
          </table:table-cell>
        </table:table-row>
        <table:table-row table:style-name="ro1">
          <table:table-cell table:number-columns-repeated="12"/>
          <table:table-cell table:formula="of:=STDEV([.M1:.M90])" office:value-type="float" office:value="1408.12862018195" calcext:value-type="float">
            <text:p>1408.12862018195</text:p>
          </table:table-cell>
          <table:table-cell table:number-columns-repeated="13"/>
          <table:table-cell table:formula="of:=STDEV([.AA1:.AA90])" office:value-type="float" office:value="1439.16231179454" calcext:value-type="float">
            <text:p>1439.16231179454</text:p>
          </table:table-cell>
        </table:table-row>
      </table:table>
      <table:table table:name="ghfly-latency-pls" table:style-name="ta1">
        <table:table-column table:style-name="co1" table:number-columns-repeated="8" table:default-cell-style-name="Default"/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2.69" calcext:value-type="float">
            <text:p>122.69</text:p>
          </table:table-cell>
          <table:table-cell office:value-type="float" office:value="15217" calcext:value-type="float">
            <text:p>15217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012.01" calcext:value-type="float">
            <text:p>1012.01</text:p>
          </table:table-cell>
          <table:table-cell office:value-type="float" office:value="208354" calcext:value-type="float">
            <text:p>208354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2.63" calcext:value-type="float">
            <text:p>112.63</text:p>
          </table:table-cell>
          <table:table-cell office:value-type="float" office:value="11135" calcext:value-type="float">
            <text:p>1113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27.76" calcext:value-type="float">
            <text:p>927.76</text:p>
          </table:table-cell>
          <table:table-cell office:value-type="float" office:value="21629" calcext:value-type="float">
            <text:p>21629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.4" calcext:value-type="float">
            <text:p>112.4</text:p>
          </table:table-cell>
          <table:table-cell office:value-type="float" office:value="9327" calcext:value-type="float">
            <text:p>932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91.52" calcext:value-type="float">
            <text:p>991.52</text:p>
          </table:table-cell>
          <table:table-cell office:value-type="float" office:value="27704" calcext:value-type="float">
            <text:p>27704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1.75" calcext:value-type="float">
            <text:p>111.75</text:p>
          </table:table-cell>
          <table:table-cell office:value-type="float" office:value="10020" calcext:value-type="float">
            <text:p>10020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1018.4" calcext:value-type="float">
            <text:p>1018.4</text:p>
          </table:table-cell>
          <table:table-cell office:value-type="float" office:value="21665" calcext:value-type="float">
            <text:p>21665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.83" calcext:value-type="float">
            <text:p>112.83</text:p>
          </table:table-cell>
          <table:table-cell office:value-type="float" office:value="11991" calcext:value-type="float">
            <text:p>1199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81.64" calcext:value-type="float">
            <text:p>181.64</text:p>
          </table:table-cell>
          <table:table-cell office:value-type="float" office:value="12934" calcext:value-type="float">
            <text:p>129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7.33" calcext:value-type="float">
            <text:p>117.33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600.23" calcext:value-type="float">
            <text:p>600.23</text:p>
          </table:table-cell>
          <table:table-cell office:value-type="float" office:value="211258" calcext:value-type="float">
            <text:p>211258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7.39" calcext:value-type="float">
            <text:p>117.39</text:p>
          </table:table-cell>
          <table:table-cell office:value-type="float" office:value="12099" calcext:value-type="float">
            <text:p>1209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866.74" calcext:value-type="float">
            <text:p>866.74</text:p>
          </table:table-cell>
          <table:table-cell office:value-type="float" office:value="208012" calcext:value-type="float">
            <text:p>208012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1.27" calcext:value-type="float">
            <text:p>111.27</text:p>
          </table:table-cell>
          <table:table-cell office:value-type="float" office:value="12103" calcext:value-type="float">
            <text:p>1210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849.64" calcext:value-type="float">
            <text:p>849.64</text:p>
          </table:table-cell>
          <table:table-cell office:value-type="float" office:value="22919" calcext:value-type="float">
            <text:p>22919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3.71" calcext:value-type="float">
            <text:p>113.71</text:p>
          </table:table-cell>
          <table:table-cell office:value-type="float" office:value="13265" calcext:value-type="float">
            <text:p>13265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48.39" calcext:value-type="float">
            <text:p>848.39</text:p>
          </table:table-cell>
          <table:table-cell office:value-type="float" office:value="23509" calcext:value-type="float">
            <text:p>23509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2.02" calcext:value-type="float">
            <text:p>112.02</text:p>
          </table:table-cell>
          <table:table-cell office:value-type="float" office:value="12097" calcext:value-type="float">
            <text:p>12097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880.15" calcext:value-type="float">
            <text:p>880.15</text:p>
          </table:table-cell>
          <table:table-cell office:value-type="float" office:value="22746" calcext:value-type="float">
            <text:p>227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5.21" calcext:value-type="float">
            <text:p>115.21</text:p>
          </table:table-cell>
          <table:table-cell office:value-type="float" office:value="8095" calcext:value-type="float">
            <text:p>809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55.1" calcext:value-type="float">
            <text:p>855.1</text:p>
          </table:table-cell>
          <table:table-cell office:value-type="float" office:value="205091" calcext:value-type="float">
            <text:p>205091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5.17" calcext:value-type="float">
            <text:p>115.17</text:p>
          </table:table-cell>
          <table:table-cell office:value-type="float" office:value="10239" calcext:value-type="float">
            <text:p>1023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897.62" calcext:value-type="float">
            <text:p>897.62</text:p>
          </table:table-cell>
          <table:table-cell office:value-type="float" office:value="12441" calcext:value-type="float">
            <text:p>12441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.93" calcext:value-type="float">
            <text:p>113.93</text:p>
          </table:table-cell>
          <table:table-cell office:value-type="float" office:value="10116" calcext:value-type="float">
            <text:p>1011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683.95" calcext:value-type="float">
            <text:p>683.95</text:p>
          </table:table-cell>
          <table:table-cell office:value-type="float" office:value="20699" calcext:value-type="float">
            <text:p>20699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3.62" calcext:value-type="float">
            <text:p>113.62</text:p>
          </table:table-cell>
          <table:table-cell office:value-type="float" office:value="10773" calcext:value-type="float">
            <text:p>1077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860.96" calcext:value-type="float">
            <text:p>860.96</text:p>
          </table:table-cell>
          <table:table-cell office:value-type="float" office:value="11366" calcext:value-type="float">
            <text:p>11366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9.66" calcext:value-type="float">
            <text:p>109.66</text:p>
          </table:table-cell>
          <table:table-cell office:value-type="float" office:value="12936" calcext:value-type="float">
            <text:p>1293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04.32" calcext:value-type="float">
            <text:p>704.32</text:p>
          </table:table-cell>
          <table:table-cell office:value-type="float" office:value="22969" calcext:value-type="float">
            <text:p>229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8.82" calcext:value-type="float">
            <text:p>118.82</text:p>
          </table:table-cell>
          <table:table-cell office:value-type="float" office:value="9344" calcext:value-type="float">
            <text:p>934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05.79" calcext:value-type="float">
            <text:p>805.79</text:p>
          </table:table-cell>
          <table:table-cell office:value-type="float" office:value="207930" calcext:value-type="float">
            <text:p>207930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6.27" calcext:value-type="float">
            <text:p>116.27</text:p>
          </table:table-cell>
          <table:table-cell office:value-type="float" office:value="12100" calcext:value-type="float">
            <text:p>1210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913.77" calcext:value-type="float">
            <text:p>913.77</text:p>
          </table:table-cell>
          <table:table-cell office:value-type="float" office:value="18705" calcext:value-type="float">
            <text:p>18705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7939" calcext:value-type="float">
            <text:p>793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04.25" calcext:value-type="float">
            <text:p>204.25</text:p>
          </table:table-cell>
          <table:table-cell office:value-type="float" office:value="17985" calcext:value-type="float">
            <text:p>17985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4.53" calcext:value-type="float">
            <text:p>114.53</text:p>
          </table:table-cell>
          <table:table-cell office:value-type="float" office:value="9111" calcext:value-type="float">
            <text:p>911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840.57" calcext:value-type="float">
            <text:p>840.57</text:p>
          </table:table-cell>
          <table:table-cell office:value-type="float" office:value="21593" calcext:value-type="float">
            <text:p>21593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.61" calcext:value-type="float">
            <text:p>112.61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94.12" calcext:value-type="float">
            <text:p>894.12</text:p>
          </table:table-cell>
          <table:table-cell office:value-type="float" office:value="21179" calcext:value-type="float">
            <text:p>211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.22" calcext:value-type="float">
            <text:p>113.22</text:p>
          </table:table-cell>
          <table:table-cell office:value-type="float" office:value="11993" calcext:value-type="float">
            <text:p>1199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535.91" calcext:value-type="float">
            <text:p>535.91</text:p>
          </table:table-cell>
          <table:table-cell office:value-type="float" office:value="208096" calcext:value-type="float">
            <text:p>208096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.03" calcext:value-type="float">
            <text:p>112.03</text:p>
          </table:table-cell>
          <table:table-cell office:value-type="float" office:value="10897" calcext:value-type="float">
            <text:p>1089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05.65" calcext:value-type="float">
            <text:p>905.65</text:p>
          </table:table-cell>
          <table:table-cell office:value-type="float" office:value="10852" calcext:value-type="float">
            <text:p>10852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.71" calcext:value-type="float">
            <text:p>111.71</text:p>
          </table:table-cell>
          <table:table-cell office:value-type="float" office:value="10090" calcext:value-type="float">
            <text:p>1009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977.9" calcext:value-type="float">
            <text:p>977.9</text:p>
          </table:table-cell>
          <table:table-cell office:value-type="float" office:value="21282" calcext:value-type="float">
            <text:p>21282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1.95" calcext:value-type="float">
            <text:p>111.95</text:p>
          </table:table-cell>
          <table:table-cell office:value-type="float" office:value="11470" calcext:value-type="float">
            <text:p>1147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971.41" calcext:value-type="float">
            <text:p>971.41</text:p>
          </table:table-cell>
          <table:table-cell office:value-type="float" office:value="21359" calcext:value-type="float">
            <text:p>21359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.79" calcext:value-type="float">
            <text:p>111.79</text:p>
          </table:table-cell>
          <table:table-cell office:value-type="float" office:value="9828" calcext:value-type="float">
            <text:p>9828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961.51" calcext:value-type="float">
            <text:p>961.51</text:p>
          </table:table-cell>
          <table:table-cell office:value-type="float" office:value="17637" calcext:value-type="float">
            <text:p>176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3.48" calcext:value-type="float">
            <text:p>113.48</text:p>
          </table:table-cell>
          <table:table-cell office:value-type="float" office:value="9247" calcext:value-type="float">
            <text:p>924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994.3" calcext:value-type="float">
            <text:p>994.3</text:p>
          </table:table-cell>
          <table:table-cell office:value-type="float" office:value="206419" calcext:value-type="float">
            <text:p>206419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.38" calcext:value-type="float">
            <text:p>112.38</text:p>
          </table:table-cell>
          <table:table-cell office:value-type="float" office:value="10646" calcext:value-type="float">
            <text:p>10646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974.02" calcext:value-type="float">
            <text:p>974.02</text:p>
          </table:table-cell>
          <table:table-cell office:value-type="float" office:value="207786" calcext:value-type="float">
            <text:p>207786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5.05" calcext:value-type="float">
            <text:p>115.05</text:p>
          </table:table-cell>
          <table:table-cell office:value-type="float" office:value="8263" calcext:value-type="float">
            <text:p>826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959.24" calcext:value-type="float">
            <text:p>959.24</text:p>
          </table:table-cell>
          <table:table-cell office:value-type="float" office:value="24995" calcext:value-type="float">
            <text:p>24995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float" office:value="17991" calcext:value-type="float">
            <text:p>17991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990.96" calcext:value-type="float">
            <text:p>990.96</text:p>
          </table:table-cell>
          <table:table-cell office:value-type="float" office:value="18588" calcext:value-type="float">
            <text:p>18588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.37" calcext:value-type="float">
            <text:p>112.37</text:p>
          </table:table-cell>
          <table:table-cell office:value-type="float" office:value="8554" calcext:value-type="float">
            <text:p>8554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92.55" calcext:value-type="float">
            <text:p>992.55</text:p>
          </table:table-cell>
          <table:table-cell office:value-type="float" office:value="21051" calcext:value-type="float">
            <text:p>210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7.45" calcext:value-type="float">
            <text:p>117.45</text:p>
          </table:table-cell>
          <table:table-cell office:value-type="float" office:value="10648" calcext:value-type="float">
            <text:p>10648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34.38" calcext:value-type="float">
            <text:p>334.38</text:p>
          </table:table-cell>
          <table:table-cell office:value-type="float" office:value="206704" calcext:value-type="float">
            <text:p>206704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3.97" calcext:value-type="float">
            <text:p>113.97</text:p>
          </table:table-cell>
          <table:table-cell office:value-type="float" office:value="9803" calcext:value-type="float">
            <text:p>980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73.38" calcext:value-type="float">
            <text:p>873.38</text:p>
          </table:table-cell>
          <table:table-cell office:value-type="float" office:value="25794" calcext:value-type="float">
            <text:p>25794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0.07" calcext:value-type="float">
            <text:p>110.07</text:p>
          </table:table-cell>
          <table:table-cell office:value-type="float" office:value="8877" calcext:value-type="float">
            <text:p>887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62.91" calcext:value-type="float">
            <text:p>862.91</text:p>
          </table:table-cell>
          <table:table-cell office:value-type="float" office:value="21414" calcext:value-type="float">
            <text:p>21414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5.54" calcext:value-type="float">
            <text:p>115.54</text:p>
          </table:table-cell>
          <table:table-cell office:value-type="float" office:value="9960" calcext:value-type="float">
            <text:p>996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34.62" calcext:value-type="float">
            <text:p>834.62</text:p>
          </table:table-cell>
          <table:table-cell office:value-type="float" office:value="20791" calcext:value-type="float">
            <text:p>20791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1.88" calcext:value-type="float">
            <text:p>111.88</text:p>
          </table:table-cell>
          <table:table-cell office:value-type="float" office:value="12045" calcext:value-type="float">
            <text:p>1204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744.94" calcext:value-type="float">
            <text:p>744.94</text:p>
          </table:table-cell>
          <table:table-cell office:value-type="float" office:value="12214" calcext:value-type="float">
            <text:p>122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9.93" calcext:value-type="float">
            <text:p>119.93</text:p>
          </table:table-cell>
          <table:table-cell office:value-type="float" office:value="15466" calcext:value-type="float">
            <text:p>1546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780.43" calcext:value-type="float">
            <text:p>780.43</text:p>
          </table:table-cell>
          <table:table-cell office:value-type="float" office:value="208805" calcext:value-type="float">
            <text:p>208805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.49" calcext:value-type="float">
            <text:p>110.49</text:p>
          </table:table-cell>
          <table:table-cell office:value-type="float" office:value="8794" calcext:value-type="float">
            <text:p>879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27.02" calcext:value-type="float">
            <text:p>927.02</text:p>
          </table:table-cell>
          <table:table-cell office:value-type="float" office:value="22503" calcext:value-type="float">
            <text:p>22503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0.1" calcext:value-type="float">
            <text:p>110.1</text:p>
          </table:table-cell>
          <table:table-cell office:value-type="float" office:value="12044" calcext:value-type="float">
            <text:p>1204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30.95" calcext:value-type="float">
            <text:p>830.95</text:p>
          </table:table-cell>
          <table:table-cell office:value-type="float" office:value="9922" calcext:value-type="float">
            <text:p>9922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4.52" calcext:value-type="float">
            <text:p>114.52</text:p>
          </table:table-cell>
          <table:table-cell office:value-type="float" office:value="11748" calcext:value-type="float">
            <text:p>11748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615.48" calcext:value-type="float">
            <text:p>615.48</text:p>
          </table:table-cell>
          <table:table-cell office:value-type="float" office:value="19591" calcext:value-type="float">
            <text:p>19591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2.81" calcext:value-type="float">
            <text:p>112.81</text:p>
          </table:table-cell>
          <table:table-cell office:value-type="float" office:value="13406" calcext:value-type="float">
            <text:p>1340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35.98" calcext:value-type="float">
            <text:p>735.98</text:p>
          </table:table-cell>
          <table:table-cell office:value-type="float" office:value="21372" calcext:value-type="float">
            <text:p>213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3.92" calcext:value-type="float">
            <text:p>123.92</text:p>
          </table:table-cell>
          <table:table-cell office:value-type="float" office:value="8888" calcext:value-type="float">
            <text:p>888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626.64" calcext:value-type="float">
            <text:p>626.64</text:p>
          </table:table-cell>
          <table:table-cell office:value-type="float" office:value="20425" calcext:value-type="float">
            <text:p>20425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0.72" calcext:value-type="float">
            <text:p>110.72</text:p>
          </table:table-cell>
          <table:table-cell office:value-type="float" office:value="8118" calcext:value-type="float">
            <text:p>8118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978.87" calcext:value-type="float">
            <text:p>978.87</text:p>
          </table:table-cell>
          <table:table-cell office:value-type="float" office:value="21424" calcext:value-type="float">
            <text:p>21424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1.93" calcext:value-type="float">
            <text:p>111.93</text:p>
          </table:table-cell>
          <table:table-cell office:value-type="float" office:value="8675" calcext:value-type="float">
            <text:p>867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88.05" calcext:value-type="float">
            <text:p>988.05</text:p>
          </table:table-cell>
          <table:table-cell office:value-type="float" office:value="20388" calcext:value-type="float">
            <text:p>20388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1.99" calcext:value-type="float">
            <text:p>111.99</text:p>
          </table:table-cell>
          <table:table-cell office:value-type="float" office:value="10095" calcext:value-type="float">
            <text:p>1009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973.82" calcext:value-type="float">
            <text:p>973.82</text:p>
          </table:table-cell>
          <table:table-cell office:value-type="float" office:value="27353" calcext:value-type="float">
            <text:p>27353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.73" calcext:value-type="float">
            <text:p>116.73</text:p>
          </table:table-cell>
          <table:table-cell office:value-type="float" office:value="13387" calcext:value-type="float">
            <text:p>1338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77.99" calcext:value-type="float">
            <text:p>677.99</text:p>
          </table:table-cell>
          <table:table-cell office:value-type="float" office:value="22431" calcext:value-type="float">
            <text:p>224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4.72" calcext:value-type="float">
            <text:p>114.72</text:p>
          </table:table-cell>
          <table:table-cell office:value-type="float" office:value="9508" calcext:value-type="float">
            <text:p>950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73.63" calcext:value-type="float">
            <text:p>673.63</text:p>
          </table:table-cell>
          <table:table-cell office:value-type="float" office:value="205345" calcext:value-type="float">
            <text:p>205345</text:p>
          </table:table-cell>
        </table:table-row>
        <table:table-row table:style-name="ro1">
          <table:table-cell office:value-type="string" calcext:value-type="string">
            <text:p>Run 2:</text:p>
          </table:table-cell>
          <table:table-cell table:number-columns-repeated="4"/>
          <table:table-cell office:value-type="string" calcext:value-type="string">
            <text:p>Run 2: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3.23" calcext:value-type="float">
            <text:p>113.23</text:p>
          </table:table-cell>
          <table:table-cell office:value-type="float" office:value="10423" calcext:value-type="float">
            <text:p>10423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681.97" calcext:value-type="float">
            <text:p>681.97</text:p>
          </table:table-cell>
          <table:table-cell office:value-type="float" office:value="20521" calcext:value-type="float">
            <text:p>20521</text:p>
          </table:table-cell>
        </table:table-row>
        <table:table-row table:style-name="ro1">
          <table:table-cell office:value-type="string" calcext:value-type="string">
            <text:p>Run 3:</text:p>
          </table:table-cell>
          <table:table-cell table:number-columns-repeated="4"/>
          <table:table-cell office:value-type="string" calcext:value-type="string">
            <text:p>Run 3: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4.72" calcext:value-type="float">
            <text:p>114.72</text:p>
          </table:table-cell>
          <table:table-cell office:value-type="float" office:value="13512" calcext:value-type="float">
            <text:p>1351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884.52" calcext:value-type="float">
            <text:p>884.52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1">
          <table:table-cell office:value-type="string" calcext:value-type="string">
            <text:p>Run 4:</text:p>
          </table:table-cell>
          <table:table-cell table:number-columns-repeated="4"/>
          <table:table-cell office:value-type="string" calcext:value-type="string">
            <text:p>Run 4: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4.9" calcext:value-type="float">
            <text:p>114.9</text:p>
          </table:table-cell>
          <table:table-cell office:value-type="float" office:value="9519" calcext:value-type="float">
            <text:p>951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841.88" calcext:value-type="float">
            <text:p>841.88</text:p>
          </table:table-cell>
          <table:table-cell office:value-type="float" office:value="18417" calcext:value-type="float">
            <text:p>18417</text:p>
          </table:table-cell>
        </table:table-row>
        <table:table-row table:style-name="ro1">
          <table:table-cell office:value-type="string" calcext:value-type="string">
            <text:p>Run 5:</text:p>
          </table:table-cell>
          <table:table-cell table:number-columns-repeated="4"/>
          <table:table-cell office:value-type="string" calcext:value-type="string">
            <text:p>Run 5: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5.41" calcext:value-type="float">
            <text:p>115.41</text:p>
          </table:table-cell>
          <table:table-cell office:value-type="float" office:value="9339" calcext:value-type="float">
            <text:p>933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49.91" calcext:value-type="float">
            <text:p>849.91</text:p>
          </table:table-cell>
          <table:table-cell office:value-type="float" office:value="20894" calcext:value-type="float">
            <text:p>20894</text:p>
          </table:table-cell>
        </table:table-row>
        <table:table-row table:style-name="ro1">
          <table:table-cell/>
          <table:table-cell table:formula="of:=AVERAGE([.B1:.B90])" office:value-type="float" office:value="113.937" calcext:value-type="float">
            <text:p>113.937</text:p>
          </table:table-cell>
          <table:table-cell table:number-columns-repeated="4"/>
          <table:table-cell table:formula="of:=AVERAGE([.G1:.G90])" office:value-type="float" office:value="816.355" calcext:value-type="float">
            <text:p>816.355</text:p>
          </table:table-cell>
          <table:table-cell/>
        </table:table-row>
        <table:table-row table:style-name="ro1">
          <table:table-cell/>
          <table:table-cell table:formula="of:=STDEV([.B1:.B90])" office:value-type="float" office:value="2.98322196044916" calcext:value-type="float">
            <text:p>2.98322196044916</text:p>
          </table:table-cell>
          <table:table-cell table:number-columns-repeated="4"/>
          <table:table-cell table:formula="of:=STDEV([.G1:.G90])" office:value-type="float" office:value="191.25205600869" calcext:value-type="float">
            <text:p>191.25205600869</text:p>
          </table:table-cell>
          <table:table-cell/>
        </table:table-row>
      </table:table>
      <table:table table:name="ghfly-throughput-pls" table:style-name="ta1">
        <table:table-column table:style-name="co1" table:number-columns-repeated="27" table:default-cell-style-name="Default"/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620.42" calcext:value-type="float">
            <text:p>13620.4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959.21" calcext:value-type="float">
            <text:p>12959.2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094.65" calcext:value-type="float">
            <text:p>12094.6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62.94" calcext:value-type="float">
            <text:p>14662.9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17.61" calcext:value-type="float">
            <text:p>15217.6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546.85" calcext:value-type="float">
            <text:p>15546.8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118.13" calcext:value-type="float">
            <text:p>12118.1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620.87" calcext:value-type="float">
            <text:p>15620.8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094.07" calcext:value-type="float">
            <text:p>16094.0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445.03" calcext:value-type="float">
            <text:p>14445.0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457.65" calcext:value-type="float">
            <text:p>14457.6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94.84" calcext:value-type="float">
            <text:p>14594.8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153.69" calcext:value-type="float">
            <text:p>11153.6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12.53" calcext:value-type="float">
            <text:p>14612.5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580.06" calcext:value-type="float">
            <text:p>11580.0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99.97" calcext:value-type="float">
            <text:p>14999.9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987.21" calcext:value-type="float">
            <text:p>11987.2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65.65" calcext:value-type="float">
            <text:p>14865.6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321.47" calcext:value-type="float">
            <text:p>12321.4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713.39" calcext:value-type="float">
            <text:p>14713.3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830.38" calcext:value-type="float">
            <text:p>13830.3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91.07" calcext:value-type="float">
            <text:p>14391.0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678.31" calcext:value-type="float">
            <text:p>11678.3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082.34" calcext:value-type="float">
            <text:p>13082.3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905.67" calcext:value-type="float">
            <text:p>10905.6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837.76" calcext:value-type="float">
            <text:p>13837.7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744.89" calcext:value-type="float">
            <text:p>12744.8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674.24" calcext:value-type="float">
            <text:p>13674.2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851.82" calcext:value-type="float">
            <text:p>11851.8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95.58" calcext:value-type="float">
            <text:p>14695.5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995.47" calcext:value-type="float">
            <text:p>12995.4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893.08" calcext:value-type="float">
            <text:p>13893.0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568.55" calcext:value-type="float">
            <text:p>10568.5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138.03" calcext:value-type="float">
            <text:p>15138.0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957.8" calcext:value-type="float">
            <text:p>12957.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908.47" calcext:value-type="float">
            <text:p>15908.4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628.98" calcext:value-type="float">
            <text:p>13628.9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20.91" calcext:value-type="float">
            <text:p>14320.9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076.78" calcext:value-type="float">
            <text:p>12076.7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036.53" calcext:value-type="float">
            <text:p>14036.5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66.96" calcext:value-type="float">
            <text:p>14666.9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148.37" calcext:value-type="float">
            <text:p>13148.3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78.71" calcext:value-type="float">
            <text:p>15278.7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87.96" calcext:value-type="float">
            <text:p>14987.9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476.8" calcext:value-type="float">
            <text:p>14476.8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744.15" calcext:value-type="float">
            <text:p>13744.1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939.97" calcext:value-type="float">
            <text:p>13939.9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179.3" calcext:value-type="float">
            <text:p>13179.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745.64" calcext:value-type="float">
            <text:p>12745.6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012.35" calcext:value-type="float">
            <text:p>15012.3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585.79" calcext:value-type="float">
            <text:p>13585.7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142.63" calcext:value-type="float">
            <text:p>13142.6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345.81" calcext:value-type="float">
            <text:p>13345.8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600.93" calcext:value-type="float">
            <text:p>13600.9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904.24" calcext:value-type="float">
            <text:p>13904.2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22.13" calcext:value-type="float">
            <text:p>14822.1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431.72" calcext:value-type="float">
            <text:p>12431.7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089.2" calcext:value-type="float">
            <text:p>15089.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990.02" calcext:value-type="float">
            <text:p>12990.0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30.11" calcext:value-type="float">
            <text:p>14930.1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042.35" calcext:value-type="float">
            <text:p>13042.35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399.25" calcext:value-type="float">
            <text:p>15399.2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093.14" calcext:value-type="float">
            <text:p>12093.1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88.1" calcext:value-type="float">
            <text:p>14888.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150.74" calcext:value-type="float">
            <text:p>12150.7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282.6" calcext:value-type="float">
            <text:p>15282.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284.39" calcext:value-type="float">
            <text:p>13284.3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74.9" calcext:value-type="float">
            <text:p>14674.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058.44" calcext:value-type="float">
            <text:p>11058.44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328.19" calcext:value-type="float">
            <text:p>15328.1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922.36" calcext:value-type="float">
            <text:p>13922.3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477.91" calcext:value-type="float">
            <text:p>14477.9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376.22" calcext:value-type="float">
            <text:p>13376.2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571.55" calcext:value-type="float">
            <text:p>16571.5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138.73" calcext:value-type="float">
            <text:p>14138.7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96.35" calcext:value-type="float">
            <text:p>14896.3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283.23" calcext:value-type="float">
            <text:p>14283.2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926.57" calcext:value-type="float">
            <text:p>14926.5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556.56" calcext:value-type="float">
            <text:p>13556.5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439.51" calcext:value-type="float">
            <text:p>14439.5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094.07" calcext:value-type="float">
            <text:p>13094.0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567.13" calcext:value-type="float">
            <text:p>12567.1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158.01" calcext:value-type="float">
            <text:p>13158.0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746.41" calcext:value-type="float">
            <text:p>14746.4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854.87" calcext:value-type="float">
            <text:p>10854.8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026.14" calcext:value-type="float">
            <text:p>14026.1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913.63" calcext:value-type="float">
            <text:p>12913.63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82.33" calcext:value-type="float">
            <text:p>14582.3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547.19" calcext:value-type="float">
            <text:p>11547.1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627.97" calcext:value-type="float">
            <text:p>14627.9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547.56" calcext:value-type="float">
            <text:p>14547.5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038.82" calcext:value-type="float">
            <text:p>14038.8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788.32" calcext:value-type="float">
            <text:p>11788.3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399" calcext:value-type="float">
            <text:p>1439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366.46" calcext:value-type="float">
            <text:p>12366.46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806.24" calcext:value-type="float">
            <text:p>14806.2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721.31" calcext:value-type="float">
            <text:p>13721.31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495.5" calcext:value-type="float">
            <text:p>15495.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2"/>
          <table:table-cell office:value-type="string" calcext:value-type="string">
            <text:p>Run</text:p>
          </table:table-cell>
          <table:table-cell table:style-name="ce4" office:value-type="time" office:time-value="PT05H00M00S" calcext:value-type="time">
            <text:p>05:00:00 AM</text:p>
          </table:table-cell>
          <table:table-cell table:number-columns-repeated="11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529.22" calcext:value-type="float">
            <text:p>12529.22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997.95" calcext:value-type="float">
            <text:p>13997.95</text:p>
          </table:table-cell>
        </table:table-row>
        <table:table-row table:style-name="ro1">
          <table:table-cell table:number-columns-repeated="12"/>
          <table:table-cell table:formula="of:=AVERAGE([.M1:.M90])" office:value-type="float" office:value="12973.5214" calcext:value-type="float">
            <text:p>12973.5214</text:p>
          </table:table-cell>
          <table:table-cell table:number-columns-repeated="13"/>
          <table:table-cell table:formula="of:=AVERAGE([.AA1:.AA90])" office:value-type="float" office:value="14516.5768" calcext:value-type="float">
            <text:p>14516.5768</text:p>
          </table:table-cell>
        </table:table-row>
        <table:table-row table:style-name="ro1">
          <table:table-cell table:number-columns-repeated="12"/>
          <table:table-cell table:formula="of:=STDEV([.M1:.M90])" office:value-type="float" office:value="1236.7433880452" calcext:value-type="float">
            <text:p>1236.7433880452</text:p>
          </table:table-cell>
          <table:table-cell table:number-columns-repeated="13"/>
          <table:table-cell table:formula="of:=STDEV([.AA1:.AA90])" office:value-type="float" office:value="806.049218660893" calcext:value-type="float">
            <text:p>806.0492186608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1:18:46.937755235</meta:creation-date>
    <dc:date>2023-12-18T18:58:03.456524365</dc:date>
    <meta:editing-duration>PT57M25S</meta:editing-duration>
    <meta:editing-cycles>11</meta:editing-cycles>
    <meta:generator>LibreOffice/7.3.7.2$Linux_X86_64 LibreOffice_project/30$Build-2</meta:generator>
    <meta:document-statistic meta:table-count="11" meta:cell-count="6781" meta:object-count="0"/>
  </office:meta>
</office:document-meta>
</file>